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3.3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1.2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logn</text:p>
          </table:table-cell>
          <table:table-cell/>
          <table:table-cell office:value-type="string" calcext:value-type="string">
            <text:p>sqrt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logn</text:p>
          </table:table-cell>
          <table:table-cell/>
          <table:table-cell office:value-type="string" calcext:value-type="string">
            <text:p>N^2</text:p>
          </table:table-cell>
          <table:table-cell/>
          <table:table-cell office:value-type="string" calcext:value-type="string">
            <text:p>N^3</text:p>
          </table:table-cell>
          <table:table-cell/>
          <table:table-cell office:value-type="string" calcext:value-type="string">
            <text:p>2^n</text:p>
          </table:table-cell>
          <table:table-cell/>
          <table:table-cell table:style-name="Default" office:value-type="string" calcext:value-type="string">
            <text:p>n!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996" calcext:value-type="float">
            <text:p>24996</text:p>
          </table:table-cell>
          <table:table-cell table:formula="of:=LOG([.A2];2)" office:value-type="float" office:value="6.32192809488736" calcext:value-type="float">
            <text:p>6,32192809488736</text:p>
          </table:table-cell>
          <table:table-cell table:formula="of:=1005861640*POWER([.C2]-[.B2];2)-913175483" office:value-type="float" office:value="6.28144509677462E+017" calcext:value-type="float">
            <text:p>6,28144509677462E+017</text:p>
          </table:table-cell>
          <table:table-cell table:formula="of:=SQRT([.A2])" office:value-type="float" office:value="8.94427190999916" calcext:value-type="float">
            <text:p>8,94427190999916</text:p>
          </table:table-cell>
          <table:table-cell table:formula="of:=54402636.9959915*POWER([.E2]-[.B2];2)-2355739760" office:value-type="float" office:value="3.3966444755849E+016" calcext:value-type="float">
            <text:p>3,3966444755849E+016</text:p>
          </table:table-cell>
          <table:table-cell table:formula="of:=[.A2]" office:value-type="float" office:value="80" calcext:value-type="float">
            <text:p>80</text:p>
          </table:table-cell>
          <table:table-cell table:formula="of:=244127.1667632*POWER([.G2]-[.B2];2)-913175483" office:value-type="float" office:value="151554954512400" calcext:value-type="float">
            <text:p>151554954512400</text:p>
          </table:table-cell>
          <table:table-cell table:formula="of:=[.A2]*LOG([.A2];2)" office:value-type="float" office:value="505.754247590989" calcext:value-type="float">
            <text:p>505,754247590989</text:p>
          </table:table-cell>
          <table:table-cell table:formula="of:=15527.05586252*POWER([.I2]-[.B2];2)-764568427" office:value-type="float" office:value="9311930907762.87" calcext:value-type="float">
            <text:p>9311930907762,87</text:p>
          </table:table-cell>
          <table:table-cell table:formula="of:=POWER([.A2];2)" office:value-type="float" office:value="6400" calcext:value-type="float">
            <text:p>6400</text:p>
          </table:table-cell>
          <table:table-cell table:formula="of:=4.00089694*POWER([.K2]-[.B2];2)-251527.22868109" office:value-type="float" office:value="1383303508.6834" calcext:value-type="float">
            <text:p>1383303508,6834</text:p>
          </table:table-cell>
          <table:table-cell table:formula="of:=POWER([.A2];3)" office:value-type="float" office:value="512000" calcext:value-type="float">
            <text:p>512000</text:p>
          </table:table-cell>
          <table:table-cell table:formula="of:=0.0000562466971*POWER([.M2]-[.B2];2)+432141162" office:value-type="float" office:value="445481354.042542" calcext:value-type="float">
            <text:p>445481354,042542</text:p>
          </table:table-cell>
          <table:table-cell table:formula="of:=POWER(2;[.A2])" office:value-type="float" office:value="1.20892581961463E+024" calcext:value-type="float">
            <text:p>1,20892581961463E+024</text:p>
          </table:table-cell>
          <table:table-cell table:formula="of:=POWER([.B2]-[.O2];2)" office:value-type="float" office:value="1.4615016373309E+048" calcext:value-type="float">
            <text:p>1,4615016373309E+048</text:p>
          </table:table-cell>
          <table:table-cell table:style-name="ce1" office:value-type="float" office:value="7.15694E+113" calcext:value-type="float">
            <text:p>7,16E+113</text:p>
          </table:table-cell>
          <table:table-cell table:formula="of:=POWER([.B2]-[.Q2];2)" office:value-type="float" office:value="5.12217901636E+227" calcext:value-type="float">
            <text:p>5,12217901636E+22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1048" calcext:value-type="float">
            <text:p>31048</text:p>
          </table:table-cell>
          <table:table-cell table:formula="of:=LOG([.A3];2)" office:value-type="float" office:value="6.4594316186373" calcext:value-type="float">
            <text:p>6,4594316186373</text:p>
          </table:table-cell>
          <table:table-cell table:formula="of:=1005861640*POWER([.C3]-[.B3];2)-913175483" office:value-type="float" office:value="9.69225382843396E+017" calcext:value-type="float">
            <text:p>9,69225382843396E+017</text:p>
          </table:table-cell>
          <table:table-cell table:formula="of:=SQRT([.A3])" office:value-type="float" office:value="9.38083151964686" calcext:value-type="float">
            <text:p>9,38083151964686</text:p>
          </table:table-cell>
          <table:table-cell table:formula="of:=54402636.9959915*POWER([.E3]-[.B3];2)-2355739760" office:value-type="float" office:value="5.24112739811297E+016" calcext:value-type="float">
            <text:p>5,24112739811297E+016</text:p>
          </table:table-cell>
          <table:table-cell table:formula="of:=[.A3]" office:value-type="float" office:value="88" calcext:value-type="float">
            <text:p>88</text:p>
          </table:table-cell>
          <table:table-cell table:formula="of:=244127.1667632*POWER([.G3]-[.B3];2)-913175483" office:value-type="float" office:value="234000249313846" calcext:value-type="float">
            <text:p>234000249313846</text:p>
          </table:table-cell>
          <table:table-cell table:formula="of:=[.A3]*LOG([.A3];2)" office:value-type="float" office:value="568.429982440082" calcext:value-type="float">
            <text:p>568,429982440082</text:p>
          </table:table-cell>
          <table:table-cell table:formula="of:=15527.05586252*POWER([.I3]-[.B3];2)-764568427" office:value-type="float" office:value="14423935362234.1" calcext:value-type="float">
            <text:p>14423935362234,1</text:p>
          </table:table-cell>
          <table:table-cell table:formula="of:=POWER([.A3];2)" office:value-type="float" office:value="7744" calcext:value-type="float">
            <text:p>7744</text:p>
          </table:table-cell>
          <table:table-cell table:formula="of:=4.00089694*POWER([.K3]-[.B3];2)-251527.22868109" office:value-type="float" office:value="2172541243.73189" calcext:value-type="float">
            <text:p>2172541243,73189</text:p>
          </table:table-cell>
          <table:table-cell table:formula="of:=POWER([.A3];3)" office:value-type="float" office:value="681472" calcext:value-type="float">
            <text:p>681472</text:p>
          </table:table-cell>
          <table:table-cell table:formula="of:=0.0000562466971*POWER([.M3]-[.B3];2)+432141162" office:value-type="float" office:value="455936404.815998" calcext:value-type="float">
            <text:p>455936404,815998</text:p>
          </table:table-cell>
          <table:table-cell table:formula="of:=POWER(2;[.A3])" office:value-type="float" office:value="3.09485009821345E+026" calcext:value-type="float">
            <text:p>3,09485009821345E+026</text:p>
          </table:table-cell>
          <table:table-cell table:formula="of:=POWER([.B3]-[.O3];2)" office:value-type="float" office:value="9.57809713041181E+052" calcext:value-type="float">
            <text:p>9,57809713041181E+052</text:p>
          </table:table-cell>
          <table:table-cell table:style-name="ce1" office:value-type="float" office:value="1.85482E+129" calcext:value-type="float">
            <text:p>1,85E+129</text:p>
          </table:table-cell>
          <table:table-cell table:formula="of:=POWER([.B3]-[.Q3];2)" office:value-type="float" office:value="3.4403572324E+258" calcext:value-type="float">
            <text:p>3,4403572324E+25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6272" calcext:value-type="float">
            <text:p>36272</text:p>
          </table:table-cell>
          <table:table-cell table:formula="of:=LOG([.A4];2)" office:value-type="float" office:value="6.58496250072116" calcext:value-type="float">
            <text:p>6,58496250072116</text:p>
          </table:table-cell>
          <table:table-cell table:formula="of:=1005861640*POWER([.C4]-[.B4];2)-913175483" office:value-type="float" office:value="1.3228894405458E+018" calcext:value-type="float">
            <text:p>1,3228894405458E+018</text:p>
          </table:table-cell>
          <table:table-cell table:formula="of:=SQRT([.A4])" office:value-type="float" office:value="9.79795897113271" calcext:value-type="float">
            <text:p>9,79795897113271</text:p>
          </table:table-cell>
          <table:table-cell table:formula="of:=54402636.9959915*POWER([.E4]-[.B4];2)-2355739760" office:value-type="float" office:value="7.15365981044343E+016" calcext:value-type="float">
            <text:p>7,15365981044343E+016</text:p>
          </table:table-cell>
          <table:table-cell table:formula="of:=[.A4]" office:value-type="float" office:value="96" calcext:value-type="float">
            <text:p>96</text:p>
          </table:table-cell>
          <table:table-cell table:formula="of:=244127.1667632*POWER([.G4]-[.B4];2)-913175483" office:value-type="float" office:value="319489036489965" calcext:value-type="float">
            <text:p>319489036489965</text:p>
          </table:table-cell>
          <table:table-cell table:formula="of:=[.A4]*LOG([.A4];2)" office:value-type="float" office:value="632.156400069231" calcext:value-type="float">
            <text:p>632,156400069231</text:p>
          </table:table-cell>
          <table:table-cell table:formula="of:=15527.05586252*POWER([.I4]-[.B4];2)-764568427" office:value-type="float" office:value="19721677749585.4" calcext:value-type="float">
            <text:p>19721677749585,4</text:p>
          </table:table-cell>
          <table:table-cell table:formula="of:=POWER([.A4];2)" office:value-type="float" office:value="9216" calcext:value-type="float">
            <text:p>9216</text:p>
          </table:table-cell>
          <table:table-cell table:formula="of:=4.00089694*POWER([.K4]-[.B4];2)-251527.22868109" office:value-type="float" office:value="2928513601.19068" calcext:value-type="float">
            <text:p>2928513601,19068</text:p>
          </table:table-cell>
          <table:table-cell table:formula="of:=POWER([.A4];3)" office:value-type="float" office:value="884736" calcext:value-type="float">
            <text:p>884736</text:p>
          </table:table-cell>
          <table:table-cell table:formula="of:=0.0000562466971*POWER([.M4]-[.B4];2)+432141162" office:value-type="float" office:value="472632661.98189" calcext:value-type="float">
            <text:p>472632661,98189</text:p>
          </table:table-cell>
          <table:table-cell table:formula="of:=POWER(2;[.A4])" office:value-type="float" office:value="7.92281625142643E+028" calcext:value-type="float">
            <text:p>7,92281625142643E+028</text:p>
          </table:table-cell>
          <table:table-cell table:formula="of:=POWER([.B4]-[.O4];2)" office:value-type="float" office:value="6.27710173538668E+057" calcext:value-type="float">
            <text:p>6,27710173538668E+057</text:p>
          </table:table-cell>
          <table:table-cell table:style-name="ce1" office:value-type="float" office:value="9.91677E+144" calcext:value-type="float">
            <text:p>9,92E+144</text:p>
          </table:table-cell>
          <table:table-cell table:formula="of:=POWER([.B4]-[.Q4];2)" office:value-type="float" office:value="9.83423272329E+289" calcext:value-type="float">
            <text:p>9,83423272329E+28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3319" calcext:value-type="float">
            <text:p>43319</text:p>
          </table:table-cell>
          <table:table-cell table:formula="of:=LOG([.A5];2)" office:value-type="float" office:value="6.71424551766612" calcext:value-type="float">
            <text:p>6,71424551766612</text:p>
          </table:table-cell>
          <table:table-cell table:formula="of:=1005861640*POWER([.C5]-[.B5];2)-913175483" office:value-type="float" office:value="1.88695026393953E+018" calcext:value-type="float">
            <text:p>1,88695026393953E+018</text:p>
          </table:table-cell>
          <table:table-cell table:formula="of:=SQRT([.A5])" office:value-type="float" office:value="10.2469507659596" calcext:value-type="float">
            <text:p>10,2469507659596</text:p>
          </table:table-cell>
          <table:table-cell table:formula="of:=54402636.9959915*POWER([.E5]-[.B5];2)-2355739760" office:value-type="float" office:value="1.02040199853724E+017" calcext:value-type="float">
            <text:p>1,02040199853724E+017</text:p>
          </table:table-cell>
          <table:table-cell table:formula="of:=[.A5]" office:value-type="float" office:value="105" calcext:value-type="float">
            <text:p>105</text:p>
          </table:table-cell>
          <table:table-cell table:formula="of:=244127.1667632*POWER([.G5]-[.B5];2)-913175483" office:value-type="float" office:value="455894314594513" calcext:value-type="float">
            <text:p>455894314594513</text:p>
          </table:table-cell>
          <table:table-cell table:formula="of:=[.A5]*LOG([.A5];2)" office:value-type="float" office:value="704.995779354943" calcext:value-type="float">
            <text:p>704,995779354943</text:p>
          </table:table-cell>
          <table:table-cell table:formula="of:=15527.05586252*POWER([.I5]-[.B5];2)-764568427" office:value-type="float" office:value="28195644629523.9" calcext:value-type="float">
            <text:p>28195644629523,9</text:p>
          </table:table-cell>
          <table:table-cell table:formula="of:=POWER([.A5];2)" office:value-type="float" office:value="11025" calcext:value-type="float">
            <text:p>11025</text:p>
          </table:table-cell>
          <table:table-cell table:formula="of:=4.00089694*POWER([.K5]-[.B5];2)-251527.22868109" office:value-type="float" office:value="4172293637.68226" calcext:value-type="float">
            <text:p>4172293637,68226</text:p>
          </table:table-cell>
          <table:table-cell table:formula="of:=POWER([.A5];3)" office:value-type="float" office:value="1157625" calcext:value-type="float">
            <text:p>1157625</text:p>
          </table:table-cell>
          <table:table-cell table:formula="of:=0.0000562466971*POWER([.M5]-[.B5];2)+432141162" office:value-type="float" office:value="501981440.579216" calcext:value-type="float">
            <text:p>501981440,579216</text:p>
          </table:table-cell>
          <table:table-cell table:formula="of:=POWER(2;[.A5])" office:value-type="float" office:value="4.05648192073033E+031" calcext:value-type="float">
            <text:p>4,05648192073033E+031</text:p>
          </table:table-cell>
          <table:table-cell table:formula="of:=POWER([.B5]-[.O5];2)" office:value-type="float" office:value="1.64550455732121E+063" calcext:value-type="float">
            <text:p>1,64550455732121E+063</text:p>
          </table:table-cell>
          <table:table-cell table:style-name="ce1" office:value-type="float" office:value="1.08139E+163" calcext:value-type="float">
            <text:p>1,08E+163</text:p>
          </table:table-cell>
          <table:table-cell table:formula="of:=POWER([.B5]-[.Q5];2)" office:value-type="string" office:string-value="" calcext:value-type="error">
            <text:p>#NUM!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4267" calcext:value-type="float">
            <text:p>54267</text:p>
          </table:table-cell>
          <table:table-cell table:formula="of:=LOG([.A6];2)" office:value-type="float" office:value="6.84549005094438" calcext:value-type="float">
            <text:p>6,84549005094438</text:p>
          </table:table-cell>
          <table:table-cell table:formula="of:=1005861640*POWER([.C6]-[.B6];2)-913175483" office:value-type="float" office:value="2.96142199815315E+018" calcext:value-type="float">
            <text:p>2,96142199815315E+018</text:p>
          </table:table-cell>
          <table:table-cell table:formula="of:=SQRT([.A6])" office:value-type="float" office:value="10.7238052947636" calcext:value-type="float">
            <text:p>10,7238052947636</text:p>
          </table:table-cell>
          <table:table-cell table:formula="of:=54402636.9959915*POWER([.E6]-[.B6];2)-2355739760" office:value-type="float" office:value="1.60147407038565E+017" calcext:value-type="float">
            <text:p>1,60147407038565E+017</text:p>
          </table:table-cell>
          <table:table-cell table:formula="of:=[.A6]" office:value-type="float" office:value="115" calcext:value-type="float">
            <text:p>115</text:p>
          </table:table-cell>
          <table:table-cell table:formula="of:=244127.1667632*POWER([.G6]-[.B6];2)-913175483" office:value-type="float" office:value="715887136989654" calcext:value-type="float">
            <text:p>715887136989654</text:p>
          </table:table-cell>
          <table:table-cell table:formula="of:=[.A6]*LOG([.A6];2)" office:value-type="float" office:value="787.231355858603" calcext:value-type="float">
            <text:p>787,231355858603</text:p>
          </table:table-cell>
          <table:table-cell table:formula="of:=15527.05586252*POWER([.I6]-[.B6];2)-764568427" office:value-type="float" office:value="44407945156408.1" calcext:value-type="float">
            <text:p>44407945156408,1</text:p>
          </table:table-cell>
          <table:table-cell table:formula="of:=POWER([.A6];2)" office:value-type="float" office:value="13225" calcext:value-type="float">
            <text:p>13225</text:p>
          </table:table-cell>
          <table:table-cell table:formula="of:=4.00089694*POWER([.K6]-[.B6];2)-251527.22868109" office:value-type="float" office:value="6739042375.55488" calcext:value-type="float">
            <text:p>6739042375,55488</text:p>
          </table:table-cell>
          <table:table-cell table:formula="of:=POWER([.A6];3)" office:value-type="float" office:value="1520875" calcext:value-type="float">
            <text:p>1520875</text:p>
          </table:table-cell>
          <table:table-cell table:formula="of:=0.0000562466971*POWER([.M6]-[.B6];2)+432141162" office:value-type="float" office:value="553124377.857092" calcext:value-type="float">
            <text:p>553124377,857092</text:p>
          </table:table-cell>
          <table:table-cell table:formula="of:=POWER(2;[.A6])" office:value-type="float" office:value="4.15383748682786E+034" calcext:value-type="float">
            <text:p>4,15383748682786E+034</text:p>
          </table:table-cell>
          <table:table-cell table:formula="of:=POWER([.B6]-[.O6];2)" office:value-type="float" office:value="1.72543658669764E+069" calcext:value-type="float">
            <text:p>1,72543658669764E+069</text:p>
          </table:table-cell>
          <table:table-cell table:style-name="ce1" office:value-type="float" office:value="2.92509E+183" calcext:value-type="float">
            <text:p>2,93E+183</text:p>
          </table:table-cell>
          <table:table-cell table:formula="of:=POWER([.B6]-[.Q6];2)" office:value-type="string" office:string-value="" calcext:value-type="error">
            <text:p>#NUM!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3376" calcext:value-type="float">
            <text:p>63376</text:p>
          </table:table-cell>
          <table:table-cell table:formula="of:=LOG([.A7];2)" office:value-type="float" office:value="6.97727992349992" calcext:value-type="float">
            <text:p>6,97727992349992</text:p>
          </table:table-cell>
          <table:table-cell table:formula="of:=1005861640*POWER([.C7]-[.B7];2)-913175483" office:value-type="float" office:value="4.0391712348399E+018" calcext:value-type="float">
            <text:p>4,0391712348399E+018</text:p>
          </table:table-cell>
          <table:table-cell table:formula="of:=SQRT([.A7])" office:value-type="float" office:value="11.2249721603218" calcext:value-type="float">
            <text:p>11,2249721603218</text:p>
          </table:table-cell>
          <table:table-cell table:formula="of:=54402636.9959915*POWER([.E7]-[.B7];2)-2355739760" office:value-type="float" office:value="2.1843173789241E+017" calcext:value-type="float">
            <text:p>2,1843173789241E+017</text:p>
          </table:table-cell>
          <table:table-cell table:formula="of:=[.A7]" office:value-type="float" office:value="126" calcext:value-type="float">
            <text:p>126</text:p>
          </table:table-cell>
          <table:table-cell table:formula="of:=244127.1667632*POWER([.G7]-[.B7];2)-913175483" office:value-type="float" office:value="976645075408621" calcext:value-type="float">
            <text:p>976645075408621</text:p>
          </table:table-cell>
          <table:table-cell table:formula="of:=[.A7]*LOG([.A7];2)" office:value-type="float" office:value="879.13727036099" calcext:value-type="float">
            <text:p>879,13727036099</text:p>
          </table:table-cell>
          <table:table-cell table:formula="of:=15527.05586252*POWER([.I7]-[.B7];2)-764568427" office:value-type="float" office:value="60645708475847.4" calcext:value-type="float">
            <text:p>60645708475847,4</text:p>
          </table:table-cell>
          <table:table-cell table:formula="of:=POWER([.A7];2)" office:value-type="float" office:value="15876" calcext:value-type="float">
            <text:p>15876</text:p>
          </table:table-cell>
          <table:table-cell table:formula="of:=4.00089694*POWER([.K7]-[.B7];2)-251527.22868109" office:value-type="float" office:value="9026772193.64632" calcext:value-type="float">
            <text:p>9026772193,64632</text:p>
          </table:table-cell>
          <table:table-cell table:formula="of:=POWER([.A7];3)" office:value-type="float" office:value="2000376" calcext:value-type="float">
            <text:p>2000376</text:p>
          </table:table-cell>
          <table:table-cell table:formula="of:=0.0000562466971*POWER([.M7]-[.B7];2)+432141162" office:value-type="float" office:value="643177025.87159" calcext:value-type="float">
            <text:p>643177025,87159</text:p>
          </table:table-cell>
          <table:table-cell table:formula="of:=POWER(2;[.A7])" office:value-type="float" office:value="8.50705917302346E+037" calcext:value-type="float">
            <text:p>8,50705917302346E+037</text:p>
          </table:table-cell>
          <table:table-cell table:formula="of:=POWER([.B7]-[.O7];2)" office:value-type="float" office:value="7.23700557733226E+075" calcext:value-type="float">
            <text:p>7,23700557733226E+075</text:p>
          </table:table-cell>
          <table:table-cell table:style-name="ce1" office:value-type="float" office:value="2.37217E+206" calcext:value-type="float">
            <text:p>2,37E+206</text:p>
          </table:table-cell>
          <table:table-cell table:formula="of:=POWER([.B7]-[.Q7];2)" office:value-type="string" office:string-value="" calcext:value-type="error">
            <text:p>#NUM!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75524" calcext:value-type="float">
            <text:p>75524</text:p>
          </table:table-cell>
          <table:table-cell table:formula="of:=LOG([.A8];2)" office:value-type="float" office:value="7.10852445677817" calcext:value-type="float">
            <text:p>7,10852445677817</text:p>
          </table:table-cell>
          <table:table-cell table:formula="of:=1005861640*POWER([.C8]-[.B8];2)-913175483" office:value-type="float" office:value="5.73622866307231E+018" calcext:value-type="float">
            <text:p>5,73622866307231E+018</text:p>
          </table:table-cell>
          <table:table-cell table:formula="of:=SQRT([.A8])" office:value-type="float" office:value="11.7473401244707" calcext:value-type="float">
            <text:p>11,7473401244707</text:p>
          </table:table-cell>
          <table:table-cell table:formula="of:=54402636.9959915*POWER([.E8]-[.B8];2)-2355739760" office:value-type="float" office:value="3.10209290476126E+017" calcext:value-type="float">
            <text:p>3,10209290476126E+017</text:p>
          </table:table-cell>
          <table:table-cell table:formula="of:=[.A8]" office:value-type="float" office:value="138" calcext:value-type="float">
            <text:p>138</text:p>
          </table:table-cell>
          <table:table-cell table:formula="of:=244127.1667632*POWER([.G8]-[.B8];2)-913175483" office:value-type="float" office:value="1.38738573679445E+015" calcext:value-type="float">
            <text:p>1,38738573679445E+015</text:p>
          </table:table-cell>
          <table:table-cell table:formula="of:=[.A8]*LOG([.A8];2)" office:value-type="float" office:value="980.976375035388" calcext:value-type="float">
            <text:p>980,976375035388</text:p>
          </table:table-cell>
          <table:table-cell table:formula="of:=15527.05586252*POWER([.I8]-[.B8];2)-764568427" office:value-type="float" office:value="86277842477613.4" calcext:value-type="float">
            <text:p>86277842477613,4</text:p>
          </table:table-cell>
          <table:table-cell table:formula="of:=POWER([.A8];2)" office:value-type="float" office:value="19044" calcext:value-type="float">
            <text:p>19044</text:p>
          </table:table-cell>
          <table:table-cell table:formula="of:=4.00089694*POWER([.K8]-[.B8];2)-251527.22868109" office:value-type="float" office:value="12762571302.7607" calcext:value-type="float">
            <text:p>12762571302,7607</text:p>
          </table:table-cell>
          <table:table-cell table:formula="of:=POWER([.A8];3)" office:value-type="float" office:value="2628072" calcext:value-type="float">
            <text:p>2628072</text:p>
          </table:table-cell>
          <table:table-cell table:formula="of:=0.0000562466971*POWER([.M8]-[.B8];2)+432141162" office:value-type="float" office:value="798616589.642882" calcext:value-type="float">
            <text:p>798616589,642882</text:p>
          </table:table-cell>
          <table:table-cell table:formula="of:=POWER(2;[.A8])" office:value-type="float" office:value="3.48449143727041E+041" calcext:value-type="float">
            <text:p>3,48449143727041E+041</text:p>
          </table:table-cell>
          <table:table-cell table:formula="of:=POWER([.B8]-[.O8];2)" office:value-type="float" office:value="1.21416805764108E+083" calcext:value-type="float">
            <text:p>1,21416805764108E+083</text:p>
          </table:table-cell>
          <table:table-cell table:style-name="ce1" office:value-type="float" office:value="6.91778E+231" calcext:value-type="float">
            <text:p>6,92E+231</text:p>
          </table:table-cell>
          <table:table-cell table:formula="of:=POWER([.B8]-[.Q8];2)" office:value-type="string" office:string-value="" calcext:value-type="error">
            <text:p>#NUM!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2995" calcext:value-type="float">
            <text:p>92995</text:p>
          </table:table-cell>
          <table:table-cell table:formula="of:=LOG([.A9];2)" office:value-type="float" office:value="7.23840473932508" calcext:value-type="float">
            <text:p>7,23840473932508</text:p>
          </table:table-cell>
          <table:table-cell table:formula="of:=1005861640*POWER([.C9]-[.B9];2)-913175483" office:value-type="float" office:value="8.69740778771698E+018" calcext:value-type="float">
            <text:p>8,69740778771698E+018</text:p>
          </table:table-cell>
          <table:table-cell table:formula="of:=SQRT([.A9])" office:value-type="float" office:value="12.2882057274445" calcext:value-type="float">
            <text:p>12,2882057274445</text:p>
          </table:table-cell>
          <table:table-cell table:formula="of:=54402636.9959915*POWER([.E9]-[.B9];2)-2355739760" office:value-type="float" office:value="4.70353483822189E+017" calcext:value-type="float">
            <text:p>4,70353483822189E+017</text:p>
          </table:table-cell>
          <table:table-cell table:formula="of:=[.A9]" office:value-type="float" office:value="151" calcext:value-type="float">
            <text:p>151</text:p>
          </table:table-cell>
          <table:table-cell table:formula="of:=244127.1667632*POWER([.G9]-[.B9];2)-913175483" office:value-type="float" office:value="2104377299367363" calcext:value-type="float">
            <text:p>2104377299367363</text:p>
          </table:table-cell>
          <table:table-cell table:formula="of:=[.A9]*LOG([.A9];2)" office:value-type="float" office:value="1092.99911563809" calcext:value-type="float">
            <text:p>1092,99911563809</text:p>
          </table:table-cell>
          <table:table-cell table:formula="of:=15527.05586252*POWER([.I9]-[.B9];2)-764568427" office:value-type="float" office:value="131140404026385" calcext:value-type="float">
            <text:p>131140404026385</text:p>
          </table:table-cell>
          <table:table-cell table:formula="of:=POWER([.A9];2)" office:value-type="float" office:value="22801" calcext:value-type="float">
            <text:p>22801</text:p>
          </table:table-cell>
          <table:table-cell table:formula="of:=4.00089694*POWER([.K9]-[.B9];2)-251527.22868109" office:value-type="float" office:value="19712958417.419" calcext:value-type="float">
            <text:p>19712958417,419</text:p>
          </table:table-cell>
          <table:table-cell table:formula="of:=POWER([.A9];3)" office:value-type="float" office:value="3442951" calcext:value-type="float">
            <text:p>3442951</text:p>
          </table:table-cell>
          <table:table-cell table:formula="of:=0.0000562466971*POWER([.M9]-[.B9];2)+432141162" office:value-type="float" office:value="1063353138.78734" calcext:value-type="float">
            <text:p>1063353138,78734</text:p>
          </table:table-cell>
          <table:table-cell table:formula="of:=POWER(2;[.A9])" office:value-type="float" office:value="2.85449538541192E+045" calcext:value-type="float">
            <text:p>2,85449538541192E+045</text:p>
          </table:table-cell>
          <table:table-cell table:formula="of:=POWER([.B9]-[.O9];2)" office:value-type="float" office:value="8.14814390533794E+090" calcext:value-type="float">
            <text:p>8,14814390533794E+090</text:p>
          </table:table-cell>
          <table:table-cell table:style-name="ce1" office:value-type="float" office:value="8.6272E+259" calcext:value-type="float">
            <text:p>8,63E+259</text:p>
          </table:table-cell>
          <table:table-cell table:formula="of:=POWER([.B9]-[.Q9];2)" office:value-type="string" office:string-value="" calcext:value-type="error">
            <text:p>#NUM!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10700" calcext:value-type="float">
            <text:p>110700</text:p>
          </table:table-cell>
          <table:table-cell table:formula="of:=LOG([.A10];2)" office:value-type="float" office:value="7.37503943134693" calcext:value-type="float">
            <text:p>7,37503943134693</text:p>
          </table:table-cell>
          <table:table-cell table:formula="of:=1005861640*POWER([.C10]-[.B10];2)-913175483" office:value-type="float" office:value="1.23246790577468E+019" calcext:value-type="float">
            <text:p>1,23246790577468E+019</text:p>
          </table:table-cell>
          <table:table-cell table:formula="of:=SQRT([.A10])" office:value-type="float" office:value="12.8840987267251" calcext:value-type="float">
            <text:p>12,8840987267251</text:p>
          </table:table-cell>
          <table:table-cell table:formula="of:=54402636.9959915*POWER([.E10]-[.B10];2)-2355739760" office:value-type="float" office:value="6.6652139204745E+017" calcext:value-type="float">
            <text:p>6,6652139204745E+017</text:p>
          </table:table-cell>
          <table:table-cell table:formula="of:=[.A10]" office:value-type="float" office:value="166" calcext:value-type="float">
            <text:p>166</text:p>
          </table:table-cell>
          <table:table-cell table:formula="of:=244127.1667632*POWER([.G10]-[.B10];2)-913175483" office:value-type="float" office:value="2982687478536943" calcext:value-type="float">
            <text:p>2982687478536943</text:p>
          </table:table-cell>
          <table:table-cell table:formula="of:=[.A10]*LOG([.A10];2)" office:value-type="float" office:value="1224.25654560359" calcext:value-type="float">
            <text:p>1224,25654560359</text:p>
          </table:table-cell>
          <table:table-cell table:formula="of:=15527.05586252*POWER([.I10]-[.B10];2)-764568427" office:value-type="float" office:value="186090043553205" calcext:value-type="float">
            <text:p>186090043553205</text:p>
          </table:table-cell>
          <table:table-cell table:formula="of:=POWER([.A10];2)" office:value-type="float" office:value="27556" calcext:value-type="float">
            <text:p>27556</text:p>
          </table:table-cell>
          <table:table-cell table:formula="of:=4.00089694*POWER([.K10]-[.B10];2)-251527.22868109" office:value-type="float" office:value="27657647895.484" calcext:value-type="float">
            <text:p>27657647895,484</text:p>
          </table:table-cell>
          <table:table-cell table:formula="of:=POWER([.A10];3)" office:value-type="float" office:value="4574296" calcext:value-type="float">
            <text:p>4574296</text:p>
          </table:table-cell>
          <table:table-cell table:formula="of:=0.0000562466971*POWER([.M10]-[.B10];2)+432141162" office:value-type="float" office:value="1552782876.42767" calcext:value-type="float">
            <text:p>1552782876,42767</text:p>
          </table:table-cell>
          <table:table-cell table:formula="of:=POWER(2;[.A10])" office:value-type="float" office:value="9.35361047891778E+049" calcext:value-type="float">
            <text:p>9,35361047891778E+049</text:p>
          </table:table-cell>
          <table:table-cell table:formula="of:=POWER([.B10]-[.O10];2)" office:value-type="float" office:value="8.74900289913205E+099" calcext:value-type="float">
            <text:p>8,74900289913205E+099</text:p>
          </table:table-cell>
          <table:table-cell table:style-name="ce1" office:value-type="float" office:value="9.00369E+292" calcext:value-type="float">
            <text:p>9,00E+292</text:p>
          </table:table-cell>
          <table:table-cell table:formula="of:=POWER([.B10]-[.Q1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133340" calcext:value-type="float">
            <text:p>133340</text:p>
          </table:table-cell>
          <table:table-cell table:formula="of:=LOG([.A11];2)" office:value-type="float" office:value="7.5077946401987" calcext:value-type="float">
            <text:p>7,5077946401987</text:p>
          </table:table-cell>
          <table:table-cell table:formula="of:=1005861640*POWER([.C11]-[.B11];2)-913175483" office:value-type="float" office:value="1.78817590953461E+019" calcext:value-type="float">
            <text:p>1,78817590953461E+019</text:p>
          </table:table-cell>
          <table:table-cell table:formula="of:=SQRT([.A11])" office:value-type="float" office:value="13.490737563232" calcext:value-type="float">
            <text:p>13,490737563232</text:p>
          </table:table-cell>
          <table:table-cell table:formula="of:=54402636.9959915*POWER([.E11]-[.B11];2)-2355739760" office:value-type="float" office:value="9.67058991897042E+017" calcext:value-type="float">
            <text:p>9,67058991897042E+017</text:p>
          </table:table-cell>
          <table:table-cell table:formula="of:=[.A11]" office:value-type="float" office:value="182" calcext:value-type="float">
            <text:p>182</text:p>
          </table:table-cell>
          <table:table-cell table:formula="of:=244127.1667632*POWER([.G11]-[.B11];2)-913175483" office:value-type="float" office:value="4.32863081065408E+015" calcext:value-type="float">
            <text:p>4,32863081065408E+015</text:p>
          </table:table-cell>
          <table:table-cell table:formula="of:=[.A11]*LOG([.A11];2)" office:value-type="float" office:value="1366.41862451616" calcext:value-type="float">
            <text:p>1366,41862451616</text:p>
          </table:table-cell>
          <table:table-cell table:formula="of:=15527.05586252*POWER([.I11]-[.B11];2)-764568427" office:value-type="float" office:value="270434373904043" calcext:value-type="float">
            <text:p>270434373904043</text:p>
          </table:table-cell>
          <table:table-cell table:formula="of:=POWER([.A11];2)" office:value-type="float" office:value="33124" calcext:value-type="float">
            <text:p>33124</text:p>
          </table:table-cell>
          <table:table-cell table:formula="of:=4.00089694*POWER([.K11]-[.B11];2)-251527.22868109" office:value-type="float" office:value="40181743286.4269" calcext:value-type="float">
            <text:p>40181743286,4269</text:p>
          </table:table-cell>
          <table:table-cell table:formula="of:=POWER([.A11];3)" office:value-type="float" office:value="6028568" calcext:value-type="float">
            <text:p>6028568</text:p>
          </table:table-cell>
          <table:table-cell table:formula="of:=0.0000562466971*POWER([.M11]-[.B11];2)+432141162" office:value-type="float" office:value="2386922739.88486" calcext:value-type="float">
            <text:p>2386922739,88486</text:p>
          </table:table-cell>
          <table:table-cell table:formula="of:=POWER(2;[.A11])" office:value-type="float" office:value="6.12998216346356E+054" calcext:value-type="float">
            <text:p>6,12998216346356E+054</text:p>
          </table:table-cell>
          <table:table-cell table:formula="of:=POWER([.B11]-[.O11];2)" office:value-type="float" office:value="3.75766813243813E+109" calcext:value-type="float">
            <text:p>3,75766813243813E+109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1]-[.Q1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60016" calcext:value-type="float">
            <text:p>160016</text:p>
          </table:table-cell>
          <table:table-cell table:formula="of:=LOG([.A12];2)" office:value-type="float" office:value="7.64385618977472" calcext:value-type="float">
            <text:p>7,64385618977472</text:p>
          </table:table-cell>
          <table:table-cell table:formula="of:=1005861640*POWER([.C12]-[.B12];2)-913175483" office:value-type="float" office:value="2.57527476931667E+019" calcext:value-type="float">
            <text:p>2,57527476931667E+019</text:p>
          </table:table-cell>
          <table:table-cell table:formula="of:=SQRT([.A12])" office:value-type="float" office:value="14.142135623731" calcext:value-type="float">
            <text:p>14,142135623731</text:p>
          </table:table-cell>
          <table:table-cell table:formula="of:=54402636.9959915*POWER([.E12]-[.B12];2)-2355739760" office:value-type="float" office:value="1.39273984820022E+018" calcext:value-type="float">
            <text:p>1,39273984820022E+018</text:p>
          </table:table-cell>
          <table:table-cell table:formula="of:=[.A12]" office:value-type="float" office:value="200" calcext:value-type="float">
            <text:p>200</text:p>
          </table:table-cell>
          <table:table-cell table:formula="of:=244127.1667632*POWER([.G12]-[.B12];2)-913175483" office:value-type="float" office:value="6235288613552777" calcext:value-type="float">
            <text:p>6235288613552777</text:p>
          </table:table-cell>
          <table:table-cell table:formula="of:=[.A12]*LOG([.A12];2)" office:value-type="float" office:value="1528.77123795494" calcext:value-type="float">
            <text:p>1528,77123795494</text:p>
          </table:table-cell>
          <table:table-cell table:formula="of:=15527.05586252*POWER([.I12]-[.B12];2)-764568427" office:value-type="float" office:value="390010956093423" calcext:value-type="float">
            <text:p>390010956093423</text:p>
          </table:table-cell>
          <table:table-cell table:formula="of:=POWER([.A12];2)" office:value-type="float" office:value="40000" calcext:value-type="float">
            <text:p>40000</text:p>
          </table:table-cell>
          <table:table-cell table:formula="of:=4.00089694*POWER([.K12]-[.B12];2)-251527.22868109" office:value-type="float" office:value="57628028877.2505" calcext:value-type="float">
            <text:p>57628028877,2505</text:p>
          </table:table-cell>
          <table:table-cell table:formula="of:=POWER([.A12];3)" office:value-type="float" office:value="8000000" calcext:value-type="float">
            <text:p>8000000</text:p>
          </table:table-cell>
          <table:table-cell table:formula="of:=0.0000562466971*POWER([.M12]-[.B12];2)+432141162" office:value-type="float" office:value="3889364036.11279" calcext:value-type="float">
            <text:p>3889364036,11279</text:p>
          </table:table-cell>
          <table:table-cell table:formula="of:=POWER(2;[.A12])" office:value-type="float" office:value="1.60693804425899E+060" calcext:value-type="float">
            <text:p>1,60693804425899E+060</text:p>
          </table:table-cell>
          <table:table-cell table:formula="of:=POWER([.B12]-[.O12];2)" office:value-type="float" office:value="2.58224987808691E+120" calcext:value-type="float">
            <text:p>2,58224987808691E+120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2]-[.Q1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195012" calcext:value-type="float">
            <text:p>195012</text:p>
          </table:table-cell>
          <table:table-cell table:formula="of:=LOG([.A13];2)" office:value-type="float" office:value="7.78135971352466" calcext:value-type="float">
            <text:p>7,78135971352466</text:p>
          </table:table-cell>
          <table:table-cell table:formula="of:=1005861640*POWER([.C13]-[.B13];2)-913175483" office:value-type="float" office:value="3.82495437916785E+019" calcext:value-type="float">
            <text:p>3,82495437916785E+019</text:p>
          </table:table-cell>
          <table:table-cell table:formula="of:=SQRT([.A13])" office:value-type="float" office:value="14.8323969741913" calcext:value-type="float">
            <text:p>14,8323969741913</text:p>
          </table:table-cell>
          <table:table-cell table:formula="of:=54402636.9959915*POWER([.E13]-[.B13];2)-2355739760" office:value-type="float" office:value="2.06860017480616E+018" calcext:value-type="float">
            <text:p>2,06860017480616E+018</text:p>
          </table:table-cell>
          <table:table-cell table:formula="of:=[.A13]" office:value-type="float" office:value="220" calcext:value-type="float">
            <text:p>220</text:p>
          </table:table-cell>
          <table:table-cell table:formula="of:=244127.1667632*POWER([.G13]-[.B13];2)-913175483" office:value-type="float" office:value="9.26314156914511E+015" calcext:value-type="float">
            <text:p>9,26314156914511E+015</text:p>
          </table:table-cell>
          <table:table-cell table:formula="of:=[.A13]*LOG([.A13];2)" office:value-type="float" office:value="1711.89913697543" calcext:value-type="float">
            <text:p>1711,89913697543</text:p>
          </table:table-cell>
          <table:table-cell table:formula="of:=15527.05586252*POWER([.I13]-[.B13];2)-764568427" office:value-type="float" office:value="580166575215155" calcext:value-type="float">
            <text:p>580166575215155</text:p>
          </table:table-cell>
          <table:table-cell table:formula="of:=POWER([.A13];2)" office:value-type="float" office:value="48400" calcext:value-type="float">
            <text:p>48400</text:p>
          </table:table-cell>
          <table:table-cell table:formula="of:=4.00089694*POWER([.K13]-[.B13];2)-251527.22868109" office:value-type="float" office:value="85999342444.5206" calcext:value-type="float">
            <text:p>85999342444,5206</text:p>
          </table:table-cell>
          <table:table-cell table:formula="of:=POWER([.A13];3)" office:value-type="float" office:value="10648000" calcext:value-type="float">
            <text:p>10648000</text:p>
          </table:table-cell>
          <table:table-cell table:formula="of:=0.0000562466971*POWER([.M13]-[.B13];2)+432141162" office:value-type="float" office:value="6577934165.4779" calcext:value-type="float">
            <text:p>6577934165,4779</text:p>
          </table:table-cell>
          <table:table-cell table:formula="of:=POWER(2;[.A13])" office:value-type="float" office:value="1.68499666669692E+066" calcext:value-type="float">
            <text:p>1,68499666669692E+066</text:p>
          </table:table-cell>
          <table:table-cell table:formula="of:=POWER([.B13]-[.O13];2)" office:value-type="float" office:value="2.83921376677971E+132" calcext:value-type="float">
            <text:p>2,83921376677971E+132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3]-[.Q1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235092" calcext:value-type="float">
            <text:p>235092</text:p>
          </table:table-cell>
          <table:table-cell table:formula="of:=LOG([.A14];2)" office:value-type="float" office:value="7.9188632372746" calcext:value-type="float">
            <text:p>7,9188632372746</text:p>
          </table:table-cell>
          <table:table-cell table:formula="of:=1005861640*POWER([.C14]-[.B14];2)-913175483" office:value-type="float" office:value="5.55884659545191E+019" calcext:value-type="float">
            <text:p>5,55884659545191E+019</text:p>
          </table:table-cell>
          <table:table-cell table:formula="of:=SQRT([.A14])" office:value-type="float" office:value="15.556349186104" calcext:value-type="float">
            <text:p>15,556349186104</text:p>
          </table:table-cell>
          <table:table-cell table:formula="of:=54402636.9959915*POWER([.E14]-[.B14];2)-2355739760" office:value-type="float" office:value="3.00634054966423E+018" calcext:value-type="float">
            <text:p>3,00634054966423E+018</text:p>
          </table:table-cell>
          <table:table-cell table:formula="of:=[.A14]" office:value-type="float" office:value="242" calcext:value-type="float">
            <text:p>242</text:p>
          </table:table-cell>
          <table:table-cell table:formula="of:=244127.1667632*POWER([.G14]-[.B14];2)-913175483" office:value-type="float" office:value="1.34647163989267E+016" calcext:value-type="float">
            <text:p>1,34647163989267E+016</text:p>
          </table:table-cell>
          <table:table-cell table:formula="of:=[.A14]*LOG([.A14];2)" office:value-type="float" office:value="1916.36490342045" calcext:value-type="float">
            <text:p>1916,36490342045</text:p>
          </table:table-cell>
          <table:table-cell table:formula="of:=15527.05586252*POWER([.I14]-[.B14];2)-764568427" office:value-type="float" office:value="844218876841183" calcext:value-type="float">
            <text:p>844218876841183</text:p>
          </table:table-cell>
          <table:table-cell table:formula="of:=POWER([.A14];2)" office:value-type="float" office:value="58564" calcext:value-type="float">
            <text:p>58564</text:p>
          </table:table-cell>
          <table:table-cell table:formula="of:=4.00089694*POWER([.K14]-[.B14];2)-251527.22868109" office:value-type="float" office:value="124676238173.944" calcext:value-type="float">
            <text:p>124676238173,944</text:p>
          </table:table-cell>
          <table:table-cell table:formula="of:=POWER([.A14];3)" office:value-type="float" office:value="14172488" calcext:value-type="float">
            <text:p>14172488</text:p>
          </table:table-cell>
          <table:table-cell table:formula="of:=0.0000562466971*POWER([.M14]-[.B14];2)+432141162" office:value-type="float" office:value="11358118728.769" calcext:value-type="float">
            <text:p>11358118728,769</text:p>
          </table:table-cell>
          <table:table-cell table:formula="of:=POWER(2;[.A14])" office:value-type="float" office:value="7.06738825911354E+072" calcext:value-type="float">
            <text:p>7,06738825911354E+072</text:p>
          </table:table-cell>
          <table:table-cell table:formula="of:=POWER([.B14]-[.O14];2)" office:value-type="float" office:value="4.99479768050559E+145" calcext:value-type="float">
            <text:p>4,99479768050559E+145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4]-[.Q1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286104" calcext:value-type="float">
            <text:p>286104</text:p>
          </table:table-cell>
          <table:table-cell table:formula="of:=LOG([.A15];2)" office:value-type="float" office:value="8.05528243550119" calcext:value-type="float">
            <text:p>8,05528243550119</text:p>
          </table:table-cell>
          <table:table-cell table:formula="of:=1005861640*POWER([.C15]-[.B15];2)-913175483" office:value-type="float" office:value="8.23306700313428E+019" calcext:value-type="float">
            <text:p>8,23306700313428E+019</text:p>
          </table:table-cell>
          <table:table-cell table:formula="of:=SQRT([.A15])" office:value-type="float" office:value="16.3095064303001" calcext:value-type="float">
            <text:p>16,3095064303001</text:p>
          </table:table-cell>
          <table:table-cell table:formula="of:=54402636.9959915*POWER([.E15]-[.B15];2)-2355739760" office:value-type="float" office:value="4.45264729152342E+018" calcext:value-type="float">
            <text:p>4,45264729152342E+018</text:p>
          </table:table-cell>
          <table:table-cell table:formula="of:=[.A15]" office:value-type="float" office:value="266" calcext:value-type="float">
            <text:p>266</text:p>
          </table:table-cell>
          <table:table-cell table:formula="of:=244127.1667632*POWER([.G15]-[.B15];2)-913175483" office:value-type="float" office:value="1.99460094264796E+016" calcext:value-type="float">
            <text:p>1,99460094264796E+016</text:p>
          </table:table-cell>
          <table:table-cell table:formula="of:=[.A15]*LOG([.A15];2)" office:value-type="float" office:value="2142.70512784332" calcext:value-type="float">
            <text:p>2142,70512784332</text:p>
          </table:table-cell>
          <table:table-cell table:formula="of:=15527.05586252*POWER([.I15]-[.B15];2)-764568427" office:value-type="float" office:value="1252008121584382" calcext:value-type="float">
            <text:p>1252008121584382</text:p>
          </table:table-cell>
          <table:table-cell table:formula="of:=POWER([.A15];2)" office:value-type="float" office:value="70756" calcext:value-type="float">
            <text:p>70756</text:p>
          </table:table-cell>
          <table:table-cell table:formula="of:=4.00089694*POWER([.K15]-[.B15];2)-251527.22868109" office:value-type="float" office:value="185540388266.996" calcext:value-type="float">
            <text:p>185540388266,996</text:p>
          </table:table-cell>
          <table:table-cell table:formula="of:=POWER([.A15];3)" office:value-type="float" office:value="18821096" calcext:value-type="float">
            <text:p>18821096</text:p>
          </table:table-cell>
          <table:table-cell table:formula="of:=0.0000562466971*POWER([.M15]-[.B15];2)+432141162" office:value-type="float" office:value="19755464938.9066" calcext:value-type="float">
            <text:p>19755464938,9066</text:p>
          </table:table-cell>
          <table:table-cell table:formula="of:=POWER(2;[.A15])" office:value-type="float" office:value="1.18571099379012E+080" calcext:value-type="float">
            <text:p>1,18571099379012E+080</text:p>
          </table:table-cell>
          <table:table-cell table:formula="of:=POWER([.B15]-[.O15];2)" office:value-type="float" office:value="1.40591056079475E+160" calcext:value-type="float">
            <text:p>1,40591056079475E+160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5]-[.Q15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float" office:value="341972" calcext:value-type="float">
            <text:p>341972</text:p>
          </table:table-cell>
          <table:table-cell table:formula="of:=LOG([.A16];2)" office:value-type="float" office:value="8.18982455888002" calcext:value-type="float">
            <text:p>8,18982455888002</text:p>
          </table:table-cell>
          <table:table-cell table:formula="of:=1005861640*POWER([.C16]-[.B16];2)-913175483" office:value-type="float" office:value="1.1762470323933E+020" calcext:value-type="float">
            <text:p>1,1762470323933E+020</text:p>
          </table:table-cell>
          <table:table-cell table:formula="of:=SQRT([.A16])" office:value-type="float" office:value="17.0880074906351" calcext:value-type="float">
            <text:p>17,0880074906351</text:p>
          </table:table-cell>
          <table:table-cell table:formula="of:=54402636.9959915*POWER([.E16]-[.B16];2)-2355739760" office:value-type="float" office:value="6.36147235379108E+018" calcext:value-type="float">
            <text:p>6,36147235379108E+018</text:p>
          </table:table-cell>
          <table:table-cell table:formula="of:=[.A16]" office:value-type="float" office:value="292" calcext:value-type="float">
            <text:p>292</text:p>
          </table:table-cell>
          <table:table-cell table:formula="of:=244127.1667632*POWER([.G16]-[.B16];2)-913175483" office:value-type="float" office:value="2.85006794644762E+016" calcext:value-type="float">
            <text:p>2,85006794644762E+016</text:p>
          </table:table-cell>
          <table:table-cell table:formula="of:=[.A16]*LOG([.A16];2)" office:value-type="float" office:value="2391.42877119296" calcext:value-type="float">
            <text:p>2391,42877119296</text:p>
          </table:table-cell>
          <table:table-cell table:formula="of:=15527.05586252*POWER([.I16]-[.B16];2)-764568427" office:value-type="float" office:value="1.79050112877297E+015" calcext:value-type="float">
            <text:p>1,79050112877297E+015</text:p>
          </table:table-cell>
          <table:table-cell table:formula="of:=POWER([.A16];2)" office:value-type="float" office:value="85264" calcext:value-type="float">
            <text:p>85264</text:p>
          </table:table-cell>
          <table:table-cell table:formula="of:=4.00089694*POWER([.K16]-[.B16];2)-251527.22868109" office:value-type="float" office:value="263654844975.377" calcext:value-type="float">
            <text:p>263654844975,377</text:p>
          </table:table-cell>
          <table:table-cell table:formula="of:=POWER([.A16];3)" office:value-type="float" office:value="24897088" calcext:value-type="float">
            <text:p>24897088</text:p>
          </table:table-cell>
          <table:table-cell table:formula="of:=0.0000562466971*POWER([.M16]-[.B16];2)+432141162" office:value-type="float" office:value="34346296515.9093" calcext:value-type="float">
            <text:p>34346296515,9093</text:p>
          </table:table-cell>
          <table:table-cell table:formula="of:=POWER(2;[.A16])" office:value-type="float" office:value="7.95717178255659E+087" calcext:value-type="float">
            <text:p>7,95717178255659E+087</text:p>
          </table:table-cell>
          <table:table-cell table:formula="of:=POWER([.B16]-[.O16];2)" office:value-type="float" office:value="6.33165827771148E+175" calcext:value-type="float">
            <text:p>6,33165827771148E+175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6]-[.Q16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413071" calcext:value-type="float">
            <text:p>413071</text:p>
          </table:table-cell>
          <table:table-cell table:formula="of:=LOG([.A17];2)" office:value-type="float" office:value="8.3264294871223" calcext:value-type="float">
            <text:p>8,3264294871223</text:p>
          </table:table-cell>
          <table:table-cell table:formula="of:=1005861640*POWER([.C17]-[.B17];2)-913175483" office:value-type="float" office:value="1.71620889840035E+020" calcext:value-type="float">
            <text:p>1,71620889840035E+020</text:p>
          </table:table-cell>
          <table:table-cell table:formula="of:=SQRT([.A17])" office:value-type="float" office:value="17.9164728671689" calcext:value-type="float">
            <text:p>17,9164728671689</text:p>
          </table:table-cell>
          <table:table-cell table:formula="of:=54402636.9959915*POWER([.E17]-[.B17];2)-2355739760" office:value-type="float" office:value="9.28178893277853E+018" calcext:value-type="float">
            <text:p>9,28178893277853E+018</text:p>
          </table:table-cell>
          <table:table-cell table:formula="of:=[.A17]" office:value-type="float" office:value="321" calcext:value-type="float">
            <text:p>321</text:p>
          </table:table-cell>
          <table:table-cell table:formula="of:=244127.1667632*POWER([.G17]-[.B17];2)-913175483" office:value-type="float" office:value="4.15901287924681E+016" calcext:value-type="float">
            <text:p>4,15901287924681E+016</text:p>
          </table:table-cell>
          <table:table-cell table:formula="of:=[.A17]*LOG([.A17];2)" office:value-type="float" office:value="2672.78386536626" calcext:value-type="float">
            <text:p>2672,78386536626</text:p>
          </table:table-cell>
          <table:table-cell table:formula="of:=15527.05586252*POWER([.I17]-[.B17];2)-764568427" office:value-type="float" office:value="2.6151699499586E+015" calcext:value-type="float">
            <text:p>2,6151699499586E+015</text:p>
          </table:table-cell>
          <table:table-cell table:formula="of:=POWER([.A17];2)" office:value-type="float" office:value="103041" calcext:value-type="float">
            <text:p>103041</text:p>
          </table:table-cell>
          <table:table-cell table:formula="of:=4.00089694*POWER([.K17]-[.B17];2)-251527.22868109" office:value-type="float" office:value="384560364690.663" calcext:value-type="float">
            <text:p>384560364690,663</text:p>
          </table:table-cell>
          <table:table-cell table:formula="of:=POWER([.A17];3)" office:value-type="float" office:value="33076161" calcext:value-type="float">
            <text:p>33076161</text:p>
          </table:table-cell>
          <table:table-cell table:formula="of:=0.0000562466971*POWER([.M17]-[.B17];2)+432141162" office:value-type="float" office:value="60440473842.0565" calcext:value-type="float">
            <text:p>60440473842,0565</text:p>
          </table:table-cell>
          <table:table-cell table:formula="of:=POWER(2;[.A17])" office:value-type="float" office:value="4.27197407184182E+096" calcext:value-type="float">
            <text:p>4,27197407184182E+096</text:p>
          </table:table-cell>
          <table:table-cell table:formula="of:=POWER([.B17]-[.O17];2)" office:value-type="float" office:value="1.82497624704888E+193" calcext:value-type="float">
            <text:p>1,82497624704888E+193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7]-[.Q17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float" office:value="508443" calcext:value-type="float">
            <text:p>508443</text:p>
          </table:table-cell>
          <table:table-cell table:formula="of:=LOG([.A18];2)" office:value-type="float" office:value="8.46352437327118" calcext:value-type="float">
            <text:p>8,46352437327118</text:p>
          </table:table-cell>
          <table:table-cell table:formula="of:=1005861640*POWER([.C18]-[.B18];2)-913175483" office:value-type="float" office:value="2.60020945101968E+020" calcext:value-type="float">
            <text:p>2,60020945101968E+020</text:p>
          </table:table-cell>
          <table:table-cell table:formula="of:=SQRT([.A18])" office:value-type="float" office:value="18.7882942280559" calcext:value-type="float">
            <text:p>18,7882942280559</text:p>
          </table:table-cell>
          <table:table-cell table:formula="of:=54402636.9959915*POWER([.E18]-[.B18];2)-2355739760" office:value-type="float" office:value="1.4062819388641E+019" calcext:value-type="float">
            <text:p>1,4062819388641E+019</text:p>
          </table:table-cell>
          <table:table-cell table:formula="of:=[.A18]" office:value-type="float" office:value="353" calcext:value-type="float">
            <text:p>353</text:p>
          </table:table-cell>
          <table:table-cell table:formula="of:=244127.1667632*POWER([.G18]-[.B18];2)-913175483" office:value-type="float" office:value="6.30227572159618E+016" calcext:value-type="float">
            <text:p>6,30227572159618E+016</text:p>
          </table:table-cell>
          <table:table-cell table:formula="of:=[.A18]*LOG([.A18];2)" office:value-type="float" office:value="2987.62410376473" calcext:value-type="float">
            <text:p>2987,62410376473</text:p>
          </table:table-cell>
          <table:table-cell table:formula="of:=15527.05586252*POWER([.I18]-[.B18];2)-764568427" office:value-type="float" office:value="3966931230022024" calcext:value-type="float">
            <text:p>3966931230022024</text:p>
          </table:table-cell>
          <table:table-cell table:formula="of:=POWER([.A18];2)" office:value-type="float" office:value="124609" calcext:value-type="float">
            <text:p>124609</text:p>
          </table:table-cell>
          <table:table-cell table:formula="of:=4.00089694*POWER([.K18]-[.B18];2)-251527.22868109" office:value-type="float" office:value="589446051557.041" calcext:value-type="float">
            <text:p>589446051557,041</text:p>
          </table:table-cell>
          <table:table-cell table:formula="of:=POWER([.A18];3)" office:value-type="float" office:value="43986977" calcext:value-type="float">
            <text:p>43986977</text:p>
          </table:table-cell>
          <table:table-cell table:formula="of:=0.0000562466971*POWER([.M18]-[.B18];2)+432141162" office:value-type="float" office:value="106759936598.148" calcext:value-type="float">
            <text:p>106759936598,148</text:p>
          </table:table-cell>
          <table:table-cell table:formula="of:=POWER(2;[.A18])" office:value-type="float" office:value="1.83479889279206E+106" calcext:value-type="float">
            <text:p>1,83479889279206E+106</text:p>
          </table:table-cell>
          <table:table-cell table:formula="of:=POWER([.B18]-[.O18];2)" office:value-type="float" office:value="3.36648697699096E+212" calcext:value-type="float">
            <text:p>3,36648697699096E+212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8]-[.Q18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600768" calcext:value-type="float">
            <text:p>600768</text:p>
          </table:table-cell>
          <table:table-cell table:formula="of:=LOG([.A19];2)" office:value-type="float" office:value="8.59991284218713" calcext:value-type="float">
            <text:p>8,59991284218713</text:p>
          </table:table-cell>
          <table:table-cell table:formula="of:=1005861640*POWER([.C19]-[.B19];2)-913175483" office:value-type="float" office:value="3.63027392168421E+020" calcext:value-type="float">
            <text:p>3,63027392168421E+020</text:p>
          </table:table-cell>
          <table:table-cell table:formula="of:=SQRT([.A19])" office:value-type="float" office:value="19.6977156035922" calcext:value-type="float">
            <text:p>19,6977156035922</text:p>
          </table:table-cell>
          <table:table-cell table:formula="of:=54402636.9959915*POWER([.E19]-[.B19];2)-2355739760" office:value-type="float" office:value="1.96338313203505E+019" calcext:value-type="float">
            <text:p>1,96338313203505E+019</text:p>
          </table:table-cell>
          <table:table-cell table:formula="of:=[.A19]" office:value-type="float" office:value="388" calcext:value-type="float">
            <text:p>388</text:p>
          </table:table-cell>
          <table:table-cell table:formula="of:=244127.1667632*POWER([.G19]-[.B19];2)-913175483" office:value-type="float" office:value="8.79971363615834E+016" calcext:value-type="float">
            <text:p>8,79971363615834E+016</text:p>
          </table:table-cell>
          <table:table-cell table:formula="of:=[.A19]*LOG([.A19];2)" office:value-type="float" office:value="3336.76618276861" calcext:value-type="float">
            <text:p>3336,76618276861</text:p>
          </table:table-cell>
          <table:table-cell table:formula="of:=15527.05586252*POWER([.I19]-[.B19];2)-764568427" office:value-type="float" office:value="5541979350922753" calcext:value-type="float">
            <text:p>5541979350922753</text:p>
          </table:table-cell>
          <table:table-cell table:formula="of:=POWER([.A19];2)" office:value-type="float" office:value="150544" calcext:value-type="float">
            <text:p>150544</text:p>
          </table:table-cell>
          <table:table-cell table:formula="of:=4.00089694*POWER([.K19]-[.B19];2)-251527.22868109" office:value-type="float" office:value="810988160394.88" calcext:value-type="float">
            <text:p>810988160394,88</text:p>
          </table:table-cell>
          <table:table-cell table:formula="of:=POWER([.A19];3)" office:value-type="float" office:value="58411072" calcext:value-type="float">
            <text:p>58411072</text:p>
          </table:table-cell>
          <table:table-cell table:formula="of:=0.0000562466971*POWER([.M19]-[.B19];2)+432141162" office:value-type="float" office:value="188410360499.188" calcext:value-type="float">
            <text:p>188410360499,188</text:p>
          </table:table-cell>
          <table:table-cell table:formula="of:=POWER(2;[.A19])" office:value-type="float" office:value="6.30432099142312E+116" calcext:value-type="float">
            <text:p>6,30432099142312E+116</text:p>
          </table:table-cell>
          <table:table-cell table:formula="of:=POWER([.B19]-[.O19];2)" office:value-type="float" office:value="3.97444631628981E+233" calcext:value-type="float">
            <text:p>3,97444631628981E+233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19]-[.Q19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727216" calcext:value-type="float">
            <text:p>727216</text:p>
          </table:table-cell>
          <table:table-cell table:formula="of:=LOG([.A20];2)" office:value-type="float" office:value="8.73470962022584" calcext:value-type="float">
            <text:p>8,73470962022584</text:p>
          </table:table-cell>
          <table:table-cell table:formula="of:=1005861640*POWER([.C20]-[.B20];2)-913175483" office:value-type="float" office:value="5.31930220155277E+020" calcext:value-type="float">
            <text:p>5,31930220155277E+020</text:p>
          </table:table-cell>
          <table:table-cell table:formula="of:=SQRT([.A20])" office:value-type="float" office:value="20.6397674405503" calcext:value-type="float">
            <text:p>20,6397674405503</text:p>
          </table:table-cell>
          <table:table-cell table:formula="of:=54402636.9959915*POWER([.E20]-[.B20];2)-2355739760" office:value-type="float" office:value="2.87688266773886E+019" calcext:value-type="float">
            <text:p>2,87688266773886E+019</text:p>
          </table:table-cell>
          <table:table-cell table:formula="of:=[.A20]" office:value-type="float" office:value="426" calcext:value-type="float">
            <text:p>426</text:p>
          </table:table-cell>
          <table:table-cell table:formula="of:=244127.1667632*POWER([.G20]-[.B20];2)-913175483" office:value-type="float" office:value="1.2895375538592E+017" calcext:value-type="float">
            <text:p>1,2895375538592E+017</text:p>
          </table:table-cell>
          <table:table-cell table:formula="of:=[.A20]*LOG([.A20];2)" office:value-type="float" office:value="3720.98629821621" calcext:value-type="float">
            <text:p>3720,98629821621</text:p>
          </table:table-cell>
          <table:table-cell table:formula="of:=15527.05586252*POWER([.I20]-[.B20];2)-764568427" office:value-type="float" office:value="8127559532527125" calcext:value-type="float">
            <text:p>8127559532527125</text:p>
          </table:table-cell>
          <table:table-cell table:formula="of:=POWER([.A20];2)" office:value-type="float" office:value="181476" calcext:value-type="float">
            <text:p>181476</text:p>
          </table:table-cell>
          <table:table-cell table:formula="of:=4.00089694*POWER([.K20]-[.B20];2)-251527.22868109" office:value-type="float" office:value="1191595476439.24" calcext:value-type="float">
            <text:p>1191595476439,24</text:p>
          </table:table-cell>
          <table:table-cell table:formula="of:=POWER([.A20];3)" office:value-type="float" office:value="77308776" calcext:value-type="float">
            <text:p>77308776</text:p>
          </table:table-cell>
          <table:table-cell table:formula="of:=0.0000562466971*POWER([.M20]-[.B20];2)+432141162" office:value-type="float" office:value="330304132954.562" calcext:value-type="float">
            <text:p>330304132954,562</text:p>
          </table:table-cell>
          <table:table-cell table:formula="of:=POWER(2;[.A20])" office:value-type="float" office:value="1.73291855882551E+128" calcext:value-type="float">
            <text:p>1,73291855882551E+128</text:p>
          </table:table-cell>
          <table:table-cell table:formula="of:=POWER([.B20]-[.O20];2)" office:value-type="float" office:value="3.00300673152188E+256" calcext:value-type="float">
            <text:p>3,00300673152188E+256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0]-[.Q2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871100" calcext:value-type="float">
            <text:p>871100</text:p>
          </table:table-cell>
          <table:table-cell table:formula="of:=LOG([.A21];2)" office:value-type="float" office:value="8.87036471958341" calcext:value-type="float">
            <text:p>8,87036471958341</text:p>
          </table:table-cell>
          <table:table-cell table:formula="of:=1005861640*POWER([.C21]-[.B21];2)-913175483" office:value-type="float" office:value="7.63247567130873E+020" calcext:value-type="float">
            <text:p>7,63247567130873E+020</text:p>
          </table:table-cell>
          <table:table-cell table:formula="of:=SQRT([.A21])" office:value-type="float" office:value="21.6333076527839" calcext:value-type="float">
            <text:p>21,6333076527839</text:p>
          </table:table-cell>
          <table:table-cell table:formula="of:=54402636.9959915*POWER([.E21]-[.B21];2)-2355739760" office:value-type="float" office:value="4.12794980289411E+019" calcext:value-type="float">
            <text:p>4,12794980289411E+019</text:p>
          </table:table-cell>
          <table:table-cell table:formula="of:=[.A21]" office:value-type="float" office:value="468" calcext:value-type="float">
            <text:p>468</text:p>
          </table:table-cell>
          <table:table-cell table:formula="of:=244127.1667632*POWER([.G21]-[.B21];2)-913175483" office:value-type="float" office:value="1.85048410882886E+017" calcext:value-type="float">
            <text:p>1,85048410882886E+017</text:p>
          </table:table-cell>
          <table:table-cell table:formula="of:=[.A21]*LOG([.A21];2)" office:value-type="float" office:value="4151.33068876503" calcext:value-type="float">
            <text:p>4151,33068876503</text:p>
          </table:table-cell>
          <table:table-cell table:formula="of:=15527.05586252*POWER([.I21]-[.B21];2)-764568427" office:value-type="float" office:value="1.16701343474904E+016" calcext:value-type="float">
            <text:p>1,16701343474904E+016</text:p>
          </table:table-cell>
          <table:table-cell table:formula="of:=POWER([.A21];2)" office:value-type="float" office:value="219024" calcext:value-type="float">
            <text:p>219024</text:p>
          </table:table-cell>
          <table:table-cell table:formula="of:=4.00089694*POWER([.K21]-[.B21];2)-251527.22868109" office:value-type="float" office:value="1701193569254.05" calcext:value-type="float">
            <text:p>1701193569254,05</text:p>
          </table:table-cell>
          <table:table-cell table:formula="of:=POWER([.A21];3)" office:value-type="float" office:value="102503232" calcext:value-type="float">
            <text:p>102503232</text:p>
          </table:table-cell>
          <table:table-cell table:formula="of:=0.0000562466971*POWER([.M21]-[.B21];2)+432141162" office:value-type="float" office:value="581409352045.977" calcext:value-type="float">
            <text:p>581409352045,977</text:p>
          </table:table-cell>
          <table:table-cell table:formula="of:=POWER(2;[.A21])" office:value-type="float" office:value="7.6214564216699E+140" calcext:value-type="float">
            <text:p>7,6214564216699E+140</text:p>
          </table:table-cell>
          <table:table-cell table:formula="of:=POWER([.B21]-[.O21];2)" office:value-type="float" office:value="5.80865979874134E+281" calcext:value-type="float">
            <text:p>5,80865979874134E+281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1]-[.Q2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1046176" calcext:value-type="float">
            <text:p>1046176</text:p>
          </table:table-cell>
          <table:table-cell table:formula="of:=LOG([.A22];2)" office:value-type="float" office:value="9.00562454919388" calcext:value-type="float">
            <text:p>9,00562454919388</text:p>
          </table:table-cell>
          <table:table-cell table:formula="of:=1005861640*POWER([.C22]-[.B22];2)-913175483" office:value-type="float" office:value="1.10088074217038E+021" calcext:value-type="float">
            <text:p>1,10088074217038E+021</text:p>
          </table:table-cell>
          <table:table-cell table:formula="of:=SQRT([.A22])" office:value-type="float" office:value="22.6715680975093" calcext:value-type="float">
            <text:p>22,6715680975093</text:p>
          </table:table-cell>
          <table:table-cell table:formula="of:=54402636.9959915*POWER([.E22]-[.B22];2)-2355739760" office:value-type="float" office:value="5.95402472135131E+019" calcext:value-type="float">
            <text:p>5,95402472135131E+019</text:p>
          </table:table-cell>
          <table:table-cell table:formula="of:=[.A22]" office:value-type="float" office:value="514" calcext:value-type="float">
            <text:p>514</text:p>
          </table:table-cell>
          <table:table-cell table:formula="of:=244127.1667632*POWER([.G22]-[.B22];2)-913175483" office:value-type="float" office:value="2.66930844824064E+017" calcext:value-type="float">
            <text:p>2,66930844824064E+017</text:p>
          </table:table-cell>
          <table:table-cell table:formula="of:=[.A22]*LOG([.A22];2)" office:value-type="float" office:value="4628.89101828565" calcext:value-type="float">
            <text:p>4628,89101828565</text:p>
          </table:table-cell>
          <table:table-cell table:formula="of:=15527.05586252*POWER([.I22]-[.B22];2)-764568427" office:value-type="float" office:value="1.68440658800345E+016" calcext:value-type="float">
            <text:p>1,68440658800345E+016</text:p>
          </table:table-cell>
          <table:table-cell table:formula="of:=POWER([.A22];2)" office:value-type="float" office:value="264196" calcext:value-type="float">
            <text:p>264196</text:p>
          </table:table-cell>
          <table:table-cell table:formula="of:=4.00089694*POWER([.K22]-[.B22];2)-251527.22868109" office:value-type="float" office:value="2446519102353.41" calcext:value-type="float">
            <text:p>2446519102353,41</text:p>
          </table:table-cell>
          <table:table-cell table:formula="of:=POWER([.A22];3)" office:value-type="float" office:value="135796744" calcext:value-type="float">
            <text:p>135796744</text:p>
          </table:table-cell>
          <table:table-cell table:formula="of:=0.0000562466971*POWER([.M22]-[.B22];2)+432141162" office:value-type="float" office:value="1021743669211.37" calcext:value-type="float">
            <text:p>1021743669211,37</text:p>
          </table:table-cell>
          <table:table-cell table:formula="of:=POWER(2;[.A22])" office:value-type="float" office:value="5.36312317197704E+154" calcext:value-type="float">
            <text:p>5,36312317197704E+154</text:p>
          </table:table-cell>
          <table:table-cell table:formula="of:=POWER([.B22]-[.O22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2]-[.Q2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1279699" calcext:value-type="float">
            <text:p>1279699</text:p>
          </table:table-cell>
          <table:table-cell table:formula="of:=LOG([.A23];2)" office:value-type="float" office:value="9.14210705730255" calcext:value-type="float">
            <text:p>9,14210705730255</text:p>
          </table:table-cell>
          <table:table-cell table:formula="of:=1005861640*POWER([.C23]-[.B23];2)-913175483" office:value-type="float" office:value="1.64720519000303E+021" calcext:value-type="float">
            <text:p>1,64720519000303E+021</text:p>
          </table:table-cell>
          <table:table-cell table:formula="of:=SQRT([.A23])" office:value-type="float" office:value="23.7697286480094" calcext:value-type="float">
            <text:p>23,7697286480094</text:p>
          </table:table-cell>
          <table:table-cell table:formula="of:=54402636.9959915*POWER([.E23]-[.B23];2)-2355739760" office:value-type="float" office:value="8.90880552660987E+019" calcext:value-type="float">
            <text:p>8,90880552660987E+019</text:p>
          </table:table-cell>
          <table:table-cell table:formula="of:=[.A23]" office:value-type="float" office:value="565" calcext:value-type="float">
            <text:p>565</text:p>
          </table:table-cell>
          <table:table-cell table:formula="of:=244127.1667632*POWER([.G23]-[.B23];2)-913175483" office:value-type="float" office:value="3.99436912032658E+017" calcext:value-type="float">
            <text:p>3,99436912032658E+017</text:p>
          </table:table-cell>
          <table:table-cell table:formula="of:=[.A23]*LOG([.A23];2)" office:value-type="float" office:value="5165.29048737594" calcext:value-type="float">
            <text:p>5165,29048737594</text:p>
          </table:table-cell>
          <table:table-cell table:formula="of:=15527.05586252*POWER([.I23]-[.B23];2)-764568427" office:value-type="float" office:value="2.52227104959026E+016" calcext:value-type="float">
            <text:p>2,52227104959026E+016</text:p>
          </table:table-cell>
          <table:table-cell table:formula="of:=POWER([.A23];2)" office:value-type="float" office:value="319225" calcext:value-type="float">
            <text:p>319225</text:p>
          </table:table-cell>
          <table:table-cell table:formula="of:=4.00089694*POWER([.K23]-[.B23];2)-251527.22868109" office:value-type="float" office:value="3690868403569.45" calcext:value-type="float">
            <text:p>3690868403569,45</text:p>
          </table:table-cell>
          <table:table-cell table:formula="of:=POWER([.A23];3)" office:value-type="float" office:value="180362125" calcext:value-type="float">
            <text:p>180362125</text:p>
          </table:table-cell>
          <table:table-cell table:formula="of:=0.0000562466971*POWER([.M23]-[.B23];2)+432141162" office:value-type="float" office:value="1804292701197.07" calcext:value-type="float">
            <text:p>1804292701197,07</text:p>
          </table:table-cell>
          <table:table-cell table:formula="of:=POWER(2;[.A23])" office:value-type="float" office:value="1.20766797594289E+170" calcext:value-type="float">
            <text:p>1,20766797594289E+170</text:p>
          </table:table-cell>
          <table:table-cell table:formula="of:=POWER([.B23]-[.O23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3]-[.Q2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float" office:value="1552111" calcext:value-type="float">
            <text:p>1552111</text:p>
          </table:table-cell>
          <table:table-cell table:formula="of:=LOG([.A24];2)" office:value-type="float" office:value="9.27844945822048" calcext:value-type="float">
            <text:p>9,27844945822048</text:p>
          </table:table-cell>
          <table:table-cell table:formula="of:=1005861640*POWER([.C24]-[.B24];2)-913175483" office:value-type="float" office:value="2.42314056059031E+021" calcext:value-type="float">
            <text:p>2,42314056059031E+021</text:p>
          </table:table-cell>
          <table:table-cell table:formula="of:=SQRT([.A24])" office:value-type="float" office:value="24.9198715887542" calcext:value-type="float">
            <text:p>24,9198715887542</text:p>
          </table:table-cell>
          <table:table-cell table:formula="of:=54402636.9959915*POWER([.E24]-[.B24];2)-2355739760" office:value-type="float" office:value="1.31054385732026E+020" calcext:value-type="float">
            <text:p>1,31054385732026E+020</text:p>
          </table:table-cell>
          <table:table-cell table:formula="of:=[.A24]" office:value-type="float" office:value="621" calcext:value-type="float">
            <text:p>621</text:p>
          </table:table-cell>
          <table:table-cell table:formula="of:=244127.1667632*POWER([.G24]-[.B24];2)-913175483" office:value-type="float" office:value="5.87643682605415E+017" calcext:value-type="float">
            <text:p>5,87643682605415E+017</text:p>
          </table:table-cell>
          <table:table-cell table:formula="of:=[.A24]*LOG([.A24];2)" office:value-type="float" office:value="5761.91711355492" calcext:value-type="float">
            <text:p>5761,91711355492</text:p>
          </table:table-cell>
          <table:table-cell table:formula="of:=15527.05586252*POWER([.I24]-[.B24];2)-764568427" office:value-type="float" office:value="3.71282251269912E+016" calcext:value-type="float">
            <text:p>3,71282251269912E+016</text:p>
          </table:table-cell>
          <table:table-cell table:formula="of:=POWER([.A24];2)" office:value-type="float" office:value="385641" calcext:value-type="float">
            <text:p>385641</text:p>
          </table:table-cell>
          <table:table-cell table:formula="of:=4.00089694*POWER([.K24]-[.B24];2)-251527.22868109" office:value-type="float" office:value="5443829215511.66" calcext:value-type="float">
            <text:p>5443829215511,66</text:p>
          </table:table-cell>
          <table:table-cell table:formula="of:=POWER([.A24];3)" office:value-type="float" office:value="239483061" calcext:value-type="float">
            <text:p>239483061</text:p>
          </table:table-cell>
          <table:table-cell table:formula="of:=0.0000562466971*POWER([.M24]-[.B24];2)+432141162" office:value-type="float" office:value="3184621614682.22" calcext:value-type="float">
            <text:p>3184621614682,22</text:p>
          </table:table-cell>
          <table:table-cell table:formula="of:=POWER(2;[.A24])" office:value-type="float" office:value="8.70216487430991E+186" calcext:value-type="float">
            <text:p>8,70216487430991E+186</text:p>
          </table:table-cell>
          <table:table-cell table:formula="of:=POWER([.B24]-[.O24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4]-[.Q2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float" office:value="1852387" calcext:value-type="float">
            <text:p>1852387</text:p>
          </table:table-cell>
          <table:table-cell table:formula="of:=LOG([.A25];2)" office:value-type="float" office:value="9.41574176829009" calcext:value-type="float">
            <text:p>9,41574176829009</text:p>
          </table:table-cell>
          <table:table-cell table:formula="of:=1005861640*POWER([.C25]-[.B25];2)-913175483" office:value-type="float" office:value="3.45141577590582E+021" calcext:value-type="float">
            <text:p>3,45141577590582E+021</text:p>
          </table:table-cell>
          <table:table-cell table:formula="of:=SQRT([.A25])" office:value-type="float" office:value="26.134268690744" calcext:value-type="float">
            <text:p>26,134268690744</text:p>
          </table:table-cell>
          <table:table-cell table:formula="of:=54402636.9959915*POWER([.E25]-[.B25];2)-2355739760" office:value-type="float" office:value="1.8666854642879E+020" calcext:value-type="float">
            <text:p>1,8666854642879E+020</text:p>
          </table:table-cell>
          <table:table-cell table:formula="of:=[.A25]" office:value-type="float" office:value="683" calcext:value-type="float">
            <text:p>683</text:p>
          </table:table-cell>
          <table:table-cell table:formula="of:=244127.1667632*POWER([.G25]-[.B25];2)-913175483" office:value-type="float" office:value="8.37065109146433E+017" calcext:value-type="float">
            <text:p>8,37065109146433E+017</text:p>
          </table:table-cell>
          <table:table-cell table:formula="of:=[.A25]*LOG([.A25];2)" office:value-type="float" office:value="6430.95162774213" calcext:value-type="float">
            <text:p>6430,95162774213</text:p>
          </table:table-cell>
          <table:table-cell table:formula="of:=15527.05586252*POWER([.I25]-[.B25];2)-764568427" office:value-type="float" office:value="5.29092763948411E+016" calcext:value-type="float">
            <text:p>5,29092763948411E+016</text:p>
          </table:table-cell>
          <table:table-cell table:formula="of:=POWER([.A25];2)" office:value-type="float" office:value="466489" calcext:value-type="float">
            <text:p>466489</text:p>
          </table:table-cell>
          <table:table-cell table:formula="of:=4.00089694*POWER([.K25]-[.B25];2)-251527.22868109" office:value-type="float" office:value="7684575578645.94" calcext:value-type="float">
            <text:p>7684575578645,94</text:p>
          </table:table-cell>
          <table:table-cell table:formula="of:=POWER([.A25];3)" office:value-type="float" office:value="318611987" calcext:value-type="float">
            <text:p>318611987</text:p>
          </table:table-cell>
          <table:table-cell table:formula="of:=0.0000562466971*POWER([.M25]-[.B25];2)+432141162" office:value-type="float" office:value="5644036975068.9" calcext:value-type="float">
            <text:p>5644036975068,9</text:p>
          </table:table-cell>
          <table:table-cell table:formula="of:=POWER(2;[.A25])" office:value-type="float" office:value="4.0131652080905E+205" calcext:value-type="float">
            <text:p>4,0131652080905E+205</text:p>
          </table:table-cell>
          <table:table-cell table:formula="of:=POWER([.B25]-[.O25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5]-[.Q25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float" office:value="2248543" calcext:value-type="float">
            <text:p>2248543</text:p>
          </table:table-cell>
          <table:table-cell table:formula="of:=LOG([.A26];2)" office:value-type="float" office:value="9.55266909751427" calcext:value-type="float">
            <text:p>9,55266909751427</text:p>
          </table:table-cell>
          <table:table-cell table:formula="of:=1005861640*POWER([.C26]-[.B26];2)-913175483" office:value-type="float" office:value="5.08553854505491E+021" calcext:value-type="float">
            <text:p>5,08553854505491E+021</text:p>
          </table:table-cell>
          <table:table-cell table:formula="of:=SQRT([.A26])" office:value-type="float" office:value="27.4043792120894" calcext:value-type="float">
            <text:p>27,4043792120894</text:p>
          </table:table-cell>
          <table:table-cell table:formula="of:=54402636.9959915*POWER([.E26]-[.B26];2)-2355739760" office:value-type="float" office:value="2.75050069856999E+020" calcext:value-type="float">
            <text:p>2,75050069856999E+020</text:p>
          </table:table-cell>
          <table:table-cell table:formula="of:=[.A26]" office:value-type="float" office:value="751" calcext:value-type="float">
            <text:p>751</text:p>
          </table:table-cell>
          <table:table-cell table:formula="of:=244127.1667632*POWER([.G26]-[.B26];2)-913175483" office:value-type="float" office:value="1.23346932348095E+018" calcext:value-type="float">
            <text:p>1,23346932348095E+018</text:p>
          </table:table-cell>
          <table:table-cell table:formula="of:=[.A26]*LOG([.A26];2)" office:value-type="float" office:value="7174.05449223322" calcext:value-type="float">
            <text:p>7174,05449223322</text:p>
          </table:table-cell>
          <table:table-cell table:formula="of:=15527.05586252*POWER([.I26]-[.B26];2)-764568427" office:value-type="float" office:value="7.80038093354037E+016" calcext:value-type="float">
            <text:p>7,80038093354037E+016</text:p>
          </table:table-cell>
          <table:table-cell table:formula="of:=POWER([.A26];2)" office:value-type="float" office:value="564001" calcext:value-type="float">
            <text:p>564001</text:p>
          </table:table-cell>
          <table:table-cell table:formula="of:=4.00089694*POWER([.K26]-[.B26];2)-251527.22868109" office:value-type="float" office:value="11353271977797.4" calcext:value-type="float">
            <text:p>11353271977797,4</text:p>
          </table:table-cell>
          <table:table-cell table:formula="of:=POWER([.A26];3)" office:value-type="float" office:value="423564751" calcext:value-type="float">
            <text:p>423564751</text:p>
          </table:table-cell>
          <table:table-cell table:formula="of:=0.0000562466971*POWER([.M26]-[.B26];2)+432141162" office:value-type="float" office:value="9984634127842.02" calcext:value-type="float">
            <text:p>9984634127842,02</text:p>
          </table:table-cell>
          <table:table-cell table:formula="of:=POWER(2;[.A26])" office:value-type="float" office:value="1.18447730430657E+226" calcext:value-type="float">
            <text:p>1,18447730430657E+226</text:p>
          </table:table-cell>
          <table:table-cell table:formula="of:=POWER([.B26]-[.O26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6]-[.Q26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float" office:value="2751868" calcext:value-type="float">
            <text:p>2751868</text:p>
          </table:table-cell>
          <table:table-cell table:formula="of:=LOG([.A27];2)" office:value-type="float" office:value="9.68999797141944" calcext:value-type="float">
            <text:p>9,68999797141944</text:p>
          </table:table-cell>
          <table:table-cell table:formula="of:=1005861640*POWER([.C27]-[.B27];2)-913175483" office:value-type="float" office:value="7.61711274116172E+021" calcext:value-type="float">
            <text:p>7,61711274116172E+021</text:p>
          </table:table-cell>
          <table:table-cell table:formula="of:=SQRT([.A27])" office:value-type="float" office:value="28.7402157263998" calcext:value-type="float">
            <text:p>28,7402157263998</text:p>
          </table:table-cell>
          <table:table-cell table:formula="of:=54402636.9959915*POWER([.E27]-[.B27];2)-2355739760" office:value-type="float" office:value="4.11970459520353E+020" calcext:value-type="float">
            <text:p>4,11970459520353E+020</text:p>
          </table:table-cell>
          <table:table-cell table:formula="of:=[.A27]" office:value-type="float" office:value="826" calcext:value-type="float">
            <text:p>826</text:p>
          </table:table-cell>
          <table:table-cell table:formula="of:=244127.1667632*POWER([.G27]-[.B27];2)-913175483" office:value-type="float" office:value="1.84761105559073E+018" calcext:value-type="float">
            <text:p>1,84761105559073E+018</text:p>
          </table:table-cell>
          <table:table-cell table:formula="of:=[.A27]*LOG([.A27];2)" office:value-type="float" office:value="8003.93832439246" calcext:value-type="float">
            <text:p>8003,93832439246</text:p>
          </table:table-cell>
          <table:table-cell table:formula="of:=15527.05586252*POWER([.I27]-[.B27];2)-764568427" office:value-type="float" office:value="1.16899941971117E+017" calcext:value-type="float">
            <text:p>1,16899941971117E+017</text:p>
          </table:table-cell>
          <table:table-cell table:formula="of:=POWER([.A27];2)" office:value-type="float" office:value="682276" calcext:value-type="float">
            <text:p>682276</text:p>
          </table:table-cell>
          <table:table-cell table:formula="of:=4.00089694*POWER([.K27]-[.B27];2)-251527.22868109" office:value-type="float" office:value="17136685717644.8" calcext:value-type="float">
            <text:p>17136685717644,8</text:p>
          </table:table-cell>
          <table:table-cell table:formula="of:=POWER([.A27];3)" office:value-type="float" office:value="563559976" calcext:value-type="float">
            <text:p>563559976</text:p>
          </table:table-cell>
          <table:table-cell table:formula="of:=0.0000562466971*POWER([.M27]-[.B27];2)+432141162" office:value-type="float" office:value="17690340897591" calcext:value-type="float">
            <text:p>17690340897591</text:p>
          </table:table-cell>
          <table:table-cell table:formula="of:=POWER(2;[.A27])" office:value-type="float" office:value="4.47482873726171E+248" calcext:value-type="float">
            <text:p>4,47482873726171E+248</text:p>
          </table:table-cell>
          <table:table-cell table:formula="of:=POWER([.B27]-[.O27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7]-[.Q27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float" office:value="3300512" calcext:value-type="float">
            <text:p>3300512</text:p>
          </table:table-cell>
          <table:table-cell table:formula="of:=LOG([.A28];2)" office:value-type="float" office:value="9.82654848729092" calcext:value-type="float">
            <text:p>9,82654848729092</text:p>
          </table:table-cell>
          <table:table-cell table:formula="of:=1005861640*POWER([.C28]-[.B28];2)-913175483" office:value-type="float" office:value="1.09571672855314E+022" calcext:value-type="float">
            <text:p>1,09571672855314E+022</text:p>
          </table:table-cell>
          <table:table-cell table:formula="of:=SQRT([.A28])" office:value-type="float" office:value="30.1330383466387" calcext:value-type="float">
            <text:p>30,1330383466387</text:p>
          </table:table-cell>
          <table:table-cell table:formula="of:=54402636.9959915*POWER([.E28]-[.B28];2)-2355739760" office:value-type="float" office:value="5.92617747416462E+020" calcext:value-type="float">
            <text:p>5,92617747416462E+020</text:p>
          </table:table-cell>
          <table:table-cell table:formula="of:=[.A28]" office:value-type="float" office:value="908" calcext:value-type="float">
            <text:p>908</text:p>
          </table:table-cell>
          <table:table-cell table:formula="of:=244127.1667632*POWER([.G28]-[.B28];2)-913175483" office:value-type="float" office:value="2.65790683265807E+018" calcext:value-type="float">
            <text:p>2,65790683265807E+018</text:p>
          </table:table-cell>
          <table:table-cell table:formula="of:=[.A28]*LOG([.A28];2)" office:value-type="float" office:value="8922.50602646015" calcext:value-type="float">
            <text:p>8922,50602646015</text:p>
          </table:table-cell>
          <table:table-cell table:formula="of:=15527.05586252*POWER([.I28]-[.B28];2)-764568427" office:value-type="float" office:value="1.68228839290022E+017" calcext:value-type="float">
            <text:p>1,68228839290022E+017</text:p>
          </table:table-cell>
          <table:table-cell table:formula="of:=POWER([.A28];2)" office:value-type="float" office:value="824464" calcext:value-type="float">
            <text:p>824464</text:p>
          </table:table-cell>
          <table:table-cell table:formula="of:=4.00089694*POWER([.K28]-[.B28];2)-251527.22868109" office:value-type="float" office:value="24528753513727.3" calcext:value-type="float">
            <text:p>24528753513727,3</text:p>
          </table:table-cell>
          <table:table-cell table:formula="of:=POWER([.A28];3)" office:value-type="float" office:value="748613312" calcext:value-type="float">
            <text:p>748613312</text:p>
          </table:table-cell>
          <table:table-cell table:formula="of:=0.0000562466971*POWER([.M28]-[.B28];2)+432141162" office:value-type="float" office:value="31244975713093.1" calcext:value-type="float">
            <text:p>31244975713093,1</text:p>
          </table:table-cell>
          <table:table-cell table:formula="of:=POWER(2;[.A28])" office:value-type="float" office:value="2.16389439953168E+273" calcext:value-type="float">
            <text:p>2,16389439953168E+273</text:p>
          </table:table-cell>
          <table:table-cell table:formula="of:=POWER([.B28]-[.O28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8]-[.Q28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float" office:value="4026968" calcext:value-type="float">
            <text:p>4026968</text:p>
          </table:table-cell>
          <table:table-cell table:formula="of:=LOG([.A29];2)" office:value-type="float" office:value="9.96289600533726" calcext:value-type="float">
            <text:p>9,96289600533726</text:p>
          </table:table-cell>
          <table:table-cell table:formula="of:=1005861640*POWER([.C29]-[.B29];2)-913175483" office:value-type="float" office:value="1.63114456789279E+022" calcext:value-type="float">
            <text:p>1,63114456789279E+022</text:p>
          </table:table-cell>
          <table:table-cell table:formula="of:=SQRT([.A29])" office:value-type="float" office:value="31.5911379978626" calcext:value-type="float">
            <text:p>31,5911379978626</text:p>
          </table:table-cell>
          <table:table-cell table:formula="of:=54402636.9959915*POWER([.E29]-[.B29];2)-2355739760" office:value-type="float" office:value="8.82204958247852E+020" calcext:value-type="float">
            <text:p>8,82204958247852E+020</text:p>
          </table:table-cell>
          <table:table-cell table:formula="of:=[.A29]" office:value-type="float" office:value="998" calcext:value-type="float">
            <text:p>998</text:p>
          </table:table-cell>
          <table:table-cell table:formula="of:=244127.1667632*POWER([.G29]-[.B29];2)-913175483" office:value-type="float" office:value="3.95691917681081E+018" calcext:value-type="float">
            <text:p>3,95691917681081E+018</text:p>
          </table:table-cell>
          <table:table-cell table:formula="of:=[.A29]*LOG([.A29];2)" office:value-type="float" office:value="9942.97021332659" calcext:value-type="float">
            <text:p>9942,97021332659</text:p>
          </table:table-cell>
          <table:table-cell table:formula="of:=15527.05586252*POWER([.I29]-[.B29];2)-764568427" office:value-type="float" office:value="2.50552182286816E+017" calcext:value-type="float">
            <text:p>2,50552182286816E+017</text:p>
          </table:table-cell>
          <table:table-cell table:formula="of:=POWER([.A29];2)" office:value-type="float" office:value="996004" calcext:value-type="float">
            <text:p>996004</text:p>
          </table:table-cell>
          <table:table-cell table:formula="of:=4.00089694*POWER([.K29]-[.B29];2)-251527.22868109" office:value-type="float" office:value="36755210782716.3" calcext:value-type="float">
            <text:p>36755210782716,3</text:p>
          </table:table-cell>
          <table:table-cell table:formula="of:=POWER([.A29];3)" office:value-type="float" office:value="994011992" calcext:value-type="float">
            <text:p>994011992</text:p>
          </table:table-cell>
          <table:table-cell table:formula="of:=0.0000562466971*POWER([.M29]-[.B29];2)+432141162" office:value-type="float" office:value="55126152127426.2" calcext:value-type="float">
            <text:p>55126152127426,2</text:p>
          </table:table-cell>
          <table:table-cell table:formula="of:=POWER(2;[.A29])" office:value-type="float" office:value="2.67877151796567E+300" calcext:value-type="float">
            <text:p>2,67877151796567E+300</text:p>
          </table:table-cell>
          <table:table-cell table:formula="of:=POWER([.B29]-[.O29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29]-[.Q29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097" calcext:value-type="float">
            <text:p>1097</text:p>
          </table:table-cell>
          <table:table-cell office:value-type="float" office:value="4823715" calcext:value-type="float">
            <text:p>4823715</text:p>
          </table:table-cell>
          <table:table-cell table:formula="of:=LOG([.A30];2)" office:value-type="float" office:value="10.0993478104032" calcext:value-type="float">
            <text:p>10,0993478104032</text:p>
          </table:table-cell>
          <table:table-cell table:formula="of:=1005861640*POWER([.C30]-[.B30];2)-913175483" office:value-type="float" office:value="2.34045183640624E+022" calcext:value-type="float">
            <text:p>2,34045183640624E+022</text:p>
          </table:table-cell>
          <table:table-cell table:formula="of:=SQRT([.A30])" office:value-type="float" office:value="33.1209903233584" calcext:value-type="float">
            <text:p>33,1209903233584</text:p>
          </table:table-cell>
          <table:table-cell table:formula="of:=54402636.9959915*POWER([.E30]-[.B30];2)-2355739760" office:value-type="float" office:value="1.26583549109661E+021" calcext:value-type="float">
            <text:p>1,26583549109661E+021</text:p>
          </table:table-cell>
          <table:table-cell table:formula="of:=[.A30]" office:value-type="float" office:value="1097" calcext:value-type="float">
            <text:p>1097</text:p>
          </table:table-cell>
          <table:table-cell table:formula="of:=244127.1667632*POWER([.G30]-[.B30];2)-913175483" office:value-type="float" office:value="5.67782282567897E+018" calcext:value-type="float">
            <text:p>5,67782282567897E+018</text:p>
          </table:table-cell>
          <table:table-cell table:formula="of:=[.A30]*LOG([.A30];2)" office:value-type="float" office:value="11078.9845480123" calcext:value-type="float">
            <text:p>11078,9845480123</text:p>
          </table:table-cell>
          <table:table-cell table:formula="of:=15527.05586252*POWER([.I30]-[.B30];2)-764568427" office:value-type="float" office:value="3.59629366626518E+017" calcext:value-type="float">
            <text:p>3,59629366626518E+017</text:p>
          </table:table-cell>
          <table:table-cell table:formula="of:=POWER([.A30];2)" office:value-type="float" office:value="1203409" calcext:value-type="float">
            <text:p>1203409</text:p>
          </table:table-cell>
          <table:table-cell table:formula="of:=4.00089694*POWER([.K30]-[.B30];2)-251527.22868109" office:value-type="float" office:value="52438217730753.5" calcext:value-type="float">
            <text:p>52438217730753,5</text:p>
          </table:table-cell>
          <table:table-cell table:formula="of:=POWER([.A30];3)" office:value-type="float" office:value="1320139673" calcext:value-type="float">
            <text:p>1320139673</text:p>
          </table:table-cell>
          <table:table-cell table:formula="of:=0.0000562466971*POWER([.M30]-[.B30];2)+432141162" office:value-type="float" office:value="97310371841002.5" calcext:value-type="float">
            <text:p>97310371841002,5</text:p>
          </table:table-cell>
          <table:table-cell table:formula="of:=POWER(2;[.A30])" office:value-type="string" office:string-value="" calcext:value-type="error">
            <text:p>#NUM!</text:p>
          </table:table-cell>
          <table:table-cell table:formula="of:=POWER([.B30]-[.O30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0]-[.Q3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206" calcext:value-type="float">
            <text:p>1206</text:p>
          </table:table-cell>
          <table:table-cell office:value-type="float" office:value="5809052" calcext:value-type="float">
            <text:p>5809052</text:p>
          </table:table-cell>
          <table:table-cell table:formula="of:=LOG([.A31];2)" office:value-type="float" office:value="10.2360141919001" calcext:value-type="float">
            <text:p>10,2360141919001</text:p>
          </table:table-cell>
          <table:table-cell table:formula="of:=1005861640*POWER([.C31]-[.B31];2)-913175483" office:value-type="float" office:value="3.39427670594992E+022" calcext:value-type="float">
            <text:p>3,39427670594992E+022</text:p>
          </table:table-cell>
          <table:table-cell table:formula="of:=SQRT([.A31])" office:value-type="float" office:value="34.7275107083707" calcext:value-type="float">
            <text:p>34,7275107083707</text:p>
          </table:table-cell>
          <table:table-cell table:formula="of:=54402636.9959915*POWER([.E31]-[.B31];2)-2355739760" office:value-type="float" office:value="1.83579966754904E+021" calcext:value-type="float">
            <text:p>1,83579966754904E+021</text:p>
          </table:table-cell>
          <table:table-cell table:formula="of:=[.A31]" office:value-type="float" office:value="1206" calcext:value-type="float">
            <text:p>1206</text:p>
          </table:table-cell>
          <table:table-cell table:formula="of:=244127.1667632*POWER([.G31]-[.B31];2)-913175483" office:value-type="float" office:value="8.23467180970485E+018" calcext:value-type="float">
            <text:p>8,23467180970485E+018</text:p>
          </table:table-cell>
          <table:table-cell table:formula="of:=[.A31]*LOG([.A31];2)" office:value-type="float" office:value="12344.6331154315" calcext:value-type="float">
            <text:p>12344,6331154315</text:p>
          </table:table-cell>
          <table:table-cell table:formula="of:=15527.05586252*POWER([.I31]-[.B31];2)-764568427" office:value-type="float" office:value="5.21737277965648E+017" calcext:value-type="float">
            <text:p>5,21737277965648E+017</text:p>
          </table:table-cell>
          <table:table-cell table:formula="of:=POWER([.A31];2)" office:value-type="float" office:value="1454436" calcext:value-type="float">
            <text:p>1454436</text:p>
          </table:table-cell>
          <table:table-cell table:formula="of:=4.00089694*POWER([.K31]-[.B31];2)-251527.22868109" office:value-type="float" office:value="75867730164951.1" calcext:value-type="float">
            <text:p>75867730164951,1</text:p>
          </table:table-cell>
          <table:table-cell table:formula="of:=POWER([.A31];3)" office:value-type="float" office:value="1754049816" calcext:value-type="float">
            <text:p>1754049816</text:p>
          </table:table-cell>
          <table:table-cell table:formula="of:=0.0000562466971*POWER([.M31]-[.B31];2)+432141162" office:value-type="float" office:value="171909786837983" calcext:value-type="float">
            <text:p>171909786837983</text:p>
          </table:table-cell>
          <table:table-cell table:formula="of:=POWER(2;[.A31])" office:value-type="string" office:string-value="" calcext:value-type="error">
            <text:p>#NUM!</text:p>
          </table:table-cell>
          <table:table-cell table:formula="of:=POWER([.B31]-[.O31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1]-[.Q3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326" calcext:value-type="float">
            <text:p>1326</text:p>
          </table:table-cell>
          <table:table-cell office:value-type="float" office:value="7002384" calcext:value-type="float">
            <text:p>7002384</text:p>
          </table:table-cell>
          <table:table-cell table:formula="of:=LOG([.A32];2)" office:value-type="float" office:value="10.3728650601126" calcext:value-type="float">
            <text:p>10,3728650601126</text:p>
          </table:table-cell>
          <table:table-cell table:formula="of:=1005861640*POWER([.C32]-[.B32];2)-913175483" office:value-type="float" office:value="4.93206515938878E+022" calcext:value-type="float">
            <text:p>4,93206515938878E+022</text:p>
          </table:table-cell>
          <table:table-cell table:formula="of:=SQRT([.A32])" office:value-type="float" office:value="36.4142829120662" calcext:value-type="float">
            <text:p>36,4142829120662</text:p>
          </table:table-cell>
          <table:table-cell table:formula="of:=54402636.9959915*POWER([.E32]-[.B32];2)-2355739760" office:value-type="float" office:value="2.66751752057296E+021" calcext:value-type="float">
            <text:p>2,66751752057296E+021</text:p>
          </table:table-cell>
          <table:table-cell table:formula="of:=[.A32]" office:value-type="float" office:value="1326" calcext:value-type="float">
            <text:p>1326</text:p>
          </table:table-cell>
          <table:table-cell table:formula="of:=244127.1667632*POWER([.G32]-[.B32];2)-913175483" office:value-type="float" office:value="1.19658474553449E+019" calcext:value-type="float">
            <text:p>1,19658474553449E+019</text:p>
          </table:table-cell>
          <table:table-cell table:formula="of:=[.A32]*LOG([.A32];2)" office:value-type="float" office:value="13754.4190697093" calcext:value-type="float">
            <text:p>13754,4190697093</text:p>
          </table:table-cell>
          <table:table-cell table:formula="of:=15527.05586252*POWER([.I32]-[.B32];2)-764568427" office:value-type="float" office:value="7.58356056087471E+017" calcext:value-type="float">
            <text:p>7,58356056087471E+017</text:p>
          </table:table-cell>
          <table:table-cell table:formula="of:=POWER([.A32];2)" office:value-type="float" office:value="1758276" calcext:value-type="float">
            <text:p>1758276</text:p>
          </table:table-cell>
          <table:table-cell table:formula="of:=4.00089694*POWER([.K32]-[.B32];2)-251527.22868109" office:value-type="float" office:value="110027341060927" calcext:value-type="float">
            <text:p>110027341060927</text:p>
          </table:table-cell>
          <table:table-cell table:formula="of:=POWER([.A32];3)" office:value-type="float" office:value="2331473976" calcext:value-type="float">
            <text:p>2331473976</text:p>
          </table:table-cell>
          <table:table-cell table:formula="of:=0.0000562466971*POWER([.M32]-[.B32];2)+432141162" office:value-type="float" office:value="303910796255318" calcext:value-type="float">
            <text:p>303910796255318</text:p>
          </table:table-cell>
          <table:table-cell table:formula="of:=POWER(2;[.A32])" office:value-type="string" office:string-value="" calcext:value-type="error">
            <text:p>#NUM!</text:p>
          </table:table-cell>
          <table:table-cell table:formula="of:=POWER([.B32]-[.O32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2]-[.Q3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458" calcext:value-type="float">
            <text:p>1458</text:p>
          </table:table-cell>
          <table:table-cell office:value-type="float" office:value="8551936" calcext:value-type="float">
            <text:p>8551936</text:p>
          </table:table-cell>
          <table:table-cell table:formula="of:=LOG([.A33];2)" office:value-type="float" office:value="10.5097750043269" calcext:value-type="float">
            <text:p>10,5097750043269</text:p>
          </table:table-cell>
          <table:table-cell table:formula="of:=1005861640*POWER([.C33]-[.B33];2)-913175483" office:value-type="float" office:value="7.35641231498632E+022" calcext:value-type="float">
            <text:p>7,35641231498632E+022</text:p>
          </table:table-cell>
          <table:table-cell table:formula="of:=SQRT([.A33])" office:value-type="float" office:value="38.1837661840736" calcext:value-type="float">
            <text:p>38,1837661840736</text:p>
          </table:table-cell>
          <table:table-cell table:formula="of:=54402636.9959915*POWER([.E33]-[.B33];2)-2355739760" office:value-type="float" office:value="3.97873447709031E+021" calcext:value-type="float">
            <text:p>3,97873447709031E+021</text:p>
          </table:table-cell>
          <table:table-cell table:formula="of:=[.A33]" office:value-type="float" office:value="1458" calcext:value-type="float">
            <text:p>1458</text:p>
          </table:table-cell>
          <table:table-cell table:formula="of:=244127.1667632*POWER([.G33]-[.B33];2)-913175483" office:value-type="float" office:value="1.78483017098085E+019" calcext:value-type="float">
            <text:p>1,78483017098085E+019</text:p>
          </table:table-cell>
          <table:table-cell table:formula="of:=[.A33]*LOG([.A33];2)" office:value-type="float" office:value="15323.2519563087" calcext:value-type="float">
            <text:p>15323,2519563087</text:p>
          </table:table-cell>
          <table:table-cell table:formula="of:=15527.05586252*POWER([.I33]-[.B33];2)-764568427" office:value-type="float" office:value="1.13151489834779E+018" calcext:value-type="float">
            <text:p>1,13151489834779E+018</text:p>
          </table:table-cell>
          <table:table-cell table:formula="of:=POWER([.A33];2)" office:value-type="float" office:value="2125764" calcext:value-type="float">
            <text:p>2125764</text:p>
          </table:table-cell>
          <table:table-cell table:formula="of:=4.00089694*POWER([.K33]-[.B33];2)-251527.22868109" office:value-type="float" office:value="165219785795924" calcext:value-type="float">
            <text:p>165219785795924</text:p>
          </table:table-cell>
          <table:table-cell table:formula="of:=POWER([.A33];3)" office:value-type="float" office:value="3099363912" calcext:value-type="float">
            <text:p>3099363912</text:p>
          </table:table-cell>
          <table:table-cell table:formula="of:=0.0000562466971*POWER([.M33]-[.B33];2)+432141162" office:value-type="float" office:value="537331804388411" calcext:value-type="float">
            <text:p>537331804388411</text:p>
          </table:table-cell>
          <table:table-cell table:formula="of:=POWER(2;[.A33])" office:value-type="string" office:string-value="" calcext:value-type="error">
            <text:p>#NUM!</text:p>
          </table:table-cell>
          <table:table-cell table:formula="of:=POWER([.B33]-[.O33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3]-[.Q3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603" calcext:value-type="float">
            <text:p>1603</text:p>
          </table:table-cell>
          <table:table-cell office:value-type="float" office:value="10219627" calcext:value-type="float">
            <text:p>10219627</text:p>
          </table:table-cell>
          <table:table-cell table:formula="of:=LOG([.A34];2)" office:value-type="float" office:value="10.6465587101545" calcext:value-type="float">
            <text:p>10,6465587101545</text:p>
          </table:table-cell>
          <table:table-cell table:formula="of:=1005861640*POWER([.C34]-[.B34];2)-913175483" office:value-type="float" office:value="1.05052751366331E+023" calcext:value-type="float">
            <text:p>1,05052751366331E+023</text:p>
          </table:table-cell>
          <table:table-cell table:formula="of:=SQRT([.A34])" office:value-type="float" office:value="40.0374824383352" calcext:value-type="float">
            <text:p>40,0374824383352</text:p>
          </table:table-cell>
          <table:table-cell table:formula="of:=54402636.9959915*POWER([.E34]-[.B34];2)-2355739760" office:value-type="float" office:value="5.68180910578197E+021" calcext:value-type="float">
            <text:p>5,68180910578197E+021</text:p>
          </table:table-cell>
          <table:table-cell table:formula="of:=[.A34]" office:value-type="float" office:value="1603" calcext:value-type="float">
            <text:p>1603</text:p>
          </table:table-cell>
          <table:table-cell table:formula="of:=244127.1667632*POWER([.G34]-[.B34];2)-913175483" office:value-type="float" office:value="2.5488832757695E+019" calcext:value-type="float">
            <text:p>2,5488832757695E+019</text:p>
          </table:table-cell>
          <table:table-cell table:formula="of:=[.A34]*LOG([.A34];2)" office:value-type="float" office:value="17066.4336123777" calcext:value-type="float">
            <text:p>17066,4336123777</text:p>
          </table:table-cell>
          <table:table-cell table:formula="of:=15527.05586252*POWER([.I34]-[.B34];2)-764568427" office:value-type="float" office:value="1.6162460573449E+018" calcext:value-type="float">
            <text:p>1,6162460573449E+018</text:p>
          </table:table-cell>
          <table:table-cell table:formula="of:=POWER([.A34];2)" office:value-type="float" office:value="2569609" calcext:value-type="float">
            <text:p>2569609</text:p>
          </table:table-cell>
          <table:table-cell table:formula="of:=4.00089694*POWER([.K34]-[.B34];2)-251527.22868109" office:value-type="float" office:value="234143592767936" calcext:value-type="float">
            <text:p>234143592767936</text:p>
          </table:table-cell>
          <table:table-cell table:formula="of:=POWER([.A34];3)" office:value-type="float" office:value="4119083227" calcext:value-type="float">
            <text:p>4119083227</text:p>
          </table:table-cell>
          <table:table-cell table:formula="of:=0.0000562466971*POWER([.M34]-[.B34];2)+432141162" office:value-type="float" office:value="949599924764411" calcext:value-type="float">
            <text:p>949599924764411</text:p>
          </table:table-cell>
          <table:table-cell table:formula="of:=POWER(2;[.A34])" office:value-type="string" office:string-value="" calcext:value-type="error">
            <text:p>#NUM!</text:p>
          </table:table-cell>
          <table:table-cell table:formula="of:=POWER([.B34]-[.O34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4]-[.Q3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763" calcext:value-type="float">
            <text:p>1763</text:p>
          </table:table-cell>
          <table:table-cell office:value-type="float" office:value="12386467" calcext:value-type="float">
            <text:p>12386467</text:p>
          </table:table-cell>
          <table:table-cell table:formula="of:=LOG([.A35];2)" office:value-type="float" office:value="10.7838167593202" calcext:value-type="float">
            <text:p>10,7838167593202</text:p>
          </table:table-cell>
          <table:table-cell table:formula="of:=1005861640*POWER([.C35]-[.B35];2)-913175483" office:value-type="float" office:value="1.54323615595181E+023" calcext:value-type="float">
            <text:p>1,54323615595181E+023</text:p>
          </table:table-cell>
          <table:table-cell table:formula="of:=SQRT([.A35])" office:value-type="float" office:value="41.988093550434" calcext:value-type="float">
            <text:p>41,988093550434</text:p>
          </table:table-cell>
          <table:table-cell table:formula="of:=54402636.9959915*POWER([.E35]-[.B35];2)-2355739760" office:value-type="float" office:value="8.34664431412859E+021" calcext:value-type="float">
            <text:p>8,34664431412859E+021</text:p>
          </table:table-cell>
          <table:table-cell table:formula="of:=[.A35]" office:value-type="float" office:value="1763" calcext:value-type="float">
            <text:p>1763</text:p>
          </table:table-cell>
          <table:table-cell table:formula="of:=244127.1667632*POWER([.G35]-[.B35];2)-913175483" office:value-type="float" office:value="3.7444442883706E+019" calcext:value-type="float">
            <text:p>3,7444442883706E+019</text:p>
          </table:table-cell>
          <table:table-cell table:formula="of:=[.A35]*LOG([.A35];2)" office:value-type="float" office:value="19011.8689466815" calcext:value-type="float">
            <text:p>19011,8689466815</text:p>
          </table:table-cell>
          <table:table-cell table:formula="of:=15527.05586252*POWER([.I35]-[.B35];2)-764568427" office:value-type="float" office:value="2.37492446967019E+018" calcext:value-type="float">
            <text:p>2,37492446967019E+018</text:p>
          </table:table-cell>
          <table:table-cell table:formula="of:=POWER([.A35];2)" office:value-type="float" office:value="3108169" calcext:value-type="float">
            <text:p>3108169</text:p>
          </table:table-cell>
          <table:table-cell table:formula="of:=4.00089694*POWER([.K35]-[.B35];2)-251527.22868109" office:value-type="float" office:value="344424469562438" calcext:value-type="float">
            <text:p>344424469562438</text:p>
          </table:table-cell>
          <table:table-cell table:formula="of:=POWER([.A35];3)" office:value-type="float" office:value="5479701947" calcext:value-type="float">
            <text:p>5479701947</text:p>
          </table:table-cell>
          <table:table-cell table:formula="of:=0.0000562466971*POWER([.M35]-[.B35];2)+432141162" office:value-type="float" office:value="1.68130074725739E+015" calcext:value-type="float">
            <text:p>1,68130074725739E+015</text:p>
          </table:table-cell>
          <table:table-cell table:formula="of:=POWER(2;[.A35])" office:value-type="string" office:string-value="" calcext:value-type="error">
            <text:p>#NUM!</text:p>
          </table:table-cell>
          <table:table-cell table:formula="of:=POWER([.B35]-[.O35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5]-[.Q35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939" calcext:value-type="float">
            <text:p>1939</text:p>
          </table:table-cell>
          <table:table-cell office:value-type="float" office:value="15000991" calcext:value-type="float">
            <text:p>15000991</text:p>
          </table:table-cell>
          <table:table-cell table:formula="of:=LOG([.A36];2)" office:value-type="float" office:value="10.9210970881068" calcext:value-type="float">
            <text:p>10,9210970881068</text:p>
          </table:table-cell>
          <table:table-cell table:formula="of:=1005861640*POWER([.C36]-[.B36];2)-913175483" office:value-type="float" office:value="2.26348444679363E+023" calcext:value-type="float">
            <text:p>2,26348444679363E+023</text:p>
          </table:table-cell>
          <table:table-cell table:formula="of:=SQRT([.A36])" office:value-type="float" office:value="44.034077712608" calcext:value-type="float">
            <text:p>44,034077712608</text:p>
          </table:table-cell>
          <table:table-cell table:formula="of:=54402636.9959915*POWER([.E36]-[.B36];2)-2355739760" office:value-type="float" office:value="1.22421388961805E+022" calcext:value-type="float">
            <text:p>1,22421388961805E+022</text:p>
          </table:table-cell>
          <table:table-cell table:formula="of:=[.A36]" office:value-type="float" office:value="1939" calcext:value-type="float">
            <text:p>1939</text:p>
          </table:table-cell>
          <table:table-cell table:formula="of:=244127.1667632*POWER([.G36]-[.B36];2)-913175483" office:value-type="float" office:value="5.49216697635821E+019" calcext:value-type="float">
            <text:p>5,49216697635821E+019</text:p>
          </table:table-cell>
          <table:table-cell table:formula="of:=[.A36]*LOG([.A36];2)" office:value-type="float" office:value="21176.0072538391" calcext:value-type="float">
            <text:p>21176,0072538391</text:p>
          </table:table-cell>
          <table:table-cell table:formula="of:=15527.05586252*POWER([.I36]-[.B36];2)-764568427" office:value-type="float" office:value="3.48419148250448E+018" calcext:value-type="float">
            <text:p>3,48419148250448E+018</text:p>
          </table:table-cell>
          <table:table-cell table:formula="of:=POWER([.A36];2)" office:value-type="float" office:value="3759721" calcext:value-type="float">
            <text:p>3759721</text:p>
          </table:table-cell>
          <table:table-cell table:formula="of:=4.00089694*POWER([.K36]-[.B36];2)-251527.22868109" office:value-type="float" office:value="505577947455742" calcext:value-type="float">
            <text:p>505577947455742</text:p>
          </table:table-cell>
          <table:table-cell table:formula="of:=POWER([.A36];3)" office:value-type="float" office:value="7290099019" calcext:value-type="float">
            <text:p>7290099019</text:p>
          </table:table-cell>
          <table:table-cell table:formula="of:=0.0000562466971*POWER([.M36]-[.B36];2)+432141162" office:value-type="float" office:value="2976972255965151" calcext:value-type="float">
            <text:p>2976972255965151</text:p>
          </table:table-cell>
          <table:table-cell table:formula="of:=POWER(2;[.A36])" office:value-type="string" office:string-value="" calcext:value-type="error">
            <text:p>#NUM!</text:p>
          </table:table-cell>
          <table:table-cell table:formula="of:=POWER([.B36]-[.O36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6]-[.Q36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132" calcext:value-type="float">
            <text:p>2132</text:p>
          </table:table-cell>
          <table:table-cell office:value-type="float" office:value="18081728" calcext:value-type="float">
            <text:p>18081728</text:p>
          </table:table-cell>
          <table:table-cell table:formula="of:=LOG([.A37];2)" office:value-type="float" office:value="11.0579917227592" calcext:value-type="float">
            <text:p>11,0579917227592</text:p>
          </table:table-cell>
          <table:table-cell table:formula="of:=1005861640*POWER([.C37]-[.B37];2)-913175483" office:value-type="float" office:value="3.28864941903593E+023" calcext:value-type="float">
            <text:p>3,28864941903593E+023</text:p>
          </table:table-cell>
          <table:table-cell table:formula="of:=SQRT([.A37])" office:value-type="float" office:value="46.1735855224608" calcext:value-type="float">
            <text:p>46,1735855224608</text:p>
          </table:table-cell>
          <table:table-cell table:formula="of:=54402636.9959915*POWER([.E37]-[.B37];2)-2355739760" office:value-type="float" office:value="1.77867907998399E+022" calcext:value-type="float">
            <text:p>1,77867907998399E+022</text:p>
          </table:table-cell>
          <table:table-cell table:formula="of:=[.A37]" office:value-type="float" office:value="2132" calcext:value-type="float">
            <text:p>2132</text:p>
          </table:table-cell>
          <table:table-cell table:formula="of:=244127.1667632*POWER([.G37]-[.B37];2)-913175483" office:value-type="float" office:value="7.97982843584609E+019" calcext:value-type="float">
            <text:p>7,97982843584609E+019</text:p>
          </table:table-cell>
          <table:table-cell table:formula="of:=[.A37]*LOG([.A37];2)" office:value-type="float" office:value="23575.6383529226" calcext:value-type="float">
            <text:p>23575,6383529226</text:p>
          </table:table-cell>
          <table:table-cell table:formula="of:=15527.05586252*POWER([.I37]-[.B37];2)-764568427" office:value-type="float" office:value="5.06332426533464E+018" calcext:value-type="float">
            <text:p>5,06332426533464E+018</text:p>
          </table:table-cell>
          <table:table-cell table:formula="of:=POWER([.A37];2)" office:value-type="float" office:value="4545424" calcext:value-type="float">
            <text:p>4545424</text:p>
          </table:table-cell>
          <table:table-cell table:formula="of:=4.00089694*POWER([.K37]-[.B37];2)-251527.22868109" office:value-type="float" office:value="733090451355050" calcext:value-type="float">
            <text:p>733090451355050</text:p>
          </table:table-cell>
          <table:table-cell table:formula="of:=POWER([.A37];3)" office:value-type="float" office:value="9690843968" calcext:value-type="float">
            <text:p>9690843968</text:p>
          </table:table-cell>
          <table:table-cell table:formula="of:=0.0000562466971*POWER([.M37]-[.B37];2)+432141162" office:value-type="float" office:value="5262572431149349" calcext:value-type="float">
            <text:p>5262572431149349</text:p>
          </table:table-cell>
          <table:table-cell table:formula="of:=POWER(2;[.A37])" office:value-type="string" office:string-value="" calcext:value-type="error">
            <text:p>#NUM!</text:p>
          </table:table-cell>
          <table:table-cell table:formula="of:=POWER([.B37]-[.O37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7]-[.Q37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345" calcext:value-type="float">
            <text:p>2345</text:p>
          </table:table-cell>
          <table:table-cell office:value-type="float" office:value="21876687" calcext:value-type="float">
            <text:p>21876687</text:p>
          </table:table-cell>
          <table:table-cell table:formula="of:=LOG([.A38];2)" office:value-type="float" office:value="11.1953722074027" calcext:value-type="float">
            <text:p>11,1953722074027</text:p>
          </table:table-cell>
          <table:table-cell table:formula="of:=1005861640*POWER([.C38]-[.B38];2)-913175483" office:value-type="float" office:value="4.81394260360023E+023" calcext:value-type="float">
            <text:p>4,81394260360023E+023</text:p>
          </table:table-cell>
          <table:table-cell table:formula="of:=SQRT([.A38])" office:value-type="float" office:value="48.425200051213" calcext:value-type="float">
            <text:p>48,425200051213</text:p>
          </table:table-cell>
          <table:table-cell table:formula="of:=54402636.9959915*POWER([.E38]-[.B38];2)-2355739760" office:value-type="float" office:value="2.60364119869137E+022" calcext:value-type="float">
            <text:p>2,60364119869137E+022</text:p>
          </table:table-cell>
          <table:table-cell table:formula="of:=[.A38]" office:value-type="float" office:value="2345" calcext:value-type="float">
            <text:p>2345</text:p>
          </table:table-cell>
          <table:table-cell table:formula="of:=244127.1667632*POWER([.G38]-[.B38];2)-913175483" office:value-type="float" office:value="1.16811636077144E+020" calcext:value-type="float">
            <text:p>1,16811636077144E+020</text:p>
          </table:table-cell>
          <table:table-cell table:formula="of:=[.A38]*LOG([.A38];2)" office:value-type="float" office:value="26253.1478263594" calcext:value-type="float">
            <text:p>26253,1478263594</text:p>
          </table:table-cell>
          <table:table-cell table:formula="of:=15527.05586252*POWER([.I38]-[.B38];2)-764568427" office:value-type="float" office:value="7.41326021241312E+018" calcext:value-type="float">
            <text:p>7,41326021241312E+018</text:p>
          </table:table-cell>
          <table:table-cell table:formula="of:=POWER([.A38];2)" office:value-type="float" office:value="5499025" calcext:value-type="float">
            <text:p>5499025</text:p>
          </table:table-cell>
          <table:table-cell table:formula="of:=4.00089694*POWER([.K38]-[.B38];2)-251527.22868109" office:value-type="float" office:value="1.07315183434767E+015" calcext:value-type="float">
            <text:p>1,07315183434767E+015</text:p>
          </table:table-cell>
          <table:table-cell table:formula="of:=POWER([.A38];3)" office:value-type="float" office:value="12895213625" calcext:value-type="float">
            <text:p>12895213625</text:p>
          </table:table-cell>
          <table:table-cell table:formula="of:=0.0000562466971*POWER([.M38]-[.B38];2)+432141162" office:value-type="float" office:value="9.32136078675133E+015" calcext:value-type="float">
            <text:p>9,32136078675133E+015</text:p>
          </table:table-cell>
          <table:table-cell table:formula="of:=POWER(2;[.A38])" office:value-type="string" office:string-value="" calcext:value-type="error">
            <text:p>#NUM!</text:p>
          </table:table-cell>
          <table:table-cell table:formula="of:=POWER([.B38]-[.O38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8]-[.Q38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579" calcext:value-type="float">
            <text:p>2579</text:p>
          </table:table-cell>
          <table:table-cell office:value-type="float" office:value="26650935" calcext:value-type="float">
            <text:p>26650935</text:p>
          </table:table-cell>
          <table:table-cell table:formula="of:=LOG([.A39];2)" office:value-type="float" office:value="11.3325960577892" calcext:value-type="float">
            <text:p>11,3325960577892</text:p>
          </table:table-cell>
          <table:table-cell table:formula="of:=1005861640*POWER([.C39]-[.B39];2)-913175483" office:value-type="float" office:value="7.14435089522861E+023" calcext:value-type="float">
            <text:p>7,14435089522861E+023</text:p>
          </table:table-cell>
          <table:table-cell table:formula="of:=SQRT([.A39])" office:value-type="float" office:value="50.7838557023785" calcext:value-type="float">
            <text:p>50,7838557023785</text:p>
          </table:table-cell>
          <table:table-cell table:formula="of:=54402636.9959915*POWER([.E39]-[.B39];2)-2355739760" office:value-type="float" office:value="3.86405408230902E+022" calcext:value-type="float">
            <text:p>3,86405408230902E+022</text:p>
          </table:table-cell>
          <table:table-cell table:formula="of:=[.A39]" office:value-type="float" office:value="2579" calcext:value-type="float">
            <text:p>2579</text:p>
          </table:table-cell>
          <table:table-cell table:formula="of:=244127.1667632*POWER([.G39]-[.B39];2)-913175483" office:value-type="float" office:value="1.73363215663562E+020" calcext:value-type="float">
            <text:p>1,73363215663562E+020</text:p>
          </table:table-cell>
          <table:table-cell table:formula="of:=[.A39]*LOG([.A39];2)" office:value-type="float" office:value="29226.7652330384" calcext:value-type="float">
            <text:p>29226,7652330384</text:p>
          </table:table-cell>
          <table:table-cell table:formula="of:=15527.05586252*POWER([.I39]-[.B39];2)-764568427" office:value-type="float" office:value="1.10042628190173E+019" calcext:value-type="float">
            <text:p>1,10042628190173E+019</text:p>
          </table:table-cell>
          <table:table-cell table:formula="of:=POWER([.A39];2)" office:value-type="float" office:value="6651241" calcext:value-type="float">
            <text:p>6651241</text:p>
          </table:table-cell>
          <table:table-cell table:formula="of:=4.00089694*POWER([.K39]-[.B39];2)-251527.22868109" office:value-type="float" office:value="1600309805144555" calcext:value-type="float">
            <text:p>1600309805144555</text:p>
          </table:table-cell>
          <table:table-cell table:formula="of:=POWER([.A39];3)" office:value-type="float" office:value="17153550539" calcext:value-type="float">
            <text:p>17153550539</text:p>
          </table:table-cell>
          <table:table-cell table:formula="of:=0.0000562466971*POWER([.M39]-[.B39];2)+432141162" office:value-type="float" office:value="1.64988829052641E+016" calcext:value-type="float">
            <text:p>1,64988829052641E+016</text:p>
          </table:table-cell>
          <table:table-cell table:formula="of:=POWER(2;[.A39])" office:value-type="string" office:string-value="" calcext:value-type="error">
            <text:p>#NUM!</text:p>
          </table:table-cell>
          <table:table-cell table:formula="of:=POWER([.B39]-[.O39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39]-[.Q39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836" calcext:value-type="float">
            <text:p>2836</text:p>
          </table:table-cell>
          <table:table-cell office:value-type="float" office:value="32170992" calcext:value-type="float">
            <text:p>32170992</text:p>
          </table:table-cell>
          <table:table-cell table:formula="of:=LOG([.A40];2)" office:value-type="float" office:value="11.4696418172395" calcext:value-type="float">
            <text:p>11,4696418172395</text:p>
          </table:table-cell>
          <table:table-cell table:formula="of:=1005861640*POWER([.C40]-[.B40];2)-913175483" office:value-type="float" office:value="1.04103862149009E+024" calcext:value-type="float">
            <text:p>1,04103862149009E+024</text:p>
          </table:table-cell>
          <table:table-cell table:formula="of:=SQRT([.A40])" office:value-type="float" office:value="53.2541078227774" calcext:value-type="float">
            <text:p>53,2541078227774</text:p>
          </table:table-cell>
          <table:table-cell table:formula="of:=54402636.9959915*POWER([.E40]-[.B40];2)-2355739760" office:value-type="float" office:value="5.63050591185744E+022" calcext:value-type="float">
            <text:p>5,63050591185744E+022</text:p>
          </table:table-cell>
          <table:table-cell table:formula="of:=[.A40]" office:value-type="float" office:value="2836" calcext:value-type="float">
            <text:p>2836</text:p>
          </table:table-cell>
          <table:table-cell table:formula="of:=244127.1667632*POWER([.G40]-[.B40];2)-913175483" office:value-type="float" office:value="2.5262041447454E+020" calcext:value-type="float">
            <text:p>2,5262041447454E+020</text:p>
          </table:table-cell>
          <table:table-cell table:formula="of:=[.A40]*LOG([.A40];2)" office:value-type="float" office:value="32527.9041936913" calcext:value-type="float">
            <text:p>32527,9041936913</text:p>
          </table:table-cell>
          <table:table-cell table:formula="of:=15527.05586252*POWER([.I40]-[.B40];2)-764568427" office:value-type="float" office:value="1.60375990359539E+019" calcext:value-type="float">
            <text:p>1,60375990359539E+019</text:p>
          </table:table-cell>
          <table:table-cell table:formula="of:=POWER([.A40];2)" office:value-type="float" office:value="8042896" calcext:value-type="float">
            <text:p>8042896</text:p>
          </table:table-cell>
          <table:table-cell table:formula="of:=4.00089694*POWER([.K40]-[.B40];2)-251527.22868109" office:value-type="float" office:value="2.32918223317931E+015" calcext:value-type="float">
            <text:p>2,32918223317931E+015</text:p>
          </table:table-cell>
          <table:table-cell table:formula="of:=POWER([.A40];3)" office:value-type="float" office:value="22809653056" calcext:value-type="float">
            <text:p>22809653056</text:p>
          </table:table-cell>
          <table:table-cell table:formula="of:=0.0000562466971*POWER([.M40]-[.B40];2)+432141162" office:value-type="float" office:value="2.91815568585483E+016" calcext:value-type="float">
            <text:p>2,91815568585483E+016</text:p>
          </table:table-cell>
          <table:table-cell table:formula="of:=POWER(2;[.A40])" office:value-type="string" office:string-value="" calcext:value-type="error">
            <text:p>#NUM!</text:p>
          </table:table-cell>
          <table:table-cell table:formula="of:=POWER([.B40]-[.O40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0]-[.Q4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119" calcext:value-type="float">
            <text:p>3119</text:p>
          </table:table-cell>
          <table:table-cell office:value-type="float" office:value="38694727" calcext:value-type="float">
            <text:p>38694727</text:p>
          </table:table-cell>
          <table:table-cell table:formula="of:=LOG([.A41];2)" office:value-type="float" office:value="11.6068678373742" calcext:value-type="float">
            <text:p>11,6068678373742</text:p>
          </table:table-cell>
          <table:table-cell table:formula="of:=1005861640*POWER([.C41]-[.B41];2)-913175483" office:value-type="float" office:value="1.50605752155256E+024" calcext:value-type="float">
            <text:p>1,50605752155256E+024</text:p>
          </table:table-cell>
          <table:table-cell table:formula="of:=SQRT([.A41])" office:value-type="float" office:value="55.8480080217728" calcext:value-type="float">
            <text:p>55,8480080217728</text:p>
          </table:table-cell>
          <table:table-cell table:formula="of:=54402636.9959915*POWER([.E41]-[.B41];2)-2355739760" office:value-type="float" office:value="8.14558484254701E+022" calcext:value-type="float">
            <text:p>8,14558484254701E+022</text:p>
          </table:table-cell>
          <table:table-cell table:formula="of:=[.A41]" office:value-type="float" office:value="3119" calcext:value-type="float">
            <text:p>3119</text:p>
          </table:table-cell>
          <table:table-cell table:formula="of:=244127.1667632*POWER([.G41]-[.B41];2)-913175483" office:value-type="float" office:value="3.6546826302628E+020" calcext:value-type="float">
            <text:p>3,6546826302628E+020</text:p>
          </table:table-cell>
          <table:table-cell table:formula="of:=[.A41]*LOG([.A41];2)" office:value-type="float" office:value="36201.82078477" calcext:value-type="float">
            <text:p>36201,82078477</text:p>
          </table:table-cell>
          <table:table-cell table:formula="of:=15527.05586252*POWER([.I41]-[.B41];2)-764568427" office:value-type="float" office:value="2.32048988071021E+019" calcext:value-type="float">
            <text:p>2,32048988071021E+019</text:p>
          </table:table-cell>
          <table:table-cell table:formula="of:=POWER([.A41];2)" office:value-type="float" office:value="9728161" calcext:value-type="float">
            <text:p>9728161</text:p>
          </table:table-cell>
          <table:table-cell table:formula="of:=4.00089694*POWER([.K41]-[.B41];2)-251527.22868109" office:value-type="float" office:value="3.35700037129959E+015" calcext:value-type="float">
            <text:p>3,35700037129959E+015</text:p>
          </table:table-cell>
          <table:table-cell table:formula="of:=POWER([.A41];3)" office:value-type="float" office:value="30342134159" calcext:value-type="float">
            <text:p>30342134159</text:p>
          </table:table-cell>
          <table:table-cell table:formula="of:=0.0000562466971*POWER([.M41]-[.B41];2)+432141162" office:value-type="float" office:value="5.16512547134692E+016" calcext:value-type="float">
            <text:p>5,16512547134692E+016</text:p>
          </table:table-cell>
          <table:table-cell table:formula="of:=POWER(2;[.A41])" office:value-type="string" office:string-value="" calcext:value-type="error">
            <text:p>#NUM!</text:p>
          </table:table-cell>
          <table:table-cell table:formula="of:=POWER([.B41]-[.O41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1]-[.Q4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430" calcext:value-type="float">
            <text:p>3430</text:p>
          </table:table-cell>
          <table:table-cell office:value-type="float" office:value="47134248" calcext:value-type="float">
            <text:p>47134248</text:p>
          </table:table-cell>
          <table:table-cell table:formula="of:=LOG([.A42];2)" office:value-type="float" office:value="11.7439928610602" calcext:value-type="float">
            <text:p>11,7439928610602</text:p>
          </table:table-cell>
          <table:table-cell table:formula="of:=1005861640*POWER([.C42]-[.B42];2)-913175483" office:value-type="float" office:value="2.23465865921329E+024" calcext:value-type="float">
            <text:p>2,23465865921329E+024</text:p>
          </table:table-cell>
          <table:table-cell table:formula="of:=SQRT([.A42])" office:value-type="float" office:value="58.5662018573853" calcext:value-type="float">
            <text:p>58,5662018573853</text:p>
          </table:table-cell>
          <table:table-cell table:formula="of:=54402636.9959915*POWER([.E42]-[.B42];2)-2355739760" office:value-type="float" office:value="1.20862629093E+023" calcext:value-type="float">
            <text:p>1,20862629093E+023</text:p>
          </table:table-cell>
          <table:table-cell table:formula="of:=[.A42]" office:value-type="float" office:value="3430" calcext:value-type="float">
            <text:p>3430</text:p>
          </table:table-cell>
          <table:table-cell table:formula="of:=244127.1667632*POWER([.G42]-[.B42];2)-913175483" office:value-type="float" office:value="5.42283094616384E+020" calcext:value-type="float">
            <text:p>5,42283094616384E+020</text:p>
          </table:table-cell>
          <table:table-cell table:formula="of:=[.A42]*LOG([.A42];2)" office:value-type="float" office:value="40281.8955134364" calcext:value-type="float">
            <text:p>40281,8955134364</text:p>
          </table:table-cell>
          <table:table-cell table:formula="of:=15527.05586252*POWER([.I42]-[.B42];2)-764568427" office:value-type="float" office:value="3.4436551091315E+019" calcext:value-type="float">
            <text:p>3,4436551091315E+019</text:p>
          </table:table-cell>
          <table:table-cell table:formula="of:=POWER([.A42];2)" office:value-type="float" office:value="11764900" calcext:value-type="float">
            <text:p>11764900</text:p>
          </table:table-cell>
          <table:table-cell table:formula="of:=4.00089694*POWER([.K42]-[.B42];2)-251527.22868109" office:value-type="float" office:value="5005085175197259" calcext:value-type="float">
            <text:p>5005085175197259</text:p>
          </table:table-cell>
          <table:table-cell table:formula="of:=POWER([.A42];3)" office:value-type="float" office:value="40353607000" calcext:value-type="float">
            <text:p>40353607000</text:p>
          </table:table-cell>
          <table:table-cell table:formula="of:=0.0000562466971*POWER([.M42]-[.B42];2)+432141162" office:value-type="float" office:value="9.13790451980654E+016" calcext:value-type="float">
            <text:p>9,13790451980654E+016</text:p>
          </table:table-cell>
          <table:table-cell table:formula="of:=POWER(2;[.A42])" office:value-type="string" office:string-value="" calcext:value-type="error">
            <text:p>#NUM!</text:p>
          </table:table-cell>
          <table:table-cell table:formula="of:=POWER([.B42]-[.O42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2]-[.Q4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773" calcext:value-type="float">
            <text:p>3773</text:p>
          </table:table-cell>
          <table:table-cell office:value-type="float" office:value="57232919" calcext:value-type="float">
            <text:p>57232919</text:p>
          </table:table-cell>
          <table:table-cell table:formula="of:=LOG([.A43];2)" office:value-type="float" office:value="11.8814963848101" calcext:value-type="float">
            <text:p>11,8814963848101</text:p>
          </table:table-cell>
          <table:table-cell table:formula="of:=1005861640*POWER([.C43]-[.B43];2)-913175483" office:value-type="float" office:value="3.29480607837994E+024" calcext:value-type="float">
            <text:p>3,29480607837994E+024</text:p>
          </table:table-cell>
          <table:table-cell table:formula="of:=SQRT([.A43])" office:value-type="float" office:value="61.4247507117449" calcext:value-type="float">
            <text:p>61,4247507117449</text:p>
          </table:table-cell>
          <table:table-cell table:formula="of:=54402636.9959915*POWER([.E43]-[.B43];2)-2355739760" office:value-type="float" office:value="1.78201276994876E+023" calcext:value-type="float">
            <text:p>1,78201276994876E+023</text:p>
          </table:table-cell>
          <table:table-cell table:formula="of:=[.A43]" office:value-type="float" office:value="3773" calcext:value-type="float">
            <text:p>3773</text:p>
          </table:table-cell>
          <table:table-cell table:formula="of:=244127.1667632*POWER([.G43]-[.B43];2)-913175483" office:value-type="float" office:value="7.99559230483059E+020" calcext:value-type="float">
            <text:p>7,99559230483059E+020</text:p>
          </table:table-cell>
          <table:table-cell table:formula="of:=[.A43]*LOG([.A43];2)" office:value-type="float" office:value="44828.8858598886" calcext:value-type="float">
            <text:p>44828,8858598886</text:p>
          </table:table-cell>
          <table:table-cell table:formula="of:=15527.05586252*POWER([.I43]-[.B43];2)-764568427" office:value-type="float" office:value="5.07808891819296E+019" calcext:value-type="float">
            <text:p>5,07808891819296E+019</text:p>
          </table:table-cell>
          <table:table-cell table:formula="of:=POWER([.A43];2)" office:value-type="float" office:value="14235529" calcext:value-type="float">
            <text:p>14235529</text:p>
          </table:table-cell>
          <table:table-cell table:formula="of:=4.00089694*POWER([.K43]-[.B43];2)-251527.22868109" office:value-type="float" office:value="7396760427735830" calcext:value-type="float">
            <text:p>7396760427735830</text:p>
          </table:table-cell>
          <table:table-cell table:formula="of:=POWER([.A43];3)" office:value-type="float" office:value="53710650917" calcext:value-type="float">
            <text:p>53710650917</text:p>
          </table:table-cell>
          <table:table-cell table:formula="of:=0.0000562466971*POWER([.M43]-[.B43];2)+432141162" office:value-type="float" office:value="1.61916763445706E+017" calcext:value-type="float">
            <text:p>1,61916763445706E+017</text:p>
          </table:table-cell>
          <table:table-cell table:formula="of:=POWER(2;[.A43])" office:value-type="string" office:string-value="" calcext:value-type="error">
            <text:p>#NUM!</text:p>
          </table:table-cell>
          <table:table-cell table:formula="of:=POWER([.B43]-[.O43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3]-[.Q4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150" calcext:value-type="float">
            <text:p>4150</text:p>
          </table:table-cell>
          <table:table-cell office:value-type="float" office:value="69270148" calcext:value-type="float">
            <text:p>69270148</text:p>
          </table:table-cell>
          <table:table-cell table:formula="of:=LOG([.A44];2)" office:value-type="float" office:value="12.0188956211217" calcext:value-type="float">
            <text:p>12,0188956211217</text:p>
          </table:table-cell>
          <table:table-cell table:formula="of:=1005861640*POWER([.C44]-[.B44];2)-913175483" office:value-type="float" office:value="4.82647794932715E+024" calcext:value-type="float">
            <text:p>4,82647794932715E+024</text:p>
          </table:table-cell>
          <table:table-cell table:formula="of:=SQRT([.A44])" office:value-type="float" office:value="64.4204936336256" calcext:value-type="float">
            <text:p>64,4204936336256</text:p>
          </table:table-cell>
          <table:table-cell table:formula="of:=54402636.9959915*POWER([.E44]-[.B44];2)-2355739760" office:value-type="float" office:value="2.61042592878837E+023" calcext:value-type="float">
            <text:p>2,61042592878837E+023</text:p>
          </table:table-cell>
          <table:table-cell table:formula="of:=[.A44]" office:value-type="float" office:value="4150" calcext:value-type="float">
            <text:p>4150</text:p>
          </table:table-cell>
          <table:table-cell table:formula="of:=244127.1667632*POWER([.G44]-[.B44];2)-913175483" office:value-type="float" office:value="1.17126806681919E+021" calcext:value-type="float">
            <text:p>1,17126806681919E+021</text:p>
          </table:table-cell>
          <table:table-cell table:formula="of:=[.A44]*LOG([.A44];2)" office:value-type="float" office:value="49878.4168276549" calcext:value-type="float">
            <text:p>49878,4168276549</text:p>
          </table:table-cell>
          <table:table-cell table:formula="of:=15527.05586252*POWER([.I44]-[.B44];2)-764568427" office:value-type="float" office:value="7.43970453740287E+019" calcext:value-type="float">
            <text:p>7,43970453740287E+019</text:p>
          </table:table-cell>
          <table:table-cell table:formula="of:=POWER([.A44];2)" office:value-type="float" office:value="17222500" calcext:value-type="float">
            <text:p>17222500</text:p>
          </table:table-cell>
          <table:table-cell table:formula="of:=4.00089694*POWER([.K44]-[.B44];2)-251527.22868109" office:value-type="float" office:value="1.08382604215617E+016" calcext:value-type="float">
            <text:p>1,08382604215617E+016</text:p>
          </table:table-cell>
          <table:table-cell table:formula="of:=POWER([.A44];3)" office:value-type="float" office:value="71473375000" calcext:value-type="float">
            <text:p>71473375000</text:p>
          </table:table-cell>
          <table:table-cell table:formula="of:=0.0000562466971*POWER([.M44]-[.B44];2)+432141162" office:value-type="float" office:value="2.86776383615423E+017" calcext:value-type="float">
            <text:p>2,86776383615423E+017</text:p>
          </table:table-cell>
          <table:table-cell table:formula="of:=POWER(2;[.A44])" office:value-type="string" office:string-value="" calcext:value-type="error">
            <text:p>#NUM!</text:p>
          </table:table-cell>
          <table:table-cell table:formula="of:=POWER([.B44]-[.O44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4]-[.Q4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565" calcext:value-type="float">
            <text:p>4565</text:p>
          </table:table-cell>
          <table:table-cell office:value-type="float" office:value="83477971" calcext:value-type="float">
            <text:p>83477971</text:p>
          </table:table-cell>
          <table:table-cell table:formula="of:=LOG([.A45];2)" office:value-type="float" office:value="12.1563991448716" calcext:value-type="float">
            <text:p>12,1563991448716</text:p>
          </table:table-cell>
          <table:table-cell table:formula="of:=1005861640*POWER([.C45]-[.B45];2)-913175483" office:value-type="float" office:value="7.00941685907847E+024" calcext:value-type="float">
            <text:p>7,00941685907847E+024</text:p>
          </table:table-cell>
          <table:table-cell table:formula="of:=SQRT([.A45])" office:value-type="float" office:value="67.5647837264355" calcext:value-type="float">
            <text:p>67,5647837264355</text:p>
          </table:table-cell>
          <table:table-cell table:formula="of:=54402636.9959915*POWER([.E45]-[.B45];2)-2355739760" office:value-type="float" office:value="3.79108059755236E+023" calcext:value-type="float">
            <text:p>3,79108059755236E+023</text:p>
          </table:table-cell>
          <table:table-cell table:formula="of:=[.A45]" office:value-type="float" office:value="4565" calcext:value-type="float">
            <text:p>4565</text:p>
          </table:table-cell>
          <table:table-cell table:formula="of:=244127.1667632*POWER([.G45]-[.B45];2)-913175483" office:value-type="float" office:value="1.70103159403574E+021" calcext:value-type="float">
            <text:p>1,70103159403574E+021</text:p>
          </table:table-cell>
          <table:table-cell table:formula="of:=[.A45]*LOG([.A45];2)" office:value-type="float" office:value="55493.9620963388" calcext:value-type="float">
            <text:p>55493,9620963388</text:p>
          </table:table-cell>
          <table:table-cell table:formula="of:=15527.05586252*POWER([.I45]-[.B45];2)-764568427" office:value-type="float" office:value="1.08057590089703E+020" calcext:value-type="float">
            <text:p>1,08057590089703E+020</text:p>
          </table:table-cell>
          <table:table-cell table:formula="of:=POWER([.A45];2)" office:value-type="float" office:value="20839225" calcext:value-type="float">
            <text:p>20839225</text:p>
          </table:table-cell>
          <table:table-cell table:formula="of:=4.00089694*POWER([.K45]-[.B45];2)-251527.22868109" office:value-type="float" office:value="1.56979692465547E+016" calcext:value-type="float">
            <text:p>1,56979692465547E+016</text:p>
          </table:table-cell>
          <table:table-cell table:formula="of:=POWER([.A45];3)" office:value-type="float" office:value="95131062125" calcext:value-type="float">
            <text:p>95131062125</text:p>
          </table:table-cell>
          <table:table-cell table:formula="of:=0.0000562466971*POWER([.M45]-[.B45];2)+432141162" office:value-type="float" office:value="5.08135094900713E+017" calcext:value-type="float">
            <text:p>5,08135094900713E+017</text:p>
          </table:table-cell>
          <table:table-cell table:formula="of:=POWER(2;[.A45])" office:value-type="string" office:string-value="" calcext:value-type="error">
            <text:p>#NUM!</text:p>
          </table:table-cell>
          <table:table-cell table:formula="of:=POWER([.B45]-[.O45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5]-[.Q45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5021" calcext:value-type="float">
            <text:p>5021</text:p>
          </table:table-cell>
          <table:table-cell office:value-type="float" office:value="101366383" calcext:value-type="float">
            <text:p>101366383</text:p>
          </table:table-cell>
          <table:table-cell table:formula="of:=LOG([.A46];2)" office:value-type="float" office:value="12.2937590096679" calcext:value-type="float">
            <text:p>12,2937590096679</text:p>
          </table:table-cell>
          <table:table-cell table:formula="of:=1005861640*POWER([.C46]-[.B46];2)-913175483" office:value-type="float" office:value="1.0335370288292E+025" calcext:value-type="float">
            <text:p>1,0335370288292E+025</text:p>
          </table:table-cell>
          <table:table-cell table:formula="of:=SQRT([.A46])" office:value-type="float" office:value="70.8590149522275" calcext:value-type="float">
            <text:p>70,8590149522275</text:p>
          </table:table-cell>
          <table:table-cell table:formula="of:=54402636.9959915*POWER([.E46]-[.B46];2)-2355739760" office:value-type="float" office:value="5.58994125970868E+023" calcext:value-type="float">
            <text:p>5,58994125970868E+023</text:p>
          </table:table-cell>
          <table:table-cell table:formula="of:=[.A46]" office:value-type="float" office:value="5021" calcext:value-type="float">
            <text:p>5021</text:p>
          </table:table-cell>
          <table:table-cell table:formula="of:=244127.1667632*POWER([.G46]-[.B46];2)-913175483" office:value-type="float" office:value="2.50819319969468E+021" calcext:value-type="float">
            <text:p>2,50819319969468E+021</text:p>
          </table:table-cell>
          <table:table-cell table:formula="of:=[.A46]*LOG([.A46];2)" office:value-type="float" office:value="61726.9639875423" calcext:value-type="float">
            <text:p>61726,9639875423</text:p>
          </table:table-cell>
          <table:table-cell table:formula="of:=15527.05586252*POWER([.I46]-[.B46];2)-764568427" office:value-type="float" office:value="1.59348481081738E+020" calcext:value-type="float">
            <text:p>1,59348481081738E+020</text:p>
          </table:table-cell>
          <table:table-cell table:formula="of:=POWER([.A46];2)" office:value-type="float" office:value="25210441" calcext:value-type="float">
            <text:p>25210441</text:p>
          </table:table-cell>
          <table:table-cell table:formula="of:=4.00089694*POWER([.K46]-[.B46];2)-251527.22868109" office:value-type="float" office:value="2.32041120149635E+016" calcext:value-type="float">
            <text:p>2,32041120149635E+016</text:p>
          </table:table-cell>
          <table:table-cell table:formula="of:=POWER([.A46];3)" office:value-type="float" office:value="126581624261" calcext:value-type="float">
            <text:p>126581624261</text:p>
          </table:table-cell>
          <table:table-cell table:formula="of:=0.0000562466971*POWER([.M46]-[.B46];2)+432141162" office:value-type="float" office:value="8.99792792446314E+017" calcext:value-type="float">
            <text:p>8,99792792446314E+017</text:p>
          </table:table-cell>
          <table:table-cell table:formula="of:=POWER(2;[.A46])" office:value-type="string" office:string-value="" calcext:value-type="error">
            <text:p>#NUM!</text:p>
          </table:table-cell>
          <table:table-cell table:formula="of:=POWER([.B46]-[.O46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6]-[.Q46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5523" calcext:value-type="float">
            <text:p>5523</text:p>
          </table:table-cell>
          <table:table-cell office:value-type="float" office:value="121994651" calcext:value-type="float">
            <text:p>121994651</text:p>
          </table:table-cell>
          <table:table-cell table:formula="of:=LOG([.A47];2)" office:value-type="float" office:value="12.4312364120711" calcext:value-type="float">
            <text:p>12,4312364120711</text:p>
          </table:table-cell>
          <table:table-cell table:formula="of:=1005861640*POWER([.C47]-[.B47];2)-913175483" office:value-type="float" office:value="1.49699288213175E+025" calcext:value-type="float">
            <text:p>1,49699288213175E+025</text:p>
          </table:table-cell>
          <table:table-cell table:formula="of:=SQRT([.A47])" office:value-type="float" office:value="74.3168890629849" calcext:value-type="float">
            <text:p>74,3168890629849</text:p>
          </table:table-cell>
          <table:table-cell table:formula="of:=54402636.9959915*POWER([.E47]-[.B47];2)-2355739760" office:value-type="float" office:value="8.09656860219878E+023" calcext:value-type="float">
            <text:p>8,09656860219878E+023</text:p>
          </table:table-cell>
          <table:table-cell table:formula="of:=[.A47]" office:value-type="float" office:value="5523" calcext:value-type="float">
            <text:p>5523</text:p>
          </table:table-cell>
          <table:table-cell table:formula="of:=244127.1667632*POWER([.G47]-[.B47];2)-913175483" office:value-type="float" office:value="3.63294116622256E+021" calcext:value-type="float">
            <text:p>3,63294116622256E+021</text:p>
          </table:table-cell>
          <table:table-cell table:formula="of:=[.A47]*LOG([.A47];2)" office:value-type="float" office:value="68657.7187038685" calcext:value-type="float">
            <text:p>68657,7187038685</text:p>
          </table:table-cell>
          <table:table-cell table:formula="of:=15527.05586252*POWER([.I47]-[.B47];2)-764568427" office:value-type="float" office:value="2.30824402523435E+020" calcext:value-type="float">
            <text:p>2,30824402523435E+020</text:p>
          </table:table-cell>
          <table:table-cell table:formula="of:=POWER([.A47];2)" office:value-type="float" office:value="30503529" calcext:value-type="float">
            <text:p>30503529</text:p>
          </table:table-cell>
          <table:table-cell table:formula="of:=4.00089694*POWER([.K47]-[.B47];2)-251527.22868109" office:value-type="float" office:value="3.34900095677746E+016" calcext:value-type="float">
            <text:p>3,34900095677746E+016</text:p>
          </table:table-cell>
          <table:table-cell table:formula="of:=POWER([.A47];3)" office:value-type="float" office:value="168470990667" calcext:value-type="float">
            <text:p>168470990667</text:p>
          </table:table-cell>
          <table:table-cell table:formula="of:=0.0000562466971*POWER([.M47]-[.B47];2)+432141162" office:value-type="float" office:value="1.59410926752564E+018" calcext:value-type="float">
            <text:p>1,59410926752564E+018</text:p>
          </table:table-cell>
          <table:table-cell table:formula="of:=POWER(2;[.A47])" office:value-type="string" office:string-value="" calcext:value-type="error">
            <text:p>#NUM!</text:p>
          </table:table-cell>
          <table:table-cell table:formula="of:=POWER([.B47]-[.O47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7]-[.Q47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6075" calcext:value-type="float">
            <text:p>6075</text:p>
          </table:table-cell>
          <table:table-cell office:value-type="float" office:value="147508147" calcext:value-type="float">
            <text:p>147508147</text:p>
          </table:table-cell>
          <table:table-cell table:formula="of:=LOG([.A48];2)" office:value-type="float" office:value="12.5686686933805" calcext:value-type="float">
            <text:p>12,5686686933805</text:p>
          </table:table-cell>
          <table:table-cell table:formula="of:=1005861640*POWER([.C48]-[.B48];2)-913175483" office:value-type="float" office:value="2.18861910949764E+025" calcext:value-type="float">
            <text:p>2,18861910949764E+025</text:p>
          </table:table-cell>
          <table:table-cell table:formula="of:=SQRT([.A48])" office:value-type="float" office:value="77.9422863405995" calcext:value-type="float">
            <text:p>77,9422863405995</text:p>
          </table:table-cell>
          <table:table-cell table:formula="of:=54402636.9959915*POWER([.E48]-[.B48];2)-2355739760" office:value-type="float" office:value="1.1837268732014E+024" calcext:value-type="float">
            <text:p>1,1837268732014E+024</text:p>
          </table:table-cell>
          <table:table-cell table:formula="of:=[.A48]" office:value-type="float" office:value="6075" calcext:value-type="float">
            <text:p>6075</text:p>
          </table:table-cell>
          <table:table-cell table:formula="of:=244127.1667632*POWER([.G48]-[.B48];2)-913175483" office:value-type="float" office:value="5.31144089322845E+021" calcext:value-type="float">
            <text:p>5,31144089322845E+021</text:p>
          </table:table-cell>
          <table:table-cell table:formula="of:=[.A48]*LOG([.A48];2)" office:value-type="float" office:value="76354.6623122866" calcext:value-type="float">
            <text:p>76354,6623122866</text:p>
          </table:table-cell>
          <table:table-cell table:formula="of:=15527.05586252*POWER([.I48]-[.B48];2)-764568427" office:value-type="float" office:value="3.37498157410501E+020" calcext:value-type="float">
            <text:p>3,37498157410501E+020</text:p>
          </table:table-cell>
          <table:table-cell table:formula="of:=POWER([.A48];2)" office:value-type="float" office:value="36905625" calcext:value-type="float">
            <text:p>36905625</text:p>
          </table:table-cell>
          <table:table-cell table:formula="of:=4.00089694*POWER([.K48]-[.B48];2)-251527.22868109" office:value-type="float" office:value="4.89426436841472E+016" calcext:value-type="float">
            <text:p>4,89426436841472E+016</text:p>
          </table:table-cell>
          <table:table-cell table:formula="of:=POWER([.A48];3)" office:value-type="float" office:value="224201671875" calcext:value-type="float">
            <text:p>224201671875</text:p>
          </table:table-cell>
          <table:table-cell table:formula="of:=0.0000562466971*POWER([.M48]-[.B48];2)+432141162" office:value-type="float" office:value="2.82359928493278E+018" calcext:value-type="float">
            <text:p>2,82359928493278E+018</text:p>
          </table:table-cell>
          <table:table-cell table:formula="of:=POWER(2;[.A48])" office:value-type="string" office:string-value="" calcext:value-type="error">
            <text:p>#NUM!</text:p>
          </table:table-cell>
          <table:table-cell table:formula="of:=POWER([.B48]-[.O48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8]-[.Q48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6682" calcext:value-type="float">
            <text:p>6682</text:p>
          </table:table-cell>
          <table:table-cell office:value-type="float" office:value="178205652" calcext:value-type="float">
            <text:p>178205652</text:p>
          </table:table-cell>
          <table:table-cell table:formula="of:=LOG([.A49];2)" office:value-type="float" office:value="12.706064267335" calcext:value-type="float">
            <text:p>12,706064267335</text:p>
          </table:table-cell>
          <table:table-cell table:formula="of:=1005861640*POWER([.C49]-[.B49];2)-913175483" office:value-type="float" office:value="3.19433994423244E+025" calcext:value-type="float">
            <text:p>3,19433994423244E+025</text:p>
          </table:table-cell>
          <table:table-cell table:formula="of:=SQRT([.A49])" office:value-type="float" office:value="81.7435012707432" calcext:value-type="float">
            <text:p>81,7435012707432</text:p>
          </table:table-cell>
          <table:table-cell table:formula="of:=54402636.9959915*POWER([.E49]-[.B49];2)-2355739760" office:value-type="float" office:value="1.72767679838788E+024" calcext:value-type="float">
            <text:p>1,72767679838788E+024</text:p>
          </table:table-cell>
          <table:table-cell table:formula="of:=[.A49]" office:value-type="float" office:value="6682" calcext:value-type="float">
            <text:p>6682</text:p>
          </table:table-cell>
          <table:table-cell table:formula="of:=244127.1667632*POWER([.G49]-[.B49];2)-913175483" office:value-type="float" office:value="7.75222715421362E+021" calcext:value-type="float">
            <text:p>7,75222715421362E+021</text:p>
          </table:table-cell>
          <table:table-cell table:formula="of:=[.A49]*LOG([.A49];2)" office:value-type="float" office:value="84901.9214343323" calcext:value-type="float">
            <text:p>84901,9214343323</text:p>
          </table:table-cell>
          <table:table-cell table:formula="of:=15527.05586252*POWER([.I49]-[.B49];2)-764568427" office:value-type="float" office:value="4.92626926325466E+020" calcext:value-type="float">
            <text:p>4,92626926325466E+020</text:p>
          </table:table-cell>
          <table:table-cell table:formula="of:=POWER([.A49];2)" office:value-type="float" office:value="44649124" calcext:value-type="float">
            <text:p>44649124</text:p>
          </table:table-cell>
          <table:table-cell table:formula="of:=4.00089694*POWER([.K49]-[.B49];2)-251527.22868109" office:value-type="float" office:value="7.13653837146826E+016" calcext:value-type="float">
            <text:p>7,13653837146826E+016</text:p>
          </table:table-cell>
          <table:table-cell table:formula="of:=POWER([.A49];3)" office:value-type="float" office:value="298345446568" calcext:value-type="float">
            <text:p>298345446568</text:p>
          </table:table-cell>
          <table:table-cell table:formula="of:=0.0000562466971*POWER([.M49]-[.B49];2)+432141162" office:value-type="float" office:value="5.00053968538429E+018" calcext:value-type="float">
            <text:p>5,00053968538429E+018</text:p>
          </table:table-cell>
          <table:table-cell table:formula="of:=POWER(2;[.A49])" office:value-type="string" office:string-value="" calcext:value-type="error">
            <text:p>#NUM!</text:p>
          </table:table-cell>
          <table:table-cell table:formula="of:=POWER([.B49]-[.O49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49]-[.Q49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7350" calcext:value-type="float">
            <text:p>7350</text:p>
          </table:table-cell>
          <table:table-cell office:value-type="float" office:value="215405920" calcext:value-type="float">
            <text:p>215405920</text:p>
          </table:table-cell>
          <table:table-cell table:formula="of:=LOG([.A50];2)" office:value-type="float" office:value="12.8435285346111" calcext:value-type="float">
            <text:p>12,8435285346111</text:p>
          </table:table-cell>
          <table:table-cell table:formula="of:=1005861640*POWER([.C50]-[.B50];2)-913175483" office:value-type="float" office:value="4.66716832037684E+025" calcext:value-type="float">
            <text:p>4,66716832037684E+025</text:p>
          </table:table-cell>
          <table:table-cell table:formula="of:=SQRT([.A50])" office:value-type="float" office:value="85.7321409974112" calcext:value-type="float">
            <text:p>85,7321409974112</text:p>
          </table:table-cell>
          <table:table-cell table:formula="of:=54402636.9959915*POWER([.E50]-[.B50];2)-2355739760" office:value-type="float" office:value="2.52426459070566E+024" calcext:value-type="float">
            <text:p>2,52426459070566E+024</text:p>
          </table:table-cell>
          <table:table-cell table:formula="of:=[.A50]" office:value-type="float" office:value="7350" calcext:value-type="float">
            <text:p>7350</text:p>
          </table:table-cell>
          <table:table-cell table:formula="of:=244127.1667632*POWER([.G50]-[.B50];2)-913175483" office:value-type="float" office:value="1.13266568240809E+022" calcext:value-type="float">
            <text:p>1,13266568240809E+022</text:p>
          </table:table-cell>
          <table:table-cell table:formula="of:=[.A50]*LOG([.A50];2)" office:value-type="float" office:value="94399.9347293915" calcext:value-type="float">
            <text:p>94399,9347293915</text:p>
          </table:table-cell>
          <table:table-cell table:formula="of:=15527.05586252*POWER([.I50]-[.B50];2)-764568427" office:value-type="float" office:value="7.19819569529467E+020" calcext:value-type="float">
            <text:p>7,19819569529467E+020</text:p>
          </table:table-cell>
          <table:table-cell table:formula="of:=POWER([.A50];2)" office:value-type="float" office:value="54022500" calcext:value-type="float">
            <text:p>54022500</text:p>
          </table:table-cell>
          <table:table-cell table:formula="of:=4.00089694*POWER([.K50]-[.B50];2)-251527.22868109" office:value-type="float" office:value="1.04201793454259E+017" calcext:value-type="float">
            <text:p>1,04201793454259E+017</text:p>
          </table:table-cell>
          <table:table-cell table:formula="of:=POWER([.A50];3)" office:value-type="float" office:value="397065375000" calcext:value-type="float">
            <text:p>397065375000</text:p>
          </table:table-cell>
          <table:table-cell table:formula="of:=0.0000562466971*POWER([.M50]-[.B50];2)+432141162" office:value-type="float" office:value="8.8582865872305E+018" calcext:value-type="float">
            <text:p>8,8582865872305E+018</text:p>
          </table:table-cell>
          <table:table-cell table:formula="of:=POWER(2;[.A50])" office:value-type="string" office:string-value="" calcext:value-type="error">
            <text:p>#NUM!</text:p>
          </table:table-cell>
          <table:table-cell table:formula="of:=POWER([.B50]-[.O50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0]-[.Q5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8085" calcext:value-type="float">
            <text:p>8085</text:p>
          </table:table-cell>
          <table:table-cell office:value-type="float" office:value="261448471" calcext:value-type="float">
            <text:p>261448471</text:p>
          </table:table-cell>
          <table:table-cell table:formula="of:=LOG([.A51];2)" office:value-type="float" office:value="12.981032058361" calcext:value-type="float">
            <text:p>12,981032058361</text:p>
          </table:table-cell>
          <table:table-cell table:formula="of:=1005861640*POWER([.C51]-[.B51];2)-913175483" office:value-type="float" office:value="6.87559703389167E+025" calcext:value-type="float">
            <text:p>6,87559703389167E+025</text:p>
          </table:table-cell>
          <table:table-cell table:formula="of:=SQRT([.A51])" office:value-type="float" office:value="89.9166280506559" calcext:value-type="float">
            <text:p>89,9166280506559</text:p>
          </table:table-cell>
          <table:table-cell table:formula="of:=54402636.9959915*POWER([.E51]-[.B51];2)-2355739760" office:value-type="float" office:value="3.71870617736471E+024" calcext:value-type="float">
            <text:p>3,71870617736471E+024</text:p>
          </table:table-cell>
          <table:table-cell table:formula="of:=[.A51]" office:value-type="float" office:value="8085" calcext:value-type="float">
            <text:p>8085</text:p>
          </table:table-cell>
          <table:table-cell table:formula="of:=244127.1667632*POWER([.G51]-[.B51];2)-913175483" office:value-type="float" office:value="1.66863543903893E+022" calcext:value-type="float">
            <text:p>1,66863543903893E+022</text:p>
          </table:table-cell>
          <table:table-cell table:formula="of:=[.A51]*LOG([.A51];2)" office:value-type="float" office:value="104951.644191849" calcext:value-type="float">
            <text:p>104951,644191849</text:p>
          </table:table-cell>
          <table:table-cell table:formula="of:=15527.05586252*POWER([.I51]-[.B51];2)-764568427" office:value-type="float" office:value="1.06050467137544E+021" calcext:value-type="float">
            <text:p>1,06050467137544E+021</text:p>
          </table:table-cell>
          <table:table-cell table:formula="of:=POWER([.A51];2)" office:value-type="float" office:value="65367225" calcext:value-type="float">
            <text:p>65367225</text:p>
          </table:table-cell>
          <table:table-cell table:formula="of:=4.00089694*POWER([.K51]-[.B51];2)-251527.22868109" office:value-type="float" office:value="1.53825905550492E+017" calcext:value-type="float">
            <text:p>1,53825905550492E+017</text:p>
          </table:table-cell>
          <table:table-cell table:formula="of:=POWER([.A51];3)" office:value-type="float" office:value="528494014125" calcext:value-type="float">
            <text:p>528494014125</text:p>
          </table:table-cell>
          <table:table-cell table:formula="of:=0.0000562466971*POWER([.M51]-[.B51];2)+432141162" office:value-type="float" office:value="1.56944958356521E+019" calcext:value-type="float">
            <text:p>1,56944958356521E+019</text:p>
          </table:table-cell>
          <table:table-cell table:formula="of:=POWER(2;[.A51])" office:value-type="string" office:string-value="" calcext:value-type="error">
            <text:p>#NUM!</text:p>
          </table:table-cell>
          <table:table-cell table:formula="of:=POWER([.B51]-[.O51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1]-[.Q5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8893" calcext:value-type="float">
            <text:p>8893</text:p>
          </table:table-cell>
          <table:table-cell office:value-type="float" office:value="316433751" calcext:value-type="float">
            <text:p>316433751</text:p>
          </table:table-cell>
          <table:table-cell table:formula="of:=LOG([.A52];2)" office:value-type="float" office:value="13.1184544703104" calcext:value-type="float">
            <text:p>13,1184544703104</text:p>
          </table:table-cell>
          <table:table-cell table:formula="of:=1005861640*POWER([.C52]-[.B52];2)-913175483" office:value-type="float" office:value="1.00717238302748E+026" calcext:value-type="float">
            <text:p>1,00717238302748E+026</text:p>
          </table:table-cell>
          <table:table-cell table:formula="of:=SQRT([.A52])" office:value-type="float" office:value="94.3027040969664" calcext:value-type="float">
            <text:p>94,3027040969664</text:p>
          </table:table-cell>
          <table:table-cell table:formula="of:=54402636.9959915*POWER([.E52]-[.B52];2)-2355739760" office:value-type="float" office:value="5.44735013763257E+024" calcext:value-type="float">
            <text:p>5,44735013763257E+024</text:p>
          </table:table-cell>
          <table:table-cell table:formula="of:=[.A52]" office:value-type="float" office:value="8893" calcext:value-type="float">
            <text:p>8893</text:p>
          </table:table-cell>
          <table:table-cell table:formula="of:=244127.1667632*POWER([.G52]-[.B52];2)-913175483" office:value-type="float" office:value="2.44431570783576E+022" calcext:value-type="float">
            <text:p>2,44431570783576E+022</text:p>
          </table:table-cell>
          <table:table-cell table:formula="of:=[.A52]*LOG([.A52];2)" office:value-type="float" office:value="116662.41560447" calcext:value-type="float">
            <text:p>116662,41560447</text:p>
          </table:table-cell>
          <table:table-cell table:formula="of:=15527.05586252*POWER([.I52]-[.B52];2)-764568427" office:value-type="float" office:value="1.5535828731447E+021" calcext:value-type="float">
            <text:p>1,5535828731447E+021</text:p>
          </table:table-cell>
          <table:table-cell table:formula="of:=POWER([.A52];2)" office:value-type="float" office:value="79085449" calcext:value-type="float">
            <text:p>79085449</text:p>
          </table:table-cell>
          <table:table-cell table:formula="of:=4.00089694*POWER([.K52]-[.B52];2)-251527.22868109" office:value-type="float" office:value="2.25387394260995E+017" calcext:value-type="float">
            <text:p>2,25387394260995E+017</text:p>
          </table:table-cell>
          <table:table-cell table:formula="of:=POWER([.A52];3)" office:value-type="float" office:value="703306897957" calcext:value-type="float">
            <text:p>703306897957</text:p>
          </table:table-cell>
          <table:table-cell table:formula="of:=0.0000562466971*POWER([.M52]-[.B52];2)+432141162" office:value-type="float" office:value="2.77968698148157E+019" calcext:value-type="float">
            <text:p>2,77968698148157E+019</text:p>
          </table:table-cell>
          <table:table-cell table:formula="of:=POWER(2;[.A52])" office:value-type="string" office:string-value="" calcext:value-type="error">
            <text:p>#NUM!</text:p>
          </table:table-cell>
          <table:table-cell table:formula="of:=POWER([.B52]-[.O52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2]-[.Q5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9782" calcext:value-type="float">
            <text:p>9782</text:p>
          </table:table-cell>
          <table:table-cell office:value-type="float" office:value="382873244" calcext:value-type="float">
            <text:p>382873244</text:p>
          </table:table-cell>
          <table:table-cell table:formula="of:=LOG([.A53];2)" office:value-type="float" office:value="13.2559137493378" calcext:value-type="float">
            <text:p>13,2559137493378</text:p>
          </table:table-cell>
          <table:table-cell table:formula="of:=1005861640*POWER([.C53]-[.B53];2)-913175483" office:value-type="float" office:value="1.47451179828556E+026" calcext:value-type="float">
            <text:p>1,47451179828556E+026</text:p>
          </table:table-cell>
          <table:table-cell table:formula="of:=SQRT([.A53])" office:value-type="float" office:value="98.9039938526246" calcext:value-type="float">
            <text:p>98,9039938526246</text:p>
          </table:table-cell>
          <table:table-cell table:formula="of:=54402636.9959915*POWER([.E53]-[.B53];2)-2355739760" office:value-type="float" office:value="7.97498294293075E+024" calcext:value-type="float">
            <text:p>7,97498294293075E+024</text:p>
          </table:table-cell>
          <table:table-cell table:formula="of:=[.A53]" office:value-type="float" office:value="9782" calcext:value-type="float">
            <text:p>9782</text:p>
          </table:table-cell>
          <table:table-cell table:formula="of:=244127.1667632*POWER([.G53]-[.B53];2)-913175483" office:value-type="float" office:value="3.57852417180143E+022" calcext:value-type="float">
            <text:p>3,57852417180143E+022</text:p>
          </table:table-cell>
          <table:table-cell table:formula="of:=[.A53]*LOG([.A53];2)" office:value-type="float" office:value="129669.348296022" calcext:value-type="float">
            <text:p>129669,348296022</text:p>
          </table:table-cell>
          <table:table-cell table:formula="of:=15527.05586252*POWER([.I53]-[.B53];2)-764568427" office:value-type="float" office:value="2.27459946585984E+021" calcext:value-type="float">
            <text:p>2,27459946585984E+021</text:p>
          </table:table-cell>
          <table:table-cell table:formula="of:=POWER([.A53];2)" office:value-type="float" office:value="95687524" calcext:value-type="float">
            <text:p>95687524</text:p>
          </table:table-cell>
          <table:table-cell table:formula="of:=4.00089694*POWER([.K53]-[.B53];2)-251527.22868109" office:value-type="float" office:value="3.29976526785965E+017" calcext:value-type="float">
            <text:p>3,29976526785965E+017</text:p>
          </table:table-cell>
          <table:table-cell table:formula="of:=POWER([.A53];3)" office:value-type="float" office:value="936015359768" calcext:value-type="float">
            <text:p>936015359768</text:p>
          </table:table-cell>
          <table:table-cell table:formula="of:=0.0000562466971*POWER([.M53]-[.B53];2)+432141162" office:value-type="float" office:value="4.92388170433025E+019" calcext:value-type="float">
            <text:p>4,92388170433025E+019</text:p>
          </table:table-cell>
          <table:table-cell table:formula="of:=POWER(2;[.A53])" office:value-type="string" office:string-value="" calcext:value-type="error">
            <text:p>#NUM!</text:p>
          </table:table-cell>
          <table:table-cell table:formula="of:=POWER([.B53]-[.O53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3]-[.Q5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0760" calcext:value-type="float">
            <text:p>10760</text:p>
          </table:table-cell>
          <table:table-cell office:value-type="float" office:value="462538512" calcext:value-type="float">
            <text:p>462538512</text:p>
          </table:table-cell>
          <table:table-cell table:formula="of:=LOG([.A54];2)" office:value-type="float" office:value="13.393390457444" calcext:value-type="float">
            <text:p>13,393390457444</text:p>
          </table:table-cell>
          <table:table-cell table:formula="of:=1005861640*POWER([.C54]-[.B54];2)-913175483" office:value-type="float" office:value="2.15195912873294E+026" calcext:value-type="float">
            <text:p>2,15195912873294E+026</text:p>
          </table:table-cell>
          <table:table-cell table:formula="of:=SQRT([.A54])" office:value-type="float" office:value="103.73041983912" calcext:value-type="float">
            <text:p>103,73041983912</text:p>
          </table:table-cell>
          <table:table-cell table:formula="of:=54402636.9959915*POWER([.E54]-[.B54];2)-2355739760" office:value-type="float" office:value="1.16389969479899E+025" calcext:value-type="float">
            <text:p>1,16389969479899E+025</text:p>
          </table:table-cell>
          <table:table-cell table:formula="of:=[.A54]" office:value-type="float" office:value="10760" calcext:value-type="float">
            <text:p>10760</text:p>
          </table:table-cell>
          <table:table-cell table:formula="of:=244127.1667632*POWER([.G54]-[.B54];2)-913175483" office:value-type="float" office:value="5.22265938443072E+022" calcext:value-type="float">
            <text:p>5,22265938443072E+022</text:p>
          </table:table-cell>
          <table:table-cell table:formula="of:=[.A54]*LOG([.A54];2)" office:value-type="float" office:value="144112.881322097" calcext:value-type="float">
            <text:p>144112,881322097</text:p>
          </table:table-cell>
          <table:table-cell table:formula="of:=15527.05586252*POWER([.I54]-[.B54];2)-764568427" office:value-type="float" office:value="3.31981777076742E+021" calcext:value-type="float">
            <text:p>3,31981777076742E+021</text:p>
          </table:table-cell>
          <table:table-cell table:formula="of:=POWER([.A54];2)" office:value-type="float" office:value="115777600" calcext:value-type="float">
            <text:p>115777600</text:p>
          </table:table-cell>
          <table:table-cell table:formula="of:=4.00089694*POWER([.K54]-[.B54];2)-251527.22868109" office:value-type="float" office:value="4.81080371237139E+017" calcext:value-type="float">
            <text:p>4,81080371237139E+017</text:p>
          </table:table-cell>
          <table:table-cell table:formula="of:=POWER([.A54];3)" office:value-type="float" office:value="1245766976000" calcext:value-type="float">
            <text:p>1245766976000</text:p>
          </table:table-cell>
          <table:table-cell table:formula="of:=0.0000562466971*POWER([.M54]-[.B54];2)+432141162" office:value-type="float" office:value="8.72264296578282E+019" calcext:value-type="float">
            <text:p>8,72264296578282E+019</text:p>
          </table:table-cell>
          <table:table-cell table:formula="of:=POWER(2;[.A54])" office:value-type="string" office:string-value="" calcext:value-type="error">
            <text:p>#NUM!</text:p>
          </table:table-cell>
          <table:table-cell table:formula="of:=POWER([.B54]-[.O54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4]-[.Q5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1836" calcext:value-type="float">
            <text:p>11836</text:p>
          </table:table-cell>
          <table:table-cell office:value-type="float" office:value="559960808" calcext:value-type="float">
            <text:p>559960808</text:p>
          </table:table-cell>
          <table:table-cell table:formula="of:=LOG([.A55];2)" office:value-type="float" office:value="13.5308939811939" calcext:value-type="float">
            <text:p>13,5308939811939</text:p>
          </table:table-cell>
          <table:table-cell table:formula="of:=1005861640*POWER([.C55]-[.B55];2)-913175483" office:value-type="float" office:value="3.15394044269729E+026" calcext:value-type="float">
            <text:p>3,15394044269729E+026</text:p>
          </table:table-cell>
          <table:table-cell table:formula="of:=SQRT([.A55])" office:value-type="float" office:value="108.793382151673" calcext:value-type="float">
            <text:p>108,793382151673</text:p>
          </table:table-cell>
          <table:table-cell table:formula="of:=54402636.9959915*POWER([.E55]-[.B55];2)-2355739760" office:value-type="float" office:value="1.70582724111591E+025" calcext:value-type="float">
            <text:p>1,70582724111591E+025</text:p>
          </table:table-cell>
          <table:table-cell table:formula="of:=[.A55]" office:value-type="float" office:value="11836" calcext:value-type="float">
            <text:p>11836</text:p>
          </table:table-cell>
          <table:table-cell table:formula="of:=244127.1667632*POWER([.G55]-[.B55];2)-913175483" office:value-type="float" office:value="7.65443279330173E+022" calcext:value-type="float">
            <text:p>7,65443279330173E+022</text:p>
          </table:table-cell>
          <table:table-cell table:formula="of:=[.A55]*LOG([.A55];2)" office:value-type="float" office:value="160151.661161411" calcext:value-type="float">
            <text:p>160151,661161411</text:p>
          </table:table-cell>
          <table:table-cell table:formula="of:=15527.05586252*POWER([.I55]-[.B55];2)-764568427" office:value-type="float" office:value="4.86581868891581E+021" calcext:value-type="float">
            <text:p>4,86581868891581E+021</text:p>
          </table:table-cell>
          <table:table-cell table:formula="of:=POWER([.A55];2)" office:value-type="float" office:value="140090896" calcext:value-type="float">
            <text:p>140090896</text:p>
          </table:table-cell>
          <table:table-cell table:formula="of:=4.00089694*POWER([.K55]-[.B55];2)-251527.22868109" office:value-type="float" office:value="7.05321094230328E+017" calcext:value-type="float">
            <text:p>7,05321094230328E+017</text:p>
          </table:table-cell>
          <table:table-cell table:formula="of:=POWER([.A55];3)" office:value-type="float" office:value="1658115845056" calcext:value-type="float">
            <text:p>1658115845056</text:p>
          </table:table-cell>
          <table:table-cell table:formula="of:=0.0000562466971*POWER([.M55]-[.B55];2)+432141162" office:value-type="float" office:value="1.54537322714767E+020" calcext:value-type="float">
            <text:p>1,54537322714767E+020</text:p>
          </table:table-cell>
          <table:table-cell table:formula="of:=POWER(2;[.A55])" office:value-type="string" office:string-value="" calcext:value-type="error">
            <text:p>#NUM!</text:p>
          </table:table-cell>
          <table:table-cell table:formula="of:=POWER([.B55]-[.O55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5]-[.Q55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3019" calcext:value-type="float">
            <text:p>13019</text:p>
          </table:table-cell>
          <table:table-cell office:value-type="float" office:value="679419383" calcext:value-type="float">
            <text:p>679419383</text:p>
          </table:table-cell>
          <table:table-cell table:formula="of:=LOG([.A56];2)" office:value-type="float" office:value="13.6683310177268" calcext:value-type="float">
            <text:p>13,6683310177268</text:p>
          </table:table-cell>
          <table:table-cell table:formula="of:=1005861640*POWER([.C56]-[.B56];2)-913175483" office:value-type="float" office:value="4.64316475045976E+026" calcext:value-type="float">
            <text:p>4,64316475045976E+026</text:p>
          </table:table-cell>
          <table:table-cell table:formula="of:=SQRT([.A56])" office:value-type="float" office:value="114.100832599942" calcext:value-type="float">
            <text:p>114,100832599942</text:p>
          </table:table-cell>
          <table:table-cell table:formula="of:=54402636.9959915*POWER([.E56]-[.B56];2)-2355739760" office:value-type="float" office:value="2.51128308017118E+025" calcext:value-type="float">
            <text:p>2,51128308017118E+025</text:p>
          </table:table-cell>
          <table:table-cell table:formula="of:=[.A56]" office:value-type="float" office:value="13019" calcext:value-type="float">
            <text:p>13019</text:p>
          </table:table-cell>
          <table:table-cell table:formula="of:=244127.1667632*POWER([.G56]-[.B56];2)-913175483" office:value-type="float" office:value="1.12687393104934E+023" calcext:value-type="float">
            <text:p>1,12687393104934E+023</text:p>
          </table:table-cell>
          <table:table-cell table:formula="of:=[.A56]*LOG([.A56];2)" office:value-type="float" office:value="177948.001519786" calcext:value-type="float">
            <text:p>177948,001519786</text:p>
          </table:table-cell>
          <table:table-cell table:formula="of:=15527.05586252*POWER([.I56]-[.B56];2)-764568427" office:value-type="float" office:value="7.16370110305097E+021" calcext:value-type="float">
            <text:p>7,16370110305097E+021</text:p>
          </table:table-cell>
          <table:table-cell table:formula="of:=POWER([.A56];2)" office:value-type="float" office:value="169494361" calcext:value-type="float">
            <text:p>169494361</text:p>
          </table:table-cell>
          <table:table-cell table:formula="of:=4.00089694*POWER([.K56]-[.B56];2)-251527.22868109" office:value-type="float" office:value="1.04032733774981E+018" calcext:value-type="float">
            <text:p>1,04032733774981E+018</text:p>
          </table:table-cell>
          <table:table-cell table:formula="of:=POWER([.A56];3)" office:value-type="float" office:value="2206647085859" calcext:value-type="float">
            <text:p>2206647085859</text:p>
          </table:table-cell>
          <table:table-cell table:formula="of:=0.0000562466971*POWER([.M56]-[.B56];2)+432141162" office:value-type="float" office:value="2.73712927806629E+020" calcext:value-type="float">
            <text:p>2,73712927806629E+020</text:p>
          </table:table-cell>
          <table:table-cell table:formula="of:=POWER(2;[.A56])" office:value-type="string" office:string-value="" calcext:value-type="error">
            <text:p>#NUM!</text:p>
          </table:table-cell>
          <table:table-cell table:formula="of:=POWER([.B56]-[.O56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6]-[.Q56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4320" calcext:value-type="float">
            <text:p>14320</text:p>
          </table:table-cell>
          <table:table-cell office:value-type="float" office:value="820921444" calcext:value-type="float">
            <text:p>820921444</text:p>
          </table:table-cell>
          <table:table-cell table:formula="of:=LOG([.A57];2)" office:value-type="float" office:value="13.8057438721516" calcext:value-type="float">
            <text:p>13,8057438721516</text:p>
          </table:table-cell>
          <table:table-cell table:formula="of:=1005861640*POWER([.C57]-[.B57];2)-913175483" office:value-type="float" office:value="6.7786222405593E+026" calcext:value-type="float">
            <text:p>6,7786222405593E+026</text:p>
          </table:table-cell>
          <table:table-cell table:formula="of:=SQRT([.A57])" office:value-type="float" office:value="119.666202413213" calcext:value-type="float">
            <text:p>119,666202413213</text:p>
          </table:table-cell>
          <table:table-cell table:formula="of:=54402636.9959915*POWER([.E57]-[.B57];2)-2355739760" office:value-type="float" office:value="3.66625801513499E+025" calcext:value-type="float">
            <text:p>3,66625801513499E+025</text:p>
          </table:table-cell>
          <table:table-cell table:formula="of:=[.A57]" office:value-type="float" office:value="14320" calcext:value-type="float">
            <text:p>14320</text:p>
          </table:table-cell>
          <table:table-cell table:formula="of:=244127.1667632*POWER([.G57]-[.B57];2)-913175483" office:value-type="float" office:value="1.64514491741179E+023" calcext:value-type="float">
            <text:p>1,64514491741179E+023</text:p>
          </table:table-cell>
          <table:table-cell table:formula="of:=[.A57]*LOG([.A57];2)" office:value-type="float" office:value="197698.252249211" calcext:value-type="float">
            <text:p>197698,252249211</text:p>
          </table:table-cell>
          <table:table-cell table:formula="of:=15527.05586252*POWER([.I57]-[.B57];2)-764568427" office:value-type="float" office:value="1.04588302258275E+022" calcext:value-type="float">
            <text:p>1,04588302258275E+022</text:p>
          </table:table-cell>
          <table:table-cell table:formula="of:=POWER([.A57];2)" office:value-type="float" office:value="205062400" calcext:value-type="float">
            <text:p>205062400</text:p>
          </table:table-cell>
          <table:table-cell table:formula="of:=4.00089694*POWER([.K57]-[.B57];2)-251527.22868109" office:value-type="float" office:value="1.51746964182797E+018" calcext:value-type="float">
            <text:p>1,51746964182797E+018</text:p>
          </table:table-cell>
          <table:table-cell table:formula="of:=POWER([.A57];3)" office:value-type="float" office:value="2936493568000" calcext:value-type="float">
            <text:p>2936493568000</text:p>
          </table:table-cell>
          <table:table-cell table:formula="of:=0.0000562466971*POWER([.M57]-[.B57];2)+432141162" office:value-type="float" office:value="4.84743816219111E+020" calcext:value-type="float">
            <text:p>4,84743816219111E+020</text:p>
          </table:table-cell>
          <table:table-cell table:formula="of:=POWER(2;[.A57])" office:value-type="string" office:string-value="" calcext:value-type="error">
            <text:p>#NUM!</text:p>
          </table:table-cell>
          <table:table-cell table:formula="of:=POWER([.B57]-[.O57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7]-[.Q57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5752" calcext:value-type="float">
            <text:p>15752</text:p>
          </table:table-cell>
          <table:table-cell office:value-type="float" office:value="994081248" calcext:value-type="float">
            <text:p>994081248</text:p>
          </table:table-cell>
          <table:table-cell table:formula="of:=LOG([.A58];2)" office:value-type="float" office:value="13.9432473959016" calcext:value-type="float">
            <text:p>13,9432473959016</text:p>
          </table:table-cell>
          <table:table-cell table:formula="of:=1005861640*POWER([.C58]-[.B58];2)-913175483" office:value-type="float" office:value="9.93989957897132E+026" calcext:value-type="float">
            <text:p>9,93989957897132E+026</text:p>
          </table:table-cell>
          <table:table-cell table:formula="of:=SQRT([.A58])" office:value-type="float" office:value="125.506971917898" calcext:value-type="float">
            <text:p>125,506971917898</text:p>
          </table:table-cell>
          <table:table-cell table:formula="of:=54402636.9959915*POWER([.E58]-[.B58];2)-2355739760" office:value-type="float" office:value="5.37605378007379E+025" calcext:value-type="float">
            <text:p>5,37605378007379E+025</text:p>
          </table:table-cell>
          <table:table-cell table:formula="of:=[.A58]" office:value-type="float" office:value="15752" calcext:value-type="float">
            <text:p>15752</text:p>
          </table:table-cell>
          <table:table-cell table:formula="of:=244127.1667632*POWER([.G58]-[.B58];2)-913175483" office:value-type="float" office:value="2.41238217220876E+023" calcext:value-type="float">
            <text:p>2,41238217220876E+023</text:p>
          </table:table-cell>
          <table:table-cell table:formula="of:=[.A58]*LOG([.A58];2)" office:value-type="float" office:value="219634.032980241" calcext:value-type="float">
            <text:p>219634,032980241</text:p>
          </table:table-cell>
          <table:table-cell table:formula="of:=15527.05586252*POWER([.I58]-[.B58];2)-764568427" office:value-type="float" office:value="1.53370187929366E+022" calcext:value-type="float">
            <text:p>1,53370187929366E+022</text:p>
          </table:table-cell>
          <table:table-cell table:formula="of:=POWER([.A58];2)" office:value-type="float" office:value="248125504" calcext:value-type="float">
            <text:p>248125504</text:p>
          </table:table-cell>
          <table:table-cell table:formula="of:=4.00089694*POWER([.K58]-[.B58];2)-251527.22868109" office:value-type="float" office:value="2.22629899026401E+018" calcext:value-type="float">
            <text:p>2,22629899026401E+018</text:p>
          </table:table-cell>
          <table:table-cell table:formula="of:=POWER([.A58];3)" office:value-type="float" office:value="3908472939008" calcext:value-type="float">
            <text:p>3908472939008</text:p>
          </table:table-cell>
          <table:table-cell table:formula="of:=0.0000562466971*POWER([.M58]-[.B58];2)+432141162" office:value-type="float" office:value="8.58796565122798E+020" calcext:value-type="float">
            <text:p>8,58796565122798E+020</text:p>
          </table:table-cell>
          <table:table-cell table:formula="of:=POWER(2;[.A58])" office:value-type="string" office:string-value="" calcext:value-type="error">
            <text:p>#NUM!</text:p>
          </table:table-cell>
          <table:table-cell table:formula="of:=POWER([.B58]-[.O58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8]-[.Q58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7327" calcext:value-type="float">
            <text:p>17327</text:p>
          </table:table-cell>
          <table:table-cell office:value-type="float" office:value="1201694811" calcext:value-type="float">
            <text:p>1201694811</text:p>
          </table:table-cell>
          <table:table-cell table:formula="of:=LOG([.A59];2)" office:value-type="float" office:value="14.0807342671818" calcext:value-type="float">
            <text:p>14,0807342671818</text:p>
          </table:table-cell>
          <table:table-cell table:formula="of:=1005861640*POWER([.C59]-[.B59];2)-913175483" office:value-type="float" office:value="1.45253500567403E+027" calcext:value-type="float">
            <text:p>1,45253500567403E+027</text:p>
          </table:table-cell>
          <table:table-cell table:formula="of:=SQRT([.A59])" office:value-type="float" office:value="131.632062963398" calcext:value-type="float">
            <text:p>131,632062963398</text:p>
          </table:table-cell>
          <table:table-cell table:formula="of:=54402636.9959915*POWER([.E59]-[.B59];2)-2355739760" office:value-type="float" office:value="7.85612215787853E+025" calcext:value-type="float">
            <text:p>7,85612215787853E+025</text:p>
          </table:table-cell>
          <table:table-cell table:formula="of:=[.A59]" office:value-type="float" office:value="17327" calcext:value-type="float">
            <text:p>17327</text:p>
          </table:table-cell>
          <table:table-cell table:formula="of:=244127.1667632*POWER([.G59]-[.B59];2)-913175483" office:value-type="float" office:value="3.52526653700181E+023" calcext:value-type="float">
            <text:p>3,52526653700181E+023</text:p>
          </table:table-cell>
          <table:table-cell table:formula="of:=[.A59]*LOG([.A59];2)" office:value-type="float" office:value="243976.882647458" calcext:value-type="float">
            <text:p>243976,882647458</text:p>
          </table:table-cell>
          <table:table-cell table:formula="of:=15527.05586252*POWER([.I59]-[.B59];2)-764568427" office:value-type="float" office:value="2.24130583629625E+022" calcext:value-type="float">
            <text:p>2,24130583629625E+022</text:p>
          </table:table-cell>
          <table:table-cell table:formula="of:=POWER([.A59];2)" office:value-type="float" office:value="300224929" calcext:value-type="float">
            <text:p>300224929</text:p>
          </table:table-cell>
          <table:table-cell table:formula="of:=4.00089694*POWER([.K59]-[.B59];2)-251527.22868109" office:value-type="float" office:value="3.25132068906274E+018" calcext:value-type="float">
            <text:p>3,25132068906274E+018</text:p>
          </table:table-cell>
          <table:table-cell table:formula="of:=POWER([.A59];3)" office:value-type="float" office:value="5201997344783" calcext:value-type="float">
            <text:p>5201997344783</text:p>
          </table:table-cell>
          <table:table-cell table:formula="of:=0.0000562466971*POWER([.M59]-[.B59];2)+432141162" office:value-type="float" office:value="1.52137615309482E+021" calcext:value-type="float">
            <text:p>1,52137615309482E+021</text:p>
          </table:table-cell>
          <table:table-cell table:formula="of:=POWER(2;[.A59])" office:value-type="string" office:string-value="" calcext:value-type="error">
            <text:p>#NUM!</text:p>
          </table:table-cell>
          <table:table-cell table:formula="of:=POWER([.B59]-[.O59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59]-[.Q59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19059" calcext:value-type="float">
            <text:p>19059</text:p>
          </table:table-cell>
          <table:table-cell office:value-type="float" office:value="1451689711" calcext:value-type="float">
            <text:p>1451689711</text:p>
          </table:table-cell>
          <table:table-cell table:formula="of:=LOG([.A60];2)" office:value-type="float" office:value="14.2181848045219" calcext:value-type="float">
            <text:p>14,2181848045219</text:p>
          </table:table-cell>
          <table:table-cell table:formula="of:=1005861640*POWER([.C60]-[.B60];2)-913175483" office:value-type="float" office:value="2.11975581332121E+027" calcext:value-type="float">
            <text:p>2,11975581332121E+027</text:p>
          </table:table-cell>
          <table:table-cell table:formula="of:=SQRT([.A60])" office:value-type="float" office:value="138.054337128538" calcext:value-type="float">
            <text:p>138,054337128538</text:p>
          </table:table-cell>
          <table:table-cell table:formula="of:=54402636.9959915*POWER([.E60]-[.B60];2)-2355739760" office:value-type="float" office:value="1.14648259533486E+026" calcext:value-type="float">
            <text:p>1,14648259533486E+026</text:p>
          </table:table-cell>
          <table:table-cell table:formula="of:=[.A60]" office:value-type="float" office:value="19059" calcext:value-type="float">
            <text:p>19059</text:p>
          </table:table-cell>
          <table:table-cell table:formula="of:=244127.1667632*POWER([.G60]-[.B60];2)-913175483" office:value-type="float" office:value="5.14460818961898E+023" calcext:value-type="float">
            <text:p>5,14460818961898E+023</text:p>
          </table:table-cell>
          <table:table-cell table:formula="of:=[.A60]*LOG([.A60];2)" office:value-type="float" office:value="270984.384189384" calcext:value-type="float">
            <text:p>270984,384189384</text:p>
          </table:table-cell>
          <table:table-cell table:formula="of:=15527.05586252*POWER([.I60]-[.B60];2)-764568427" office:value-type="float" office:value="3.27095492810862E+022" calcext:value-type="float">
            <text:p>3,27095492810862E+022</text:p>
          </table:table-cell>
          <table:table-cell table:formula="of:=POWER([.A60];2)" office:value-type="float" office:value="363245481" calcext:value-type="float">
            <text:p>363245481</text:p>
          </table:table-cell>
          <table:table-cell table:formula="of:=4.00089694*POWER([.K60]-[.B60];2)-251527.22868109" office:value-type="float" office:value="4.73990598182338E+018" calcext:value-type="float">
            <text:p>4,73990598182338E+018</text:p>
          </table:table-cell>
          <table:table-cell table:formula="of:=POWER([.A60];3)" office:value-type="float" office:value="6923095622379" calcext:value-type="float">
            <text:p>6923095622379</text:p>
          </table:table-cell>
          <table:table-cell table:formula="of:=0.0000562466971*POWER([.M60]-[.B60];2)+432141162" office:value-type="float" office:value="2.69473171445176E+021" calcext:value-type="float">
            <text:p>2,69473171445176E+021</text:p>
          </table:table-cell>
          <table:table-cell table:formula="of:=POWER(2;[.A60])" office:value-type="string" office:string-value="" calcext:value-type="error">
            <text:p>#NUM!</text:p>
          </table:table-cell>
          <table:table-cell table:formula="of:=POWER([.B60]-[.O60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0]-[.Q6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0964" calcext:value-type="float">
            <text:p>20964</text:p>
          </table:table-cell>
          <table:table-cell office:value-type="float" office:value="1755311068" calcext:value-type="float">
            <text:p>1755311068</text:p>
          </table:table-cell>
          <table:table-cell table:formula="of:=LOG([.A61];2)" office:value-type="float" office:value="14.3556263936379" calcext:value-type="float">
            <text:p>14,3556263936379</text:p>
          </table:table-cell>
          <table:table-cell table:formula="of:=1005861640*POWER([.C61]-[.B61];2)-913175483" office:value-type="float" office:value="3.0991772930828E+027" calcext:value-type="float">
            <text:p>3,0991772930828E+027</text:p>
          </table:table-cell>
          <table:table-cell table:formula="of:=SQRT([.A61])" office:value-type="float" office:value="144.789502381906" calcext:value-type="float">
            <text:p>144,789502381906</text:p>
          </table:table-cell>
          <table:table-cell table:formula="of:=54402636.9959915*POWER([.E61]-[.B61];2)-2355739760" office:value-type="float" office:value="1.67620859072224E+026" calcext:value-type="float">
            <text:p>1,67620859072224E+026</text:p>
          </table:table-cell>
          <table:table-cell table:formula="of:=[.A61]" office:value-type="float" office:value="20964" calcext:value-type="float">
            <text:p>20964</text:p>
          </table:table-cell>
          <table:table-cell table:formula="of:=244127.1667632*POWER([.G61]-[.B61];2)-913175483" office:value-type="float" office:value="7.52166383514876E+023" calcext:value-type="float">
            <text:p>7,52166383514876E+023</text:p>
          </table:table-cell>
          <table:table-cell table:formula="of:=[.A61]*LOG([.A61];2)" office:value-type="float" office:value="300951.351716225" calcext:value-type="float">
            <text:p>300951,351716225</text:p>
          </table:table-cell>
          <table:table-cell table:formula="of:=15527.05586252*POWER([.I61]-[.B61];2)-764568427" office:value-type="float" office:value="4.78242715915348E+022" calcext:value-type="float">
            <text:p>4,78242715915348E+022</text:p>
          </table:table-cell>
          <table:table-cell table:formula="of:=POWER([.A61];2)" office:value-type="float" office:value="439489296" calcext:value-type="float">
            <text:p>439489296</text:p>
          </table:table-cell>
          <table:table-cell table:formula="of:=4.00089694*POWER([.K61]-[.B61];2)-251527.22868109" office:value-type="float" office:value="6.92710069287471E+018" calcext:value-type="float">
            <text:p>6,92710069287471E+018</text:p>
          </table:table-cell>
          <table:table-cell table:formula="of:=POWER([.A61];3)" office:value-type="float" office:value="9213453601344" calcext:value-type="float">
            <text:p>9213453601344</text:p>
          </table:table-cell>
          <table:table-cell table:formula="of:=0.0000562466971*POWER([.M61]-[.B61];2)+432141162" office:value-type="float" office:value="4.77283515939592E+021" calcext:value-type="float">
            <text:p>4,77283515939592E+021</text:p>
          </table:table-cell>
          <table:table-cell table:formula="of:=POWER(2;[.A61])" office:value-type="string" office:string-value="" calcext:value-type="error">
            <text:p>#NUM!</text:p>
          </table:table-cell>
          <table:table-cell table:formula="of:=POWER([.B61]-[.O61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1]-[.Q6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3060" calcext:value-type="float">
            <text:p>23060</text:p>
          </table:table-cell>
          <table:table-cell office:value-type="float" office:value="2123311408" calcext:value-type="float">
            <text:p>2123311408</text:p>
          </table:table-cell>
          <table:table-cell table:formula="of:=LOG([.A62];2)" office:value-type="float" office:value="14.4931048925391" calcext:value-type="float">
            <text:p>14,4931048925391</text:p>
          </table:table-cell>
          <table:table-cell table:formula="of:=1005861640*POWER([.C62]-[.B62];2)-913175483" office:value-type="float" office:value="4.53487819212073E+027" calcext:value-type="float">
            <text:p>4,53487819212073E+027</text:p>
          </table:table-cell>
          <table:table-cell table:formula="of:=SQRT([.A62])" office:value-type="float" office:value="151.855194181826" calcext:value-type="float">
            <text:p>151,855194181826</text:p>
          </table:table-cell>
          <table:table-cell table:formula="of:=54402636.9959915*POWER([.E62]-[.B62];2)-2355739760" office:value-type="float" office:value="2.45271606328034E+026" calcext:value-type="float">
            <text:p>2,45271606328034E+026</text:p>
          </table:table-cell>
          <table:table-cell table:formula="of:=[.A62]" office:value-type="float" office:value="23060" calcext:value-type="float">
            <text:p>23060</text:p>
          </table:table-cell>
          <table:table-cell table:formula="of:=244127.1667632*POWER([.G62]-[.B62];2)-913175483" office:value-type="float" office:value="1.10061154444598E+024" calcext:value-type="float">
            <text:p>1,10061154444598E+024</text:p>
          </table:table-cell>
          <table:table-cell table:formula="of:=[.A62]*LOG([.A62];2)" office:value-type="float" office:value="334210.998821952" calcext:value-type="float">
            <text:p>334210,998821952</text:p>
          </table:table-cell>
          <table:table-cell table:formula="of:=15527.05586252*POWER([.I62]-[.B62];2)-764568427" office:value-type="float" office:value="6.99809404173053E+022" calcext:value-type="float">
            <text:p>6,99809404173053E+022</text:p>
          </table:table-cell>
          <table:table-cell table:formula="of:=POWER([.A62];2)" office:value-type="float" office:value="531763600" calcext:value-type="float">
            <text:p>531763600</text:p>
          </table:table-cell>
          <table:table-cell table:formula="of:=4.00089694*POWER([.K62]-[.B62];2)-251527.22868109" office:value-type="float" office:value="1.01343696715261E+019" calcext:value-type="float">
            <text:p>1,01343696715261E+019</text:p>
          </table:table-cell>
          <table:table-cell table:formula="of:=POWER([.A62];3)" office:value-type="float" office:value="12262468616000" calcext:value-type="float">
            <text:p>12262468616000</text:p>
          </table:table-cell>
          <table:table-cell table:formula="of:=0.0000562466971*POWER([.M62]-[.B62];2)+432141162" office:value-type="float" office:value="8.45478228912828E+021" calcext:value-type="float">
            <text:p>8,45478228912828E+021</text:p>
          </table:table-cell>
          <table:table-cell table:formula="of:=POWER(2;[.A62])" office:value-type="string" office:string-value="" calcext:value-type="error">
            <text:p>#NUM!</text:p>
          </table:table-cell>
          <table:table-cell table:formula="of:=POWER([.B62]-[.O62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2]-[.Q6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5366" calcext:value-type="float">
            <text:p>25366</text:p>
          </table:table-cell>
          <table:table-cell office:value-type="float" office:value="2573464016" calcext:value-type="float">
            <text:p>2573464016</text:p>
          </table:table-cell>
          <table:table-cell table:formula="of:=LOG([.A63];2)" office:value-type="float" office:value="14.6306084162891" calcext:value-type="float">
            <text:p>14,6306084162891</text:p>
          </table:table-cell>
          <table:table-cell table:formula="of:=1005861640*POWER([.C63]-[.B63];2)-913175483" office:value-type="float" office:value="6.66153694902276E+027" calcext:value-type="float">
            <text:p>6,66153694902276E+027</text:p>
          </table:table-cell>
          <table:table-cell table:formula="of:=SQRT([.A63])" office:value-type="float" office:value="159.267071298495" calcext:value-type="float">
            <text:p>159,267071298495</text:p>
          </table:table-cell>
          <table:table-cell table:formula="of:=54402636.9959915*POWER([.E63]-[.B63];2)-2355739760" office:value-type="float" office:value="3.60293226548073E+026" calcext:value-type="float">
            <text:p>3,60293226548073E+026</text:p>
          </table:table-cell>
          <table:table-cell table:formula="of:=[.A63]" office:value-type="float" office:value="25366" calcext:value-type="float">
            <text:p>25366</text:p>
          </table:table-cell>
          <table:table-cell table:formula="of:=244127.1667632*POWER([.G63]-[.B63];2)-913175483" office:value-type="float" office:value="1.61675327530392E+024" calcext:value-type="float">
            <text:p>1,61675327530392E+024</text:p>
          </table:table-cell>
          <table:table-cell table:formula="of:=[.A63]*LOG([.A63];2)" office:value-type="float" office:value="371120.013087588" calcext:value-type="float">
            <text:p>371120,013087588</text:p>
          </table:table-cell>
          <table:table-cell table:formula="of:=15527.05586252*POWER([.I63]-[.B63];2)-764568427" office:value-type="float" office:value="1.02801640941717E+023" calcext:value-type="float">
            <text:p>1,02801640941717E+023</text:p>
          </table:table-cell>
          <table:table-cell table:formula="of:=POWER([.A63];2)" office:value-type="float" office:value="643433956" calcext:value-type="float">
            <text:p>643433956</text:p>
          </table:table-cell>
          <table:table-cell table:formula="of:=4.00089694*POWER([.K63]-[.B63];2)-251527.22868109" office:value-type="float" office:value="1.49034052458944E+019" calcext:value-type="float">
            <text:p>1,49034052458944E+019</text:p>
          </table:table-cell>
          <table:table-cell table:formula="of:=POWER([.A63];3)" office:value-type="float" office:value="16321345727896" calcext:value-type="float">
            <text:p>16321345727896</text:p>
          </table:table-cell>
          <table:table-cell table:formula="of:=0.0000562466971*POWER([.M63]-[.B63];2)+432141162" office:value-type="float" office:value="1.49786263913119E+022" calcext:value-type="float">
            <text:p>1,49786263913119E+022</text:p>
          </table:table-cell>
          <table:table-cell table:formula="of:=POWER(2;[.A63])" office:value-type="string" office:string-value="" calcext:value-type="error">
            <text:p>#NUM!</text:p>
          </table:table-cell>
          <table:table-cell table:formula="of:=POWER([.B63]-[.O63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3]-[.Q6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27902" calcext:value-type="float">
            <text:p>27902</text:p>
          </table:table-cell>
          <table:table-cell office:value-type="float" office:value="3109701124" calcext:value-type="float">
            <text:p>3109701124</text:p>
          </table:table-cell>
          <table:table-cell table:formula="of:=LOG([.A64];2)" office:value-type="float" office:value="14.7680809168967" calcext:value-type="float">
            <text:p>14,7680809168967</text:p>
          </table:table-cell>
          <table:table-cell table:formula="of:=1005861640*POWER([.C64]-[.B64];2)-913175483" office:value-type="float" office:value="9.72692446014757E+027" calcext:value-type="float">
            <text:p>9,72692446014757E+027</text:p>
          </table:table-cell>
          <table:table-cell table:formula="of:=SQRT([.A64])" office:value-type="float" office:value="167.038917621014" calcext:value-type="float">
            <text:p>167,038917621014</text:p>
          </table:table-cell>
          <table:table-cell table:formula="of:=54402636.9959915*POWER([.E64]-[.B64];2)-2355739760" office:value-type="float" office:value="5.26086558654049E+026" calcext:value-type="float">
            <text:p>5,26086558654049E+026</text:p>
          </table:table-cell>
          <table:table-cell table:formula="of:=[.A64]" office:value-type="float" office:value="27902" calcext:value-type="float">
            <text:p>27902</text:p>
          </table:table-cell>
          <table:table-cell table:formula="of:=244127.1667632*POWER([.G64]-[.B64];2)-913175483" office:value-type="float" office:value="2.36072619281018E+024" calcext:value-type="float">
            <text:p>2,36072619281018E+024</text:p>
          </table:table-cell>
          <table:table-cell table:formula="of:=[.A64]*LOG([.A64];2)" office:value-type="float" office:value="412058.993743251" calcext:value-type="float">
            <text:p>412058,993743251</text:p>
          </table:table-cell>
          <table:table-cell table:formula="of:=15527.05586252*POWER([.I64]-[.B64];2)-764568427" office:value-type="float" office:value="1.50110583971502E+023" calcext:value-type="float">
            <text:p>1,50110583971502E+023</text:p>
          </table:table-cell>
          <table:table-cell table:formula="of:=POWER([.A64];2)" office:value-type="float" office:value="778521604" calcext:value-type="float">
            <text:p>778521604</text:p>
          </table:table-cell>
          <table:table-cell table:formula="of:=4.00089694*POWER([.K64]-[.B64];2)-251527.22868109" office:value-type="float" office:value="2.17424661467708E+019" calcext:value-type="float">
            <text:p>2,17424661467708E+019</text:p>
          </table:table-cell>
          <table:table-cell table:formula="of:=POWER([.A64];3)" office:value-type="float" office:value="21722309794808" calcext:value-type="float">
            <text:p>21722309794808</text:p>
          </table:table-cell>
          <table:table-cell table:formula="of:=0.0000562466971*POWER([.M64]-[.B64];2)+432141162" office:value-type="float" office:value="2.65328974088563E+022" calcext:value-type="float">
            <text:p>2,65328974088563E+022</text:p>
          </table:table-cell>
          <table:table-cell table:formula="of:=POWER(2;[.A64])" office:value-type="string" office:string-value="" calcext:value-type="error">
            <text:p>#NUM!</text:p>
          </table:table-cell>
          <table:table-cell table:formula="of:=POWER([.B64]-[.O64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4]-[.Q6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0692" calcext:value-type="float">
            <text:p>30692</text:p>
          </table:table-cell>
          <table:table-cell office:value-type="float" office:value="3769188248" calcext:value-type="float">
            <text:p>3769188248</text:p>
          </table:table-cell>
          <table:table-cell table:formula="of:=LOG([.A65];2)" office:value-type="float" office:value="14.9055750395627" calcext:value-type="float">
            <text:p>14,9055750395627</text:p>
          </table:table-cell>
          <table:table-cell table:formula="of:=1005861640*POWER([.C65]-[.B65];2)-913175483" office:value-type="float" office:value="1.42900549660444E+028" calcext:value-type="float">
            <text:p>1,42900549660444E+028</text:p>
          </table:table-cell>
          <table:table-cell table:formula="of:=SQRT([.A65])" office:value-type="float" office:value="175.191323986092" calcext:value-type="float">
            <text:p>175,191323986092</text:p>
          </table:table-cell>
          <table:table-cell table:formula="of:=54402636.9959915*POWER([.E65]-[.B65];2)-2355739760" office:value-type="float" office:value="7.72886226032811E+026" calcext:value-type="float">
            <text:p>7,72886226032811E+026</text:p>
          </table:table-cell>
          <table:table-cell table:formula="of:=[.A65]" office:value-type="float" office:value="30692" calcext:value-type="float">
            <text:p>30692</text:p>
          </table:table-cell>
          <table:table-cell table:formula="of:=244127.1667632*POWER([.G65]-[.B65];2)-913175483" office:value-type="float" office:value="3.46820447920839E+024" calcext:value-type="float">
            <text:p>3,46820447920839E+024</text:p>
          </table:table-cell>
          <table:table-cell table:formula="of:=[.A65]*LOG([.A65];2)" office:value-type="float" office:value="457481.909114257" calcext:value-type="float">
            <text:p>457481,909114257</text:p>
          </table:table-cell>
          <table:table-cell table:formula="of:=15527.05586252*POWER([.I65]-[.B65];2)-764568427" office:value-type="float" office:value="2.2053592298959E+023" calcext:value-type="float">
            <text:p>2,2053592298959E+023</text:p>
          </table:table-cell>
          <table:table-cell table:formula="of:=POWER([.A65];2)" office:value-type="float" office:value="941998864" calcext:value-type="float">
            <text:p>941998864</text:p>
          </table:table-cell>
          <table:table-cell table:formula="of:=4.00089694*POWER([.K65]-[.B65];2)-251527.22868109" office:value-type="float" office:value="3.19791684932612E+019" calcext:value-type="float">
            <text:p>3,19791684932612E+019</text:p>
          </table:table-cell>
          <table:table-cell table:formula="of:=POWER([.A65];3)" office:value-type="float" office:value="28911829133888" calcext:value-type="float">
            <text:p>28911829133888</text:p>
          </table:table-cell>
          <table:table-cell table:formula="of:=0.0000562466971*POWER([.M65]-[.B65];2)+432141162" office:value-type="float" office:value="4.70040108983871E+022" calcext:value-type="float">
            <text:p>4,70040108983871E+022</text:p>
          </table:table-cell>
          <table:table-cell table:formula="of:=POWER(2;[.A65])" office:value-type="string" office:string-value="" calcext:value-type="error">
            <text:p>#NUM!</text:p>
          </table:table-cell>
          <table:table-cell table:formula="of:=POWER([.B65]-[.O65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5]-[.Q65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3761" calcext:value-type="float">
            <text:p>33761</text:p>
          </table:table-cell>
          <table:table-cell office:value-type="float" office:value="4561551763" calcext:value-type="float">
            <text:p>4561551763</text:p>
          </table:table-cell>
          <table:table-cell table:formula="of:=LOG([.A66];2)" office:value-type="float" office:value="15.0430700168195" calcext:value-type="float">
            <text:p>15,0430700168195</text:p>
          </table:table-cell>
          <table:table-cell table:formula="of:=1005861640*POWER([.C66]-[.B66];2)-913175483" office:value-type="float" office:value="2.09297219144929E+028" calcext:value-type="float">
            <text:p>2,09297219144929E+028</text:p>
          </table:table-cell>
          <table:table-cell table:formula="of:=SQRT([.A66])" office:value-type="float" office:value="183.741666477694" calcext:value-type="float">
            <text:p>183,741666477694</text:p>
          </table:table-cell>
          <table:table-cell table:formula="of:=54402636.9959915*POWER([.E66]-[.B66];2)-2355739760" office:value-type="float" office:value="1.13199662283749E+027" calcext:value-type="float">
            <text:p>1,13199662283749E+027</text:p>
          </table:table-cell>
          <table:table-cell table:formula="of:=[.A66]" office:value-type="float" office:value="33761" calcext:value-type="float">
            <text:p>33761</text:p>
          </table:table-cell>
          <table:table-cell table:formula="of:=244127.1667632*POWER([.G66]-[.B66];2)-913175483" office:value-type="float" office:value="5.07966295736674E+024" calcext:value-type="float">
            <text:p>5,07966295736674E+024</text:p>
          </table:table-cell>
          <table:table-cell table:formula="of:=[.A66]*LOG([.A66];2)" office:value-type="float" office:value="507869.086837843" calcext:value-type="float">
            <text:p>507869,086837843</text:p>
          </table:table-cell>
          <table:table-cell table:formula="of:=15527.05586252*POWER([.I66]-[.B66];2)-764568427" office:value-type="float" office:value="3.23011228126783E+023" calcext:value-type="float">
            <text:p>3,23011228126783E+023</text:p>
          </table:table-cell>
          <table:table-cell table:formula="of:=POWER([.A66];2)" office:value-type="float" office:value="1139805121" calcext:value-type="float">
            <text:p>1139805121</text:p>
          </table:table-cell>
          <table:table-cell table:formula="of:=4.00089694*POWER([.K66]-[.B66];2)-251527.22868109" office:value-type="float" office:value="4.68439020156754E+019" calcext:value-type="float">
            <text:p>4,68439020156754E+019</text:p>
          </table:table-cell>
          <table:table-cell table:formula="of:=POWER([.A66];3)" office:value-type="float" office:value="38480960690081" calcext:value-type="float">
            <text:p>38480960690081</text:p>
          </table:table-cell>
          <table:table-cell table:formula="of:=0.0000562466971*POWER([.M66]-[.B66];2)+432141162" office:value-type="float" office:value="8.32694828760124E+022" calcext:value-type="float">
            <text:p>8,32694828760124E+022</text:p>
          </table:table-cell>
          <table:table-cell table:formula="of:=POWER(2;[.A66])" office:value-type="string" office:string-value="" calcext:value-type="error">
            <text:p>#NUM!</text:p>
          </table:table-cell>
          <table:table-cell table:formula="of:=POWER([.B66]-[.O66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6]-[.Q66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37137" calcext:value-type="float">
            <text:p>37137</text:p>
          </table:table-cell>
          <table:table-cell office:value-type="float" office:value="5518051911" calcext:value-type="float">
            <text:p>5518051911</text:p>
          </table:table-cell>
          <table:table-cell table:formula="of:=LOG([.A67];2)" office:value-type="float" office:value="15.1805696557831" calcext:value-type="float">
            <text:p>15,1805696557831</text:p>
          </table:table-cell>
          <table:table-cell table:formula="of:=1005861640*POWER([.C67]-[.B67];2)-913175483" office:value-type="float" office:value="3.06273771959553E+028" calcext:value-type="float">
            <text:p>3,06273771959553E+028</text:p>
          </table:table-cell>
          <table:table-cell table:formula="of:=SQRT([.A67])" office:value-type="float" office:value="192.70962612179" calcext:value-type="float">
            <text:p>192,70962612179</text:p>
          </table:table-cell>
          <table:table-cell table:formula="of:=54402636.9959915*POWER([.E67]-[.B67];2)-2355739760" office:value-type="float" office:value="1.65650016886901E+027" calcext:value-type="float">
            <text:p>1,65650016886901E+027</text:p>
          </table:table-cell>
          <table:table-cell table:formula="of:=[.A67]" office:value-type="float" office:value="37137" calcext:value-type="float">
            <text:p>37137</text:p>
          </table:table-cell>
          <table:table-cell table:formula="of:=244127.1667632*POWER([.G67]-[.B67];2)-913175483" office:value-type="float" office:value="7.43330287478606E+024" calcext:value-type="float">
            <text:p>7,43330287478606E+024</text:p>
          </table:table-cell>
          <table:table-cell table:formula="of:=[.A67]*LOG([.A67];2)" office:value-type="float" office:value="563760.815306817" calcext:value-type="float">
            <text:p>563760,815306817</text:p>
          </table:table-cell>
          <table:table-cell table:formula="of:=15527.05586252*POWER([.I67]-[.B67];2)-764568427" office:value-type="float" office:value="4.7268512289787E+023" calcext:value-type="float">
            <text:p>4,7268512289787E+023</text:p>
          </table:table-cell>
          <table:table-cell table:formula="of:=POWER([.A67];2)" office:value-type="float" office:value="1379156769" calcext:value-type="float">
            <text:p>1379156769</text:p>
          </table:table-cell>
          <table:table-cell table:formula="of:=4.00089694*POWER([.K67]-[.B67];2)-251527.22868109" office:value-type="float" office:value="6.85371769743952E+019" calcext:value-type="float">
            <text:p>6,85371769743952E+019</text:p>
          </table:table-cell>
          <table:table-cell table:formula="of:=POWER([.A67];3)" office:value-type="float" office:value="51217744930353" calcext:value-type="float">
            <text:p>51217744930353</text:p>
          </table:table-cell>
          <table:table-cell table:formula="of:=0.0000562466971*POWER([.M67]-[.B67];2)+432141162" office:value-type="float" office:value="1.47517772739E+023" calcext:value-type="float">
            <text:p>1,47517772739E+023</text:p>
          </table:table-cell>
          <table:table-cell table:formula="of:=POWER(2;[.A67])" office:value-type="string" office:string-value="" calcext:value-type="error">
            <text:p>#NUM!</text:p>
          </table:table-cell>
          <table:table-cell table:formula="of:=POWER([.B67]-[.O67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7]-[.Q67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0850" calcext:value-type="float">
            <text:p>40850</text:p>
          </table:table-cell>
          <table:table-cell office:value-type="float" office:value="6672695328" calcext:value-type="float">
            <text:p>6672695328</text:p>
          </table:table-cell>
          <table:table-cell table:formula="of:=LOG([.A68];2)" office:value-type="float" office:value="15.3180484579204" calcext:value-type="float">
            <text:p>15,3180484579204</text:p>
          </table:table-cell>
          <table:table-cell table:formula="of:=1005861640*POWER([.C68]-[.B68];2)-913175483" office:value-type="float" office:value="4.47858514522949E+028" calcext:value-type="float">
            <text:p>4,47858514522949E+028</text:p>
          </table:table-cell>
          <table:table-cell table:formula="of:=SQRT([.A68])" office:value-type="float" office:value="202.113829314077" calcext:value-type="float">
            <text:p>202,113829314077</text:p>
          </table:table-cell>
          <table:table-cell table:formula="of:=54402636.9959915*POWER([.E68]-[.B68];2)-2355739760" office:value-type="float" office:value="2.42226980909854E+027" calcext:value-type="float">
            <text:p>2,42226980909854E+027</text:p>
          </table:table-cell>
          <table:table-cell table:formula="of:=[.A68]" office:value-type="float" office:value="40850" calcext:value-type="float">
            <text:p>40850</text:p>
          </table:table-cell>
          <table:table-cell table:formula="of:=244127.1667632*POWER([.G68]-[.B68];2)-913175483" office:value-type="float" office:value="1.08695955523728E+025" calcext:value-type="float">
            <text:p>1,08695955523728E+025</text:p>
          </table:table-cell>
          <table:table-cell table:formula="of:=[.A68]*LOG([.A68];2)" office:value-type="float" office:value="625742.279506049" calcext:value-type="float">
            <text:p>625742,279506049</text:p>
          </table:table-cell>
          <table:table-cell table:formula="of:=15527.05586252*POWER([.I68]-[.B68];2)-764568427" office:value-type="float" office:value="6.91210377272398E+023" calcext:value-type="float">
            <text:p>6,91210377272398E+023</text:p>
          </table:table-cell>
          <table:table-cell table:formula="of:=POWER([.A68];2)" office:value-type="float" office:value="1668722500" calcext:value-type="float">
            <text:p>1668722500</text:p>
          </table:table-cell>
          <table:table-cell table:formula="of:=4.00089694*POWER([.K68]-[.B68];2)-251527.22868109" office:value-type="float" office:value="1.00181435401489E+020" calcext:value-type="float">
            <text:p>1,00181435401489E+020</text:p>
          </table:table-cell>
          <table:table-cell table:formula="of:=POWER([.A68];3)" office:value-type="float" office:value="68167314125000" calcext:value-type="float">
            <text:p>68167314125000</text:p>
          </table:table-cell>
          <table:table-cell table:formula="of:=0.0000562466971*POWER([.M68]-[.B68];2)+432141162" office:value-type="float" office:value="2.61315013651804E+023" calcext:value-type="float">
            <text:p>2,61315013651804E+023</text:p>
          </table:table-cell>
          <table:table-cell table:formula="of:=POWER(2;[.A68])" office:value-type="string" office:string-value="" calcext:value-type="error">
            <text:p>#NUM!</text:p>
          </table:table-cell>
          <table:table-cell table:formula="of:=POWER([.B68]-[.O68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8]-[.Q68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4935" calcext:value-type="float">
            <text:p>44935</text:p>
          </table:table-cell>
          <table:table-cell office:value-type="float" office:value="8079171855" calcext:value-type="float">
            <text:p>8079171855</text:p>
          </table:table-cell>
          <table:table-cell table:formula="of:=LOG([.A69];2)" office:value-type="float" office:value="15.4555519816703" calcext:value-type="float">
            <text:p>15,4555519816703</text:p>
          </table:table-cell>
          <table:table-cell table:formula="of:=1005861640*POWER([.C69]-[.B69];2)-913175483" office:value-type="float" office:value="6.56556245438484E+028" calcext:value-type="float">
            <text:p>6,56556245438484E+028</text:p>
          </table:table-cell>
          <table:table-cell table:formula="of:=SQRT([.A69])" office:value-type="float" office:value="211.978772522156" calcext:value-type="float">
            <text:p>211,978772522156</text:p>
          </table:table-cell>
          <table:table-cell table:formula="of:=54402636.9959915*POWER([.E69]-[.B69];2)-2355739760" office:value-type="float" office:value="3.55102411007189E+027" calcext:value-type="float">
            <text:p>3,55102411007189E+027</text:p>
          </table:table-cell>
          <table:table-cell table:formula="of:=[.A69]" office:value-type="float" office:value="44935" calcext:value-type="float">
            <text:p>44935</text:p>
          </table:table-cell>
          <table:table-cell table:formula="of:=244127.1667632*POWER([.G69]-[.B69];2)-913175483" office:value-type="float" office:value="1.59347396627039E+025" calcext:value-type="float">
            <text:p>1,59347396627039E+025</text:p>
          </table:table-cell>
          <table:table-cell table:formula="of:=[.A69]*LOG([.A69];2)" office:value-type="float" office:value="694495.228296357" calcext:value-type="float">
            <text:p>694495,228296357</text:p>
          </table:table-cell>
          <table:table-cell table:formula="of:=15527.05586252*POWER([.I69]-[.B69];2)-764568427" office:value-type="float" office:value="1.01332355920395E+024" calcext:value-type="float">
            <text:p>1,01332355920395E+024</text:p>
          </table:table-cell>
          <table:table-cell table:formula="of:=POWER([.A69];2)" office:value-type="float" office:value="2019154225" calcext:value-type="float">
            <text:p>2019154225</text:p>
          </table:table-cell>
          <table:table-cell table:formula="of:=4.00089694*POWER([.K69]-[.B69];2)-251527.22868109" office:value-type="float" office:value="1.46928193761081E+020" calcext:value-type="float">
            <text:p>1,46928193761081E+020</text:p>
          </table:table-cell>
          <table:table-cell table:formula="of:=POWER([.A69];3)" office:value-type="float" office:value="90730695100375" calcext:value-type="float">
            <text:p>90730695100375</text:p>
          </table:table-cell>
          <table:table-cell table:formula="of:=0.0000562466971*POWER([.M69]-[.B69];2)+432141162" office:value-type="float" office:value="4.62943673725644E+023" calcext:value-type="float">
            <text:p>4,62943673725644E+023</text:p>
          </table:table-cell>
          <table:table-cell table:formula="of:=POWER(2;[.A69])" office:value-type="string" office:string-value="" calcext:value-type="error">
            <text:p>#NUM!</text:p>
          </table:table-cell>
          <table:table-cell table:formula="of:=POWER([.B69]-[.O69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69]-[.Q69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49428" calcext:value-type="float">
            <text:p>49428</text:p>
          </table:table-cell>
          <table:table-cell office:value-type="float" office:value="9779970792" calcext:value-type="float">
            <text:p>9779970792</text:p>
          </table:table-cell>
          <table:table-cell table:formula="of:=LOG([.A70];2)" office:value-type="float" office:value="15.5930409115894" calcext:value-type="float">
            <text:p>15,5930409115894</text:p>
          </table:table-cell>
          <table:table-cell table:formula="of:=1005861640*POWER([.C70]-[.B70];2)-913175483" office:value-type="float" office:value="9.62084815241627E+028" calcext:value-type="float">
            <text:p>9,62084815241627E+028</text:p>
          </table:table-cell>
          <table:table-cell table:formula="of:=SQRT([.A70])" office:value-type="float" office:value="222.324087763787" calcext:value-type="float">
            <text:p>222,324087763787</text:p>
          </table:table-cell>
          <table:table-cell table:formula="of:=54402636.9959915*POWER([.E70]-[.B70];2)-2355739760" office:value-type="float" office:value="5.20349386722814E+027" calcext:value-type="float">
            <text:p>5,20349386722814E+027</text:p>
          </table:table-cell>
          <table:table-cell table:formula="of:=[.A70]" office:value-type="float" office:value="49428" calcext:value-type="float">
            <text:p>49428</text:p>
          </table:table-cell>
          <table:table-cell table:formula="of:=244127.1667632*POWER([.G70]-[.B70];2)-913175483" office:value-type="float" office:value="2.3349997402026E+025" calcext:value-type="float">
            <text:p>2,3349997402026E+025</text:p>
          </table:table-cell>
          <table:table-cell table:formula="of:=[.A70]*LOG([.A70];2)" office:value-type="float" office:value="770732.826178042" calcext:value-type="float">
            <text:p>770732,826178042</text:p>
          </table:table-cell>
          <table:table-cell table:formula="of:=15527.05586252*POWER([.I70]-[.B70];2)-764568427" office:value-type="float" office:value="1.484895110498E+024" calcext:value-type="float">
            <text:p>1,484895110498E+024</text:p>
          </table:table-cell>
          <table:table-cell table:formula="of:=POWER([.A70];2)" office:value-type="float" office:value="2443127184" calcext:value-type="float">
            <text:p>2443127184</text:p>
          </table:table-cell>
          <table:table-cell table:formula="of:=4.00089694*POWER([.K70]-[.B70];2)-251527.22868109" office:value-type="float" office:value="2.15365378142138E+020" calcext:value-type="float">
            <text:p>2,15365378142138E+020</text:p>
          </table:table-cell>
          <table:table-cell table:formula="of:=POWER([.A70];3)" office:value-type="float" office:value="120758890450752" calcext:value-type="float">
            <text:p>120758890450752</text:p>
          </table:table-cell>
          <table:table-cell table:formula="of:=0.0000562466971*POWER([.M70]-[.B70];2)+432141162" office:value-type="float" office:value="8.20096399665357E+023" calcext:value-type="float">
            <text:p>8,20096399665357E+023</text:p>
          </table:table-cell>
          <table:table-cell table:formula="of:=POWER(2;[.A70])" office:value-type="string" office:string-value="" calcext:value-type="error">
            <text:p>#NUM!</text:p>
          </table:table-cell>
          <table:table-cell table:formula="of:=POWER([.B70]-[.O70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70]-[.Q70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54370" calcext:value-type="float">
            <text:p>54370</text:p>
          </table:table-cell>
          <table:table-cell office:value-type="float" office:value="11811097376" calcext:value-type="float">
            <text:p>11811097376</text:p>
          </table:table-cell>
          <table:table-cell table:formula="of:=LOG([.A71];2)" office:value-type="float" office:value="15.7305232076855" calcext:value-type="float">
            <text:p>15,7305232076855</text:p>
          </table:table-cell>
          <table:table-cell table:formula="of:=1005861640*POWER([.C71]-[.B71];2)-913175483" office:value-type="float" office:value="1.40319731479282E+029" calcext:value-type="float">
            <text:p>1,40319731479282E+029</text:p>
          </table:table-cell>
          <table:table-cell table:formula="of:=SQRT([.A71])" office:value-type="float" office:value="233.173754955398" calcext:value-type="float">
            <text:p>233,173754955398</text:p>
          </table:table-cell>
          <table:table-cell table:formula="of:=54402636.9959915*POWER([.E71]-[.B71];2)-2355739760" office:value-type="float" office:value="7.58927752127619E+027" calcext:value-type="float">
            <text:p>7,58927752127619E+027</text:p>
          </table:table-cell>
          <table:table-cell table:formula="of:=[.A71]" office:value-type="float" office:value="54370" calcext:value-type="float">
            <text:p>54370</text:p>
          </table:table-cell>
          <table:table-cell table:formula="of:=244127.1667632*POWER([.G71]-[.B71];2)-913175483" office:value-type="float" office:value="3.40559196582321E+025" calcext:value-type="float">
            <text:p>3,40559196582321E+025</text:p>
          </table:table-cell>
          <table:table-cell table:formula="of:=[.A71]*LOG([.A71];2)" office:value-type="float" office:value="855268.546801859" calcext:value-type="float">
            <text:p>855268,546801859</text:p>
          </table:table-cell>
          <table:table-cell table:formula="of:=15527.05586252*POWER([.I71]-[.B71];2)-764568427" office:value-type="float" office:value="2.16574198977731E+024" calcext:value-type="float">
            <text:p>2,16574198977731E+024</text:p>
          </table:table-cell>
          <table:table-cell table:formula="of:=POWER([.A71];2)" office:value-type="float" office:value="2956096900" calcext:value-type="float">
            <text:p>2956096900</text:p>
          </table:table-cell>
          <table:table-cell table:formula="of:=4.00089694*POWER([.K71]-[.B71];2)-251527.22868109" office:value-type="float" office:value="3.13714463712165E+020" calcext:value-type="float">
            <text:p>3,13714463712165E+020</text:p>
          </table:table-cell>
          <table:table-cell table:formula="of:=POWER([.A71];3)" office:value-type="float" office:value="160722988453000" calcext:value-type="float">
            <text:p>160722988453000</text:p>
          </table:table-cell>
          <table:table-cell table:formula="of:=0.0000562466971*POWER([.M71]-[.B71];2)+432141162" office:value-type="float" office:value="1.45274433457171E+024" calcext:value-type="float">
            <text:p>1,45274433457171E+024</text:p>
          </table:table-cell>
          <table:table-cell table:formula="of:=POWER(2;[.A71])" office:value-type="string" office:string-value="" calcext:value-type="error">
            <text:p>#NUM!</text:p>
          </table:table-cell>
          <table:table-cell table:formula="of:=POWER([.B71]-[.O71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71]-[.Q71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59807" calcext:value-type="float">
            <text:p>59807</text:p>
          </table:table-cell>
          <table:table-cell office:value-type="float" office:value="14310012999" calcext:value-type="float">
            <text:p>14310012999</text:p>
          </table:table-cell>
          <table:table-cell table:formula="of:=LOG([.A72];2)" office:value-type="float" office:value="15.8680267314354" calcext:value-type="float">
            <text:p>15,8680267314354</text:p>
          </table:table-cell>
          <table:table-cell table:formula="of:=1005861640*POWER([.C72]-[.B72];2)-913175483" office:value-type="float" office:value="2.05976797534263E+029" calcext:value-type="float">
            <text:p>2,05976797534263E+029</text:p>
          </table:table-cell>
          <table:table-cell table:formula="of:=SQRT([.A72])" office:value-type="float" office:value="244.55469735828" calcext:value-type="float">
            <text:p>244,55469735828</text:p>
          </table:table-cell>
          <table:table-cell table:formula="of:=54402636.9959915*POWER([.E72]-[.B72];2)-2355739760" office:value-type="float" office:value="1.11403796924793E+028" calcext:value-type="float">
            <text:p>1,11403796924793E+028</text:p>
          </table:table-cell>
          <table:table-cell table:formula="of:=[.A72]" office:value-type="float" office:value="59807" calcext:value-type="float">
            <text:p>59807</text:p>
          </table:table-cell>
          <table:table-cell table:formula="of:=244127.1667632*POWER([.G72]-[.B72];2)-913175483" office:value-type="float" office:value="4.9991082070624E+025" calcext:value-type="float">
            <text:p>4,9991082070624E+025</text:p>
          </table:table-cell>
          <table:table-cell table:formula="of:=[.A72]*LOG([.A72];2)" office:value-type="float" office:value="949019.074726957" calcext:value-type="float">
            <text:p>949019,074726957</text:p>
          </table:table-cell>
          <table:table-cell table:formula="of:=15527.05586252*POWER([.I72]-[.B72];2)-764568427" office:value-type="float" office:value="3.17915400495076E+024" calcext:value-type="float">
            <text:p>3,17915400495076E+024</text:p>
          </table:table-cell>
          <table:table-cell table:formula="of:=POWER([.A72];2)" office:value-type="float" office:value="3576877249" calcext:value-type="float">
            <text:p>3576877249</text:p>
          </table:table-cell>
          <table:table-cell table:formula="of:=4.00089694*POWER([.K72]-[.B72];2)-251527.22868109" office:value-type="float" office:value="4.60904139781816E+020" calcext:value-type="float">
            <text:p>4,60904139781816E+020</text:p>
          </table:table-cell>
          <table:table-cell table:formula="of:=POWER([.A72];3)" office:value-type="float" office:value="213922297630943" calcext:value-type="float">
            <text:p>213922297630943</text:p>
          </table:table-cell>
          <table:table-cell table:formula="of:=0.0000562466971*POWER([.M72]-[.B72];2)+432141162" office:value-type="float" office:value="2.5736591485663E+024" calcext:value-type="float">
            <text:p>2,5736591485663E+024</text:p>
          </table:table-cell>
          <table:table-cell table:formula="of:=POWER(2;[.A72])" office:value-type="string" office:string-value="" calcext:value-type="error">
            <text:p>#NUM!</text:p>
          </table:table-cell>
          <table:table-cell table:formula="of:=POWER([.B72]-[.O72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72]-[.Q72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65787" calcext:value-type="float">
            <text:p>65787</text:p>
          </table:table-cell>
          <table:table-cell office:value-type="float" office:value="17311272167" calcext:value-type="float">
            <text:p>17311272167</text:p>
          </table:table-cell>
          <table:table-cell table:formula="of:=LOG([.A73];2)" office:value-type="float" office:value="16.0055149044146" calcext:value-type="float">
            <text:p>16,0055149044146</text:p>
          </table:table-cell>
          <table:table-cell table:formula="of:=1005861640*POWER([.C73]-[.B73];2)-913175483" office:value-type="float" office:value="3.01436760602059E+029" calcext:value-type="float">
            <text:p>3,01436760602059E+029</text:p>
          </table:table-cell>
          <table:table-cell table:formula="of:=SQRT([.A73])" office:value-type="float" office:value="256.489765877705" calcext:value-type="float">
            <text:p>256,489765877705</text:p>
          </table:table-cell>
          <table:table-cell table:formula="of:=54402636.9959915*POWER([.E73]-[.B73];2)-2355739760" office:value-type="float" office:value="1.63033896079985E+028" calcext:value-type="float">
            <text:p>1,63033896079985E+028</text:p>
          </table:table-cell>
          <table:table-cell table:formula="of:=[.A73]" office:value-type="float" office:value="65787" calcext:value-type="float">
            <text:p>65787</text:p>
          </table:table-cell>
          <table:table-cell table:formula="of:=244127.1667632*POWER([.G73]-[.B73];2)-913175483" office:value-type="float" office:value="7.31595084490164E+025" calcext:value-type="float">
            <text:p>7,31595084490164E+025</text:p>
          </table:table-cell>
          <table:table-cell table:formula="of:=[.A73]*LOG([.A73];2)" office:value-type="float" office:value="1052954.80901672" calcext:value-type="float">
            <text:p>1052954,80901672</text:p>
          </table:table-cell>
          <table:table-cell table:formula="of:=15527.05586252*POWER([.I73]-[.B73];2)-764568427" office:value-type="float" office:value="4.65258430065792E+024" calcext:value-type="float">
            <text:p>4,65258430065792E+024</text:p>
          </table:table-cell>
          <table:table-cell table:formula="of:=POWER([.A73];2)" office:value-type="float" office:value="4327929369" calcext:value-type="float">
            <text:p>4327929369</text:p>
          </table:table-cell>
          <table:table-cell table:formula="of:=4.00089694*POWER([.K73]-[.B73];2)-251527.22868109" office:value-type="float" office:value="6.74419955497101E+020" calcext:value-type="float">
            <text:p>6,74419955497101E+020</text:p>
          </table:table-cell>
          <table:table-cell table:formula="of:=POWER([.A73];3)" office:value-type="float" office:value="284721489398403" calcext:value-type="float">
            <text:p>284721489398403</text:p>
          </table:table-cell>
          <table:table-cell table:formula="of:=0.0000562466971*POWER([.M73]-[.B73];2)+432141162" office:value-type="float" office:value="4.55915866223102E+024" calcext:value-type="float">
            <text:p>4,55915866223102E+024</text:p>
          </table:table-cell>
          <table:table-cell table:formula="of:=POWER(2;[.A73])" office:value-type="string" office:string-value="" calcext:value-type="error">
            <text:p>#NUM!</text:p>
          </table:table-cell>
          <table:table-cell table:formula="of:=POWER([.B73]-[.O73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73]-[.Q73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72365" calcext:value-type="float">
            <text:p>72365</text:p>
          </table:table-cell>
          <table:table-cell office:value-type="float" office:value="20963742215" calcext:value-type="float">
            <text:p>20963742215</text:p>
          </table:table-cell>
          <table:table-cell table:formula="of:=LOG([.A74];2)" office:value-type="float" office:value="16.1430044727766" calcext:value-type="float">
            <text:p>16,1430044727766</text:p>
          </table:table-cell>
          <table:table-cell table:formula="of:=1005861640*POWER([.C74]-[.B74];2)-913175483" office:value-type="float" office:value="4.4205455165856E+029" calcext:value-type="float">
            <text:p>4,4205455165856E+029</text:p>
          </table:table-cell>
          <table:table-cell table:formula="of:=SQRT([.A74])" office:value-type="float" office:value="269.007434841493" calcext:value-type="float">
            <text:p>269,007434841493</text:p>
          </table:table-cell>
          <table:table-cell table:formula="of:=54402636.9959915*POWER([.E74]-[.B74];2)-2355739760" office:value-type="float" office:value="2.39087880179529E+028" calcext:value-type="float">
            <text:p>2,39087880179529E+028</text:p>
          </table:table-cell>
          <table:table-cell table:formula="of:=[.A74]" office:value-type="float" office:value="72365" calcext:value-type="float">
            <text:p>72365</text:p>
          </table:table-cell>
          <table:table-cell table:formula="of:=244127.1667632*POWER([.G74]-[.B74];2)-913175483" office:value-type="float" office:value="1.07287897344409E+026" calcext:value-type="float">
            <text:p>1,07287897344409E+026</text:p>
          </table:table-cell>
          <table:table-cell table:formula="of:=[.A74]*LOG([.A74];2)" office:value-type="float" office:value="1168188.51867248" calcext:value-type="float">
            <text:p>1168188,51867248</text:p>
          </table:table-cell>
          <table:table-cell table:formula="of:=15527.05586252*POWER([.I74]-[.B74];2)-764568427" office:value-type="float" office:value="6.8230465465483E+024" calcext:value-type="float">
            <text:p>6,8230465465483E+024</text:p>
          </table:table-cell>
          <table:table-cell table:formula="of:=POWER([.A74];2)" office:value-type="float" office:value="5236693225" calcext:value-type="float">
            <text:p>5236693225</text:p>
          </table:table-cell>
          <table:table-cell table:formula="of:=4.00089694*POWER([.K74]-[.B74];2)-251527.22868109" office:value-type="float" office:value="9.89582128937766E+020" calcext:value-type="float">
            <text:p>9,89582128937766E+020</text:p>
          </table:table-cell>
          <table:table-cell table:formula="of:=POWER([.A74];3)" office:value-type="float" office:value="378953305227125" calcext:value-type="float">
            <text:p>378953305227125</text:p>
          </table:table-cell>
          <table:table-cell table:formula="of:=0.0000562466971*POWER([.M74]-[.B74];2)+432141162" office:value-type="float" office:value="8.07644745507277E+024" calcext:value-type="float">
            <text:p>8,07644745507277E+024</text:p>
          </table:table-cell>
          <table:table-cell table:formula="of:=POWER(2;[.A74])" office:value-type="string" office:string-value="" calcext:value-type="error">
            <text:p>#NUM!</text:p>
          </table:table-cell>
          <table:table-cell table:formula="of:=POWER([.B74]-[.O74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74]-[.Q74];2)" office:value-type="string" office:string-value="" calcext:value-type="error">
            <text:p>#NUM!</text:p>
          </table:table-cell>
        </table:table-row>
        <table:table-row table:style-name="ro3">
          <table:table-cell office:value-type="float" office:value="79601" calcext:value-type="float">
            <text:p>79601</text:p>
          </table:table-cell>
          <table:table-cell office:value-type="float" office:value="25349804475" calcext:value-type="float">
            <text:p>25349804475</text:p>
          </table:table-cell>
          <table:table-cell table:formula="of:=LOG([.A75];2)" office:value-type="float" office:value="16.2804989345141" calcext:value-type="float">
            <text:p>16,2804989345141</text:p>
          </table:table-cell>
          <table:table-cell table:formula="of:=1005861640*POWER([.C75]-[.B75];2)-913175483" office:value-type="float" office:value="6.46379349734475E+029" calcext:value-type="float">
            <text:p>6,46379349734475E+029</text:p>
          </table:table-cell>
          <table:table-cell table:formula="of:=SQRT([.A75])" office:value-type="float" office:value="282.136491790764" calcext:value-type="float">
            <text:p>282,136491790764</text:p>
          </table:table-cell>
          <table:table-cell table:formula="of:=54402636.9959915*POWER([.E75]-[.B75];2)-2355739760" office:value-type="float" office:value="3.49598185171168E+028" calcext:value-type="float">
            <text:p>3,49598185171168E+028</text:p>
          </table:table-cell>
          <table:table-cell table:formula="of:=[.A75]" office:value-type="float" office:value="79601" calcext:value-type="float">
            <text:p>79601</text:p>
          </table:table-cell>
          <table:table-cell table:formula="of:=244127.1667632*POWER([.G75]-[.B75];2)-913175483" office:value-type="float" office:value="1.56878204939208E+026" calcext:value-type="float">
            <text:p>1,56878204939208E+026</text:p>
          </table:table-cell>
          <table:table-cell table:formula="of:=[.A75]*LOG([.A75];2)" office:value-type="float" office:value="1295943.99568626" calcext:value-type="float">
            <text:p>1295943,99568626</text:p>
          </table:table-cell>
          <table:table-cell table:formula="of:=15527.05586252*POWER([.I75]-[.B75];2)-764568427" office:value-type="float" office:value="9.97686137374553E+024" calcext:value-type="float">
            <text:p>9,97686137374553E+024</text:p>
          </table:table-cell>
          <table:table-cell table:formula="of:=POWER([.A75];2)" office:value-type="float" office:value="6336319201" calcext:value-type="float">
            <text:p>6336319201</text:p>
          </table:table-cell>
          <table:table-cell table:formula="of:=4.00089694*POWER([.K75]-[.B75];2)-251527.22868109" office:value-type="float" office:value="1.44637474418987E+021" calcext:value-type="float">
            <text:p>1,44637474418987E+021</text:p>
          </table:table-cell>
          <table:table-cell table:formula="of:=POWER([.A75];3)" office:value-type="float" office:value="504377344718801" calcext:value-type="float">
            <text:p>504377344718801</text:p>
          </table:table-cell>
          <table:table-cell table:formula="of:=0.0000562466971*POWER([.M75]-[.B75];2)+432141162" office:value-type="float" office:value="1.43075249192804E+025" calcext:value-type="float">
            <text:p>1,43075249192804E+025</text:p>
          </table:table-cell>
          <table:table-cell table:formula="of:=POWER(2;[.A75])" office:value-type="string" office:string-value="" calcext:value-type="error">
            <text:p>#NUM!</text:p>
          </table:table-cell>
          <table:table-cell table:formula="of:=POWER([.B75]-[.O75];2)" office:value-type="string" office:string-value="" calcext:value-type="error">
            <text:p>#NUM!</text:p>
          </table:table-cell>
          <table:table-cell office:value-type="float" office:value="1.79769313486232E+308" calcext:value-type="float">
            <text:p>1,79769313486232E+308</text:p>
          </table:table-cell>
          <table:table-cell table:formula="of:=POWER([.B75]-[.Q75];2)" office:value-type="string" office:string-value="" calcext:value-type="error">
            <text:p>#NUM!</text:p>
          </table:table-cell>
        </table:table-row>
        <table:table-row table:style-name="ro1">
          <table:table-cell table:number-columns-repeated="3"/>
          <table:table-cell table:formula="of:=AVERAGE([.D2:.D75])" office:value-type="float" office:value="2.75593345143361E+028" calcext:value-type="float">
            <text:p>2,75593345143361E+028</text:p>
          </table:table-cell>
          <table:table-cell/>
          <table:table-cell table:formula="of:=AVERAGE([.F2:.F75])" office:value-type="float" office:value="1.49056327957487E+027" calcext:value-type="float">
            <text:p>1,49056327957487E+027</text:p>
          </table:table-cell>
          <table:table-cell/>
          <table:table-cell table:formula="of:=AVERAGE([.H2:.H75])" office:value-type="float" office:value="6.68872153601363E+024" calcext:value-type="float">
            <text:p>6,68872153601363E+024</text:p>
          </table:table-cell>
          <table:table-cell/>
          <table:table-cell table:formula="of:=AVERAGE([.J2:.J75])" office:value-type="float" office:value="4.25367635105434E+023" calcext:value-type="float">
            <text:p>4,25367635105434E+023</text:p>
          </table:table-cell>
          <table:table-cell/>
          <table:table-cell table:formula="of:=AVERAGE([.L2:.L75])" office:value-type="float" office:value="6.16694564812141E+019" calcext:value-type="float">
            <text:p>6,16694564812141E+019</text:p>
          </table:table-cell>
          <table:table-cell/>
          <table:table-cell table:formula="of:=AVERAGE([.N2:.N75])" office:value-type="float" office:value="4.43954165039659E+023" calcext:value-type="float">
            <text:p>4,43954165039659E+023</text:p>
          </table:table-cell>
          <table:table-cell table:number-columns-repeated="2"/>
          <table:table-cell table:style-name="Default"/>
          <table:table-cell table:style-name="Good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8:50:54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4T10:42:31.715000000</dc:date>
    <meta:editing-duration>PT1H47S</meta:editing-duration>
    <meta:editing-cycles>5</meta:editing-cycles>
    <meta:generator>LibreOffice/7.0.1.2$Windows_X86_64 LibreOffice_project/7cbcfc562f6eb6708b5ff7d7397325de9e764452</meta:generator>
    <meta:document-statistic meta:table-count="1" meta:cell-count="1348" meta:object-count="0"/>
  </office:meta>
</office:document-meta>
</file>